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2.2972in"/>
    </style:style>
    <style:style style:name="co15" style:family="table-column">
      <style:table-column-properties fo:break-before="auto" style:column-width="0.53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_array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_array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_array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m_array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m_array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4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i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lan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Kin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Bapt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Ritual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Tortu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nal Har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y Qu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an Ny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ssel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d 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c Sha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ed Brother Poque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sio's Appren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uagin Royal High Priest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onite Pri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uan-ti Pri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2" table:number-rows-repeated="39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1" table:number-rows-repeated="16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40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_array.A1"/>
          </calcext:conditional-format>
        </calcext:conditional-formats>
      </table:table>
      <table:table table:name="cre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 =&gt; &quot;;[$creature.$A1];&quot; // &quot;;[$creature.$H1])" office:value-type="string" office:string-value="file, gender, sex, alignment, general, race, class =&gt; file // name" calcext:value-type="string">
            <text:p>file, gender, sex, alignment, general, race, clas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 =&gt; &quot;;[$creature.$A2];&quot; // &quot;;[$creature.$H2])" office:value-type="string" office:string-value="acoldead,  null,  null,  null, 3,  null,  null =&gt; acoldead // Acolyte" calcext:value-type="string">
            <text:p>acoldead, <text:s/>null, <text:s/>null, <text:s/>null, 3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 =&gt; &quot;;[$creature.$A3];&quot; // &quot;;[$creature.$H3])" office:value-type="string" office:string-value="acolpois,  null,  null,  null, 3,  null,  null =&gt; acolpois // Acolyte" calcext:value-type="string">
            <text:p>acolpois, <text:s/>null, <text:s/>null, <text:s/>null, 3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 =&gt; &quot;;[$creature.$A4];&quot; // &quot;;[$creature.$H4])" office:value-type="string" office:string-value="ad1sklm,  null,  null, 34,  null,  null,  null =&gt; ad1sklm // Skeleton" calcext:value-type="string">
            <text:p>ad1sklm, <text:s/>null, <text:s/>null, 34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 =&gt; &quot;;[$creature.$A5];&quot; // &quot;;[$creature.$H5])" office:value-type="string" office:string-value="ad2sklm,  null,  null, 34,  null,  null,  null =&gt; ad2sklm // Skeleton" calcext:value-type="string">
            <text:p>ad2sklm, <text:s/>null, <text:s/>null, 34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 =&gt; &quot;;[$creature.$A6];&quot; // &quot;;[$creature.$H6])" office:value-type="string" office:string-value="ad2sklr,  null,  null, 34,  null,  null,  null =&gt; ad2sklr // Skeleton Archer" calcext:value-type="string">
            <text:p>ad2sklr, <text:s/>null, <text:s/>null, 34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 =&gt; &quot;;[$creature.$A7];&quot; // &quot;;[$creature.$H7])" office:value-type="string" office:string-value="ad2zomb,  null,  null, 34,  null,  null,  null =&gt; ad2zomb // Zombie" calcext:value-type="string">
            <text:p>ad2zomb, <text:s/>null, <text:s/>null, 34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 =&gt; &quot;;[$creature.$A8];&quot; // &quot;;[$creature.$H8])" office:value-type="string" office:string-value="ad3sklm,  null,  null, 34,  null,  null,  null =&gt; ad3sklm // Skeleton" calcext:value-type="string">
            <text:p>ad3sklm, <text:s/>null, <text:s/>null, 34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 =&gt; &quot;;[$creature.$A9];&quot; // &quot;;[$creature.$H9])" office:value-type="string" office:string-value="ad3sklr,  null,  null, 34,  null,  null,  null =&gt; ad3sklr // Skeleton Archer" calcext:value-type="string">
            <text:p>ad3sklr, <text:s/>null, <text:s/>null, 34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 =&gt; &quot;;[$creature.$A10];&quot; // &quot;;[$creature.$H10])" office:value-type="string" office:string-value="ad3zomb,  null,  null, 34,  null,  null,  null =&gt; ad3zomb // Zombie" calcext:value-type="string">
            <text:p>ad3zomb, <text:s/>null, <text:s/>null, 34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 =&gt; &quot;;[$creature.$A11];&quot; // &quot;;[$creature.$H11])" office:value-type="string" office:string-value="ad4sklr,  null,  null, 34,  null,  null,  null =&gt; ad4sklr // Skeleton Archer" calcext:value-type="string">
            <text:p>ad4sklr, <text:s/>null, <text:s/>null, 34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 =&gt; &quot;;[$creature.$A12];&quot; // &quot;;[$creature.$H12])" office:value-type="string" office:string-value="ad4zomb,  null,  null, 34,  null,  null,  null =&gt; ad4zomb // Zombie" calcext:value-type="string">
            <text:p>ad4zomb, <text:s/>null, <text:s/>null, 34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 =&gt; &quot;;[$creature.$A13];&quot; // &quot;;[$creature.$H13])" office:value-type="string" office:string-value="ad5zomb,  null,  null, 34,  null,  null,  null =&gt; ad5zomb // Zombie" calcext:value-type="string">
            <text:p>ad5zomb, <text:s/>null, <text:s/>null, 34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 =&gt; &quot;;[$creature.$A14];&quot; // &quot;;[$creature.$H14])" office:value-type="string" office:string-value="albion,  null,  null,  null,  null,  null, 3 =&gt; albion // Albion" calcext:value-type="string">
            <text:p>albion, <text:s/>null, <text:s/>null, <text:s/>null, <text:s/>null, <text:s/>null, 3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 =&gt; &quot;;[$creature.$A15];&quot; // &quot;;[$creature.$H15])" office:value-type="string" office:string-value="alpheus,  null,  null,  null, 1,  null, 1 =&gt; alpheus // Alpheus" calcext:value-type="string">
            <text:p>alpheus, <text:s/>null, <text:s/>null, <text:s/>null, 1, <text:s/>null, 1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 =&gt; &quot;;[$creature.$A16];&quot; // &quot;;[$creature.$H16])" office:value-type="string" office:string-value="alpheusd,  null,  null,  null, 3,  null, 1 =&gt; alpheusd // Alpheus" calcext:value-type="string">
            <text:p>alpheusd, <text:s/>null, <text:s/>null, <text:s/>null, 3, <text:s/>null, 1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 =&gt; &quot;;[$creature.$A17];&quot; // &quot;;[$creature.$H17])" office:value-type="string" office:string-value="angaar, 1,  null,  null,  null, 1,  null =&gt; angaar // Angaar" calcext:value-type="string">
            <text:p>angaar, 1, <text:s/>null, <text:s/>null, <text:s/>null, 1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 =&gt; &quot;;[$creature.$A18];&quot; // &quot;;[$creature.$H18])" office:value-type="string" office:string-value="arden,  null,  null, 18,  null,  null,  null =&gt; arden // Arden Thurlow" calcext:value-type="string">
            <text:p>arden, <text:s/>null, <text:s/>null, 18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 =&gt; &quot;;[$creature.$A19];&quot; // &quot;;[$creature.$H19])" office:value-type="string" office:string-value="ardend,  null,  null, 18, 3,  null,  null =&gt; ardend // Arden Thurlow" calcext:value-type="string">
            <text:p>ardend, <text:s/>null, <text:s/>null, 18, 3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 =&gt; &quot;;[$creature.$A20];&quot; // &quot;;[$creature.$H20])" office:value-type="string" office:string-value="as1bear, 1,  null,  null,  null,  null,  null =&gt; as1bear // Black Bear" calcext:value-type="string">
            <text:p>as1bear, 1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 =&gt; &quot;;[$creature.$A21];&quot; // &quot;;[$creature.$H21])" office:value-type="string" office:string-value="as1wolf,  null,  null, 34,  null,  null,  null =&gt; as1wolf // Wolf" calcext:value-type="string">
            <text:p>as1wolf, <text:s/>null, <text:s/>null, 34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 =&gt; &quot;;[$creature.$A22];&quot; // &quot;;[$creature.$H22])" office:value-type="string" office:string-value="as2cave, 1,  null,  null,  null,  null,  null =&gt; as2cave // Cave Bear" calcext:value-type="string">
            <text:p>as2cave, 1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 =&gt; &quot;;[$creature.$A23];&quot; // &quot;;[$creature.$H23])" office:value-type="string" office:string-value="as2dire, 1,  null, 34,  null,  null,  null =&gt; as2dire // Dire Wolf" calcext:value-type="string">
            <text:p>as2dire, 1, <text:s/>null, 34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 =&gt; &quot;;[$creature.$A24];&quot; // &quot;;[$creature.$H24])" office:value-type="string" office:string-value="as3polr, 1,  null,  null,  null,  null,  null =&gt; as3polr // Polar Bear" calcext:value-type="string">
            <text:p>as3polr, 1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 =&gt; &quot;;[$creature.$A25];&quot; // &quot;;[$creature.$H25])" office:value-type="string" office:string-value="as3wint,  null, 2, 35,  null,  null,  null =&gt; as3wint // Winter Wolf" calcext:value-type="string">
            <text:p>as3wint, <text:s/>null, 2, 35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 =&gt; &quot;;[$creature.$A26];&quot; // &quot;;[$creature.$H26])" office:value-type="string" office:string-value="badson, 1,  null,  null, 1, 1,  null =&gt; badson // Brother Adson" calcext:value-type="string">
            <text:p>badson, 1, <text:s/>null, <text:s/>null, 1, 1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 =&gt; &quot;;[$creature.$A27];&quot; // &quot;;[$creature.$H27])" office:value-type="string" office:string-value="baldemad, 1,  null,  null, 3,  null,  null =&gt; baldemad // Baldemar Thurlow" calcext:value-type="string">
            <text:p>baldemad, 1, <text:s/>null, <text:s/>null, 3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 =&gt; &quot;;[$creature.$A28];&quot; // &quot;;[$creature.$H28])" office:value-type="string" office:string-value="baldemar, 1,  null,  null, 1,  null,  null =&gt; baldemar // Baldemar Thurlow" calcext:value-type="string">
            <text:p>baldemar, 1, <text:s/>null, <text:s/>null, 1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 =&gt; &quot;;[$creature.$A29];&quot; // &quot;;[$creature.$H29])" office:value-type="string" office:string-value="bar1axe,  null,  null,  null, 1,  null,  null =&gt; bar1axe // Bear Tribe Warrior" calcext:value-type="string">
            <text:p>bar1axe, <text:s/>null, <text:s/>null, <text:s/>null, 1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 =&gt; &quot;;[$creature.$A30];&quot; // &quot;;[$creature.$H30])" office:value-type="string" office:string-value="bar1mce,  null,  null,  null, 1,  null,  null =&gt; bar1mce // Bear Tribe Warrior" calcext:value-type="string">
            <text:p>bar1mce, <text:s/>null, <text:s/>null, <text:s/>null, 1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 =&gt; &quot;;[$creature.$A31];&quot; // &quot;;[$creature.$H31])" office:value-type="string" office:string-value="bar1swd,  null,  null,  null, 1,  null,  null =&gt; bar1swd // Bear Tribe Warrior" calcext:value-type="string">
            <text:p>bar1swd, <text:s/>null, <text:s/>null, <text:s/>null, 1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 =&gt; &quot;;[$creature.$A32];&quot; // &quot;;[$creature.$H32])" office:value-type="string" office:string-value="bar2axe,  null,  null,  null, 1,  null,  null =&gt; bar2axe // Wyrm Tribe Warrior" calcext:value-type="string">
            <text:p>bar2axe, <text:s/>null, <text:s/>null, <text:s/>null, 1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 =&gt; &quot;;[$creature.$A33];&quot; // &quot;;[$creature.$H33])" office:value-type="string" office:string-value="bar2hmr,  null,  null,  null, 1,  null,  null =&gt; bar2hmr // Wyrm Tribe Warrior" calcext:value-type="string">
            <text:p>bar2hmr, <text:s/>null, <text:s/>null, <text:s/>null, 1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 =&gt; &quot;;[$creature.$A34];&quot; // &quot;;[$creature.$H34])" office:value-type="string" office:string-value="bar2swd,  null,  null,  null, 1,  null,  null =&gt; bar2swd // Wyrm Tribe Warrior" calcext:value-type="string">
            <text:p>bar2swd, <text:s/>null, <text:s/>null, <text:s/>null, 1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 =&gt; &quot;;[$creature.$A35];&quot; // &quot;;[$creature.$H35])" office:value-type="string" office:string-value="bar3axe,  null,  null,  null, 1,  null,  null =&gt; bar3axe // Elk Tribe Warrior" calcext:value-type="string">
            <text:p>bar3axe, <text:s/>null, <text:s/>null, <text:s/>null, 1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 =&gt; &quot;;[$creature.$A36];&quot; // &quot;;[$creature.$H36])" office:value-type="string" office:string-value="bar3mce,  null,  null,  null, 1,  null,  null =&gt; bar3mce // Elk Tribe Warrior" calcext:value-type="string">
            <text:p>bar3mce, <text:s/>null, <text:s/>null, <text:s/>null, 1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 =&gt; &quot;;[$creature.$A37];&quot; // &quot;;[$creature.$H37])" office:value-type="string" office:string-value="bar3swd,  null,  null,  null, 1,  null,  null =&gt; bar3swd // Elk Tribe Warrior" calcext:value-type="string">
            <text:p>bar3swd, <text:s/>null, <text:s/>null, <text:s/>null, 1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 =&gt; &quot;;[$creature.$A38];&quot; // &quot;;[$creature.$H38])" office:value-type="string" office:string-value="barkeep,  null,  null, 34,  null,  null,  null =&gt; barkeep // Grisella" calcext:value-type="string">
            <text:p>barkeep, <text:s/>null, <text:s/>null, 34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 =&gt; &quot;;[$creature.$A39];&quot; // &quot;;[$creature.$H39])" office:value-type="string" office:string-value="batcat, 1,  null, 34,  null,  null,  null =&gt; batcat // Bat" calcext:value-type="string">
            <text:p>batcat, 1, <text:s/>null, 34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 =&gt; &quot;;[$creature.$A40];&quot; // &quot;;[$creature.$H40])" office:value-type="string" office:string-value="bbspir, 4,  null, 34,  null, 103,  null =&gt; bbspir // Black Bear Spirit" calcext:value-type="string">
            <text:p>bbspir, 4, <text:s/>null, 34, <text:s/>null, 103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 =&gt; &quot;;[$creature.$A41];&quot; // &quot;;[$creature.$H41])" office:value-type="string" office:string-value="bbspir2,  null,  null,  null,  null, 103,  null =&gt; bbspir2 // unknown" calcext:value-type="string">
            <text:p>bbspir2, <text:s/>null, <text:s/>null, <text:s/>null, <text:s/>null, 103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 =&gt; &quot;;[$creature.$A42];&quot; // &quot;;[$creature.$H42])" office:value-type="string" office:string-value="bearbel, 1,  null,  null,  null,  null,  null =&gt; bearbel // Black Bear" calcext:value-type="string">
            <text:p>bearbel, 1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 =&gt; &quot;;[$creature.$A43];&quot; // &quot;;[$creature.$H43])" office:value-type="string" office:string-value="bearpold, 1,  null,  null, 3,  null,  null =&gt; bearpold // Polar Bear" calcext:value-type="string">
            <text:p>bearpold, 1, <text:s/>null, <text:s/>null, 3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 =&gt; &quot;;[$creature.$A44];&quot; // &quot;;[$creature.$H44])" office:value-type="string" office:string-value="bearpolr, 1,  null,  null,  null,  null,  null =&gt; bearpolr // Polar Bear" calcext:value-type="string">
            <text:p>bearpolr, 1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 =&gt; &quot;;[$creature.$A45];&quot; // &quot;;[$creature.$H45])" office:value-type="string" office:string-value="bedd1,  null,  null, 17,  null,  null,  null =&gt; bedd1 // Sleeping Dwarf" calcext:value-type="string">
            <text:p>bedd1, <text:s/>null, <text:s/>null, 17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 =&gt; &quot;;[$creature.$A46];&quot; // &quot;;[$creature.$H46])" office:value-type="string" office:string-value="beetbomb,  null,  null, 34,  null,  null,  null =&gt; beetbomb // Bombardier Beetle" calcext:value-type="string">
            <text:p>beetbomb, <text:s/>null, <text:s/>null, 34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 =&gt; &quot;;[$creature.$A47];&quot; // &quot;;[$creature.$H47])" office:value-type="string" office:string-value="beetbor,  null,  null, 34,  null,  null,  null =&gt; beetbor // Boring Beetle" calcext:value-type="string">
            <text:p>beetbor, <text:s/>null, <text:s/>null, 34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 =&gt; &quot;;[$creature.$A48];&quot; // &quot;;[$creature.$H48])" office:value-type="string" office:string-value="beetle,  null,  null, 34,  null,  null,  null =&gt; beetle // Beetle" calcext:value-type="string">
            <text:p>beetle, <text:s/>null, <text:s/>null, 34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 =&gt; &quot;;[$creature.$A49];&quot; // &quot;;[$creature.$H49])" office:value-type="string" office:string-value="beetled,  null,  null, 34, 3,  null,  null =&gt; beetled // Beetle" calcext:value-type="string">
            <text:p>beetled, <text:s/>null, <text:s/>null, 34, 3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 =&gt; &quot;;[$creature.$A50];&quot; // &quot;;[$creature.$H50])" office:value-type="string" office:string-value="beetleg,  null,  null, 34,  null,  null,  null =&gt; beetleg // Beetle" calcext:value-type="string">
            <text:p>beetleg, <text:s/>null, <text:s/>null, 34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 =&gt; &quot;;[$creature.$A51];&quot; // &quot;;[$creature.$H51])" office:value-type="string" office:string-value="beetrhin,  null,  null, 34,  null,  null,  null =&gt; beetrhin // Rhinoceros Beetle" calcext:value-type="string">
            <text:p>beetrhin, <text:s/>null, <text:s/>null, 34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 =&gt; &quot;;[$creature.$A52];&quot; // &quot;;[$creature.$H52])" office:value-type="string" office:string-value="belhif, 1,  null,  null, 255,  null,  null =&gt; belhif // Belhifet" calcext:value-type="string">
            <text:p>belhif, 1, <text:s/>null, <text:s/>null, 255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 =&gt; &quot;;[$creature.$A53];&quot; // &quot;;[$creature.$H53])" office:value-type="string" office:string-value="bergclaw, 1,  null,  null,  null,  null,  null =&gt; bergclaw // Bergclaw" calcext:value-type="string">
            <text:p>bergclaw, 1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 =&gt; &quot;;[$creature.$A54];&quot; // &quot;;[$creature.$H54])" office:value-type="string" office:string-value="berserk, 1,  null,  null,  null,  null,  null =&gt; berserk // Berserk Warrior " calcext:value-type="string">
            <text:p>berserk, 1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 =&gt; &quot;;[$creature.$A55];&quot; // &quot;;[$creature.$H55])" office:value-type="string" office:string-value="bharken, 1,  null,  null, 1, 1,  null =&gt; bharken // Brother Harken" calcext:value-type="string">
            <text:p>bharken, 1, <text:s/>null, <text:s/>null, 1, 1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 =&gt; &quot;;[$creature.$A56];&quot; // &quot;;[$creature.$H56])" office:value-type="string" office:string-value="biknight, 4,  null,  null, 255, 255,  null =&gt; biknight // Black Ice Knight" calcext:value-type="string">
            <text:p>biknight, 4, <text:s/>null, <text:s/>null, 255, 255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 =&gt; &quot;;[$creature.$A57];&quot; // &quot;;[$creature.$H57])" office:value-type="string" office:string-value="bird, 1,  null, 34,  null, 255, 255 =&gt; bird // Bird" calcext:value-type="string">
            <text:p>bird, 1, <text:s/>null, 34, <text:s/>null, 255, 255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 =&gt; &quot;;[$creature.$A58];&quot; // &quot;;[$creature.$H58])" office:value-type="string" office:string-value="bknight,  null, 2, 34,  null,  null,  null =&gt; bknight // Black Knight " calcext:value-type="string">
            <text:p>bknight, <text:s/>null, 2, 34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 =&gt; &quot;;[$creature.$A59];&quot; // &quot;;[$creature.$H59])" office:value-type="string" office:string-value="bon8005,  null,  null, 34,  null,  null,  null =&gt; bon8005 // Boneguard Skeleton" calcext:value-type="string">
            <text:p>bon8005, <text:s/>null, <text:s/>null, 34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 =&gt; &quot;;[$creature.$A60];&quot; // &quot;;[$creature.$H60])" office:value-type="string" office:string-value="bon8013,  null,  null, 34,  null,  null,  null =&gt; bon8013 // Boneguard Skeleton" calcext:value-type="string">
            <text:p>bon8013, <text:s/>null, <text:s/>null, 34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 =&gt; &quot;;[$creature.$A61];&quot; // &quot;;[$creature.$H61])" office:value-type="string" office:string-value="bonegard,  null,  null, 34,  null,  null,  null =&gt; bonegard // Boneguard Skeleton" calcext:value-type="string">
            <text:p>bonegard, <text:s/>null, <text:s/>null, 34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 =&gt; &quot;;[$creature.$A62];&quot; // &quot;;[$creature.$H62])" office:value-type="string" office:string-value="bronsen,  null,  null, 34,  null,  null,  null =&gt; bronsen // Bronze Sentry" calcext:value-type="string">
            <text:p>bronsen, <text:s/>null, <text:s/>null, 34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 =&gt; &quot;;[$creature.$A63];&quot; // &quot;;[$creature.$H63])" office:value-type="string" office:string-value="cat,  null,  null, 34,  null,  null,  null =&gt; cat // Cat" calcext:value-type="string">
            <text:p>cat, <text:s/>null, <text:s/>null, 34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 =&gt; &quot;;[$creature.$A64];&quot; // &quot;;[$creature.$H64])" office:value-type="string" office:string-value="chairm1,  null,  null, 34,  null,  null,  null =&gt; chairm1 // Townsperson" calcext:value-type="string">
            <text:p>chairm1, <text:s/>null, <text:s/>null, 34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 =&gt; &quot;;[$creature.$A65];&quot; // &quot;;[$creature.$H65])" office:value-type="string" office:string-value="chairm2,  null,  null, 34,  null,  null,  null =&gt; chairm2 // Townsperson" calcext:value-type="string">
            <text:p>chairm2, <text:s/>null, <text:s/>null, 34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 =&gt; &quot;;[$creature.$A66];&quot; // &quot;;[$creature.$H66])" office:value-type="string" office:string-value="chairm3,  null,  null, 34,  null,  null,  null =&gt; chairm3 // Townsperson" calcext:value-type="string">
            <text:p>chairm3, <text:s/>null, <text:s/>null, 34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 =&gt; &quot;;[$creature.$A67];&quot; // &quot;;[$creature.$H67])" office:value-type="string" office:string-value="chairm4,  null,  null, 34,  null,  null,  null =&gt; chairm4 // Townsperson" calcext:value-type="string">
            <text:p>chairm4, <text:s/>null, <text:s/>null, 34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 =&gt; &quot;;[$creature.$A68];&quot; // &quot;;[$creature.$H68])" office:value-type="string" office:string-value="chicken,  null, 2, 34,  null,  null,  null =&gt; chicken // Chicken" calcext:value-type="string">
            <text:p>chicken, <text:s/>null, 2, 34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 =&gt; &quot;;[$creature.$A69];&quot; // &quot;;[$creature.$H69])" office:value-type="string" office:string-value="churin,  null,  null, 34,  null,  null,  null =&gt; churin // Churin" calcext:value-type="string">
            <text:p>churin, <text:s/>null, <text:s/>null, 34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 =&gt; &quot;;[$creature.$A70];&quot; // &quot;;[$creature.$H70])" office:value-type="string" office:string-value="ckinvst,  null,  null, 34,  null,  null,  null =&gt; ckinvst // Invisible Stalker" calcext:value-type="string">
            <text:p>ckinvst, <text:s/>null, <text:s/>null, 34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 =&gt; &quot;;[$creature.$A71];&quot; // &quot;;[$creature.$H71])" office:value-type="string" office:string-value="conlan, 1,  null,  null,  null,  null,  null =&gt; conlan // Conlan" calcext:value-type="string">
            <text:p>conlan, 1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 =&gt; &quot;;[$creature.$A72];&quot; // &quot;;[$creature.$H72])" office:value-type="string" office:string-value="cook, 1,  null,  null, 1, 1,  null =&gt; cook // Cook" calcext:value-type="string">
            <text:p>cook, 1, <text:s/>null, <text:s/>null, 1, 1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 =&gt; &quot;;[$creature.$A73];&quot; // &quot;;[$creature.$H73])" office:value-type="string" office:string-value="copspir,  null,  null, 34,  null, 255, 255 =&gt; copspir // Planar Spirit" calcext:value-type="string">
            <text:p>copspir, <text:s/>null, <text:s/>null, 34, <text:s/>null, 255, 255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 =&gt; &quot;;[$creature.$A74];&quot; // &quot;;[$creature.$H74])" office:value-type="string" office:string-value="cow, 2, 2,  null,  null,  null,  null =&gt; cow // Cow" calcext:value-type="string">
            <text:p>cow, 2, 2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 =&gt; &quot;;[$creature.$A75];&quot; // &quot;;[$creature.$H75])" office:value-type="string" office:string-value="crypthng,  null,  null,  null, 4, 167,  null =&gt; crypthng // Crypt Thing" calcext:value-type="string">
            <text:p>crypthng, <text:s/>null, <text:s/>null, <text:s/>null, 4, 167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 =&gt; &quot;;[$creature.$A76];&quot; // &quot;;[$creature.$H76])" office:value-type="string" office:string-value="custos, 1,  null, 49,  null,  null,  null =&gt; custos // Custhantos" calcext:value-type="string">
            <text:p>custos, 1, <text:s/>null, 49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 =&gt; &quot;;[$creature.$A77];&quot; // &quot;;[$creature.$H77])" office:value-type="string" office:string-value="cyanimp1,  null,  null, 34,  null,  null,  null =&gt; cyanimp1 // Animated Plate" calcext:value-type="string">
            <text:p>cyanimp1, <text:s/>null, <text:s/>null, 34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 =&gt; &quot;;[$creature.$A78];&quot; // &quot;;[$creature.$H78])" office:value-type="string" office:string-value="cyanimp2,  null,  null, 34,  null,  null,  null =&gt; cyanimp2 // Animated Plate" calcext:value-type="string">
            <text:p>cyanimp2, <text:s/>null, <text:s/>null, 34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 =&gt; &quot;;[$creature.$A79];&quot; // &quot;;[$creature.$H79])" office:value-type="string" office:string-value="cyanimp3,  null,  null, 34,  null,  null,  null =&gt; cyanimp3 // Animated Plate" calcext:value-type="string">
            <text:p>cyanimp3, <text:s/>null, <text:s/>null, 34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 =&gt; &quot;;[$creature.$A80];&quot; // &quot;;[$creature.$H80])" office:value-type="string" office:string-value="cybeetr,  null,  null, 34,  null,  null,  null =&gt; cybeetr // Rhinoceros Beetle" calcext:value-type="string">
            <text:p>cybeetr, <text:s/>null, <text:s/>null, 34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 =&gt; &quot;;[$creature.$A81];&quot; // &quot;;[$creature.$H81])" office:value-type="string" office:string-value="cyclops,  null,  null, 51, 5,  null,  null =&gt; cyclops // Cyclops" calcext:value-type="string">
            <text:p>cyclops, <text:s/>null, <text:s/>null, 51, 5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 =&gt; &quot;;[$creature.$A82];&quot; // &quot;;[$creature.$H82])" office:value-type="string" office:string-value="cyearthe,  null,  null, 34, 5,  null,  null =&gt; cyearthe // Earth Elemental" calcext:value-type="string">
            <text:p>cyearthe, <text:s/>null, <text:s/>null, 34, 5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 =&gt; &quot;;[$creature.$A83];&quot; // &quot;;[$creature.$H83])" office:value-type="string" office:string-value="cyfiree,  null,  null, 34, 5,  null,  null =&gt; cyfiree // Fire Elemental" calcext:value-type="string">
            <text:p>cyfiree, <text:s/>null, <text:s/>null, 34, 5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 =&gt; &quot;;[$creature.$A84];&quot; // &quot;;[$creature.$H84])" office:value-type="string" office:string-value="cymycon,  null,  null, 18,  null,  null,  null =&gt; cymycon // Red Myconid" calcext:value-type="string">
            <text:p>cymycon, <text:s/>null, <text:s/>null, 18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 =&gt; &quot;;[$creature.$A85];&quot; // &quot;;[$creature.$H85])" office:value-type="string" office:string-value="cyshamb, 4,  null,  null, 255, 176, 8 =&gt; cyshamb // Shambler" calcext:value-type="string">
            <text:p>cyshamb, 4, <text:s/>null, <text:s/>null, 255, 176, 8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 =&gt; &quot;;[$creature.$A86];&quot; // &quot;;[$creature.$H86])" office:value-type="string" office:string-value="cywatere,  null,  null, 34, 5,  null,  null =&gt; cywatere // Water Elemental" calcext:value-type="string">
            <text:p>cywatere, <text:s/>null, <text:s/>null, 34, 5, <text:s/>null, <text:s/>null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 =&gt; &quot;;[$creature.$A87];&quot; // &quot;;[$creature.$H87])" office:value-type="string" office:string-value="davin,  null,  null, 34,  null,  null,  null =&gt; davin // Davin" calcext:value-type="string">
            <text:p>davin, <text:s/>null, <text:s/>null, 34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 =&gt; &quot;;[$creature.$A88];&quot; // &quot;;[$creature.$H88])" office:value-type="string" office:string-value="dbar1, 1,  null,  null, 3,  null,  null =&gt; dbar1 // Barbarian Warrior" calcext:value-type="string">
            <text:p>dbar1, 1, <text:s/>null, <text:s/>null, 3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 =&gt; &quot;;[$creature.$A89];&quot; // &quot;;[$creature.$H89])" office:value-type="string" office:string-value="dbar2, 1,  null,  null, 3,  null,  null =&gt; dbar2 // Barbarian Warrior" calcext:value-type="string">
            <text:p>dbar2, 1, <text:s/>null, <text:s/>null, 3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 =&gt; &quot;;[$creature.$A90];&quot; // &quot;;[$creature.$H90])" office:value-type="string" office:string-value="dbar3, 1,  null,  null, 3,  null,  null =&gt; dbar3 // Barbarian Warrior" calcext:value-type="string">
            <text:p>dbar3, 1, <text:s/>null, <text:s/>null, 3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 =&gt; &quot;;[$creature.$A91];&quot; // &quot;;[$creature.$H91])" office:value-type="string" office:string-value="dbar4, 1,  null,  null, 3,  null,  null =&gt; dbar4 // Barbarian Warrior" calcext:value-type="string">
            <text:p>dbar4, 1, <text:s/>null, <text:s/>null, 3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 =&gt; &quot;;[$creature.$A92];&quot; // &quot;;[$creature.$H92])" office:value-type="string" office:string-value="dbar5, 1,  null,  null, 3,  null,  null =&gt; dbar5 // Barbarian Warrior" calcext:value-type="string">
            <text:p>dbar5, 1, <text:s/>null, <text:s/>null, 3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 =&gt; &quot;;[$creature.$A93];&quot; // &quot;;[$creature.$H93])" office:value-type="string" office:string-value="dbar6, 1,  null,  null, 3,  null,  null =&gt; dbar6 // Barbarian Warrior" calcext:value-type="string">
            <text:p>dbar6, 1, <text:s/>null, <text:s/>null, 3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 =&gt; &quot;;[$creature.$A94];&quot; // &quot;;[$creature.$H94])" office:value-type="string" office:string-value="deadvil,  null,  null,  null, 3,  null,  null =&gt; deadvil // Captive Villager" calcext:value-type="string">
            <text:p>deadvil, <text:s/>null, <text:s/>null, <text:s/>null, 3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 =&gt; &quot;;[$creature.$A95];&quot; // &quot;;[$creature.$H95])" office:value-type="string" office:string-value="deadvilf,  null,  null,  null, 3,  null,  null =&gt; deadvilf // Captive Villager" calcext:value-type="string">
            <text:p>deadvilf, <text:s/>null, <text:s/>null, <text:s/>null, 3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 =&gt; &quot;;[$creature.$A96];&quot; // &quot;;[$creature.$H96])" office:value-type="string" office:string-value="deadwolf,  null,  null, 34, 3,  null,  null =&gt; deadwolf // Dog" calcext:value-type="string">
            <text:p>deadwolf, <text:s/>null, <text:s/>null, 34, 3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 =&gt; &quot;;[$creature.$A97];&quot; // &quot;;[$creature.$H97])" office:value-type="string" office:string-value="deddog, 1,  null,  null, 3, 105,  null =&gt; deddog // Jackal" calcext:value-type="string">
            <text:p>deddog, 1, <text:s/>null, <text:s/>null, 3, 105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 =&gt; &quot;;[$creature.$A98];&quot; // &quot;;[$creature.$H98])" office:value-type="string" office:string-value="deepgnun, 1,  null, 33,  null,  null,  null =&gt; deepgnun // Unconscious Deep Gnome" calcext:value-type="string">
            <text:p>deepgnun, 1, <text:s/>null, 33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 =&gt; &quot;;[$creature.$A99];&quot; // &quot;;[$creature.$H99])" office:value-type="string" office:string-value="denaini,  null,  null, 49, 4,  null,  null =&gt; denaini // Denaini" calcext:value-type="string">
            <text:p>denaini, <text:s/>null, <text:s/>null, 49, 4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 =&gt; &quot;;[$creature.$A100];&quot; // &quot;;[$creature.$H100])" office:value-type="string" office:string-value="digby,  null,  null, 34, 1,  null,  null =&gt; digby // Digby" calcext:value-type="string">
            <text:p>digby, <text:s/>null, <text:s/>null, 34, 1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 =&gt; &quot;;[$creature.$A101];&quot; // &quot;;[$creature.$H101])" office:value-type="string" office:string-value="direb, 1,  null,  null,  null, 103,  null =&gt; direb // Dire Bear" calcext:value-type="string">
            <text:p>direb, 1, <text:s/>null, <text:s/>null, <text:s/>null, 103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 =&gt; &quot;;[$creature.$A102];&quot; // &quot;;[$creature.$H102])" office:value-type="string" office:string-value="djinni,  null,  null,  null, 5,  null,  null =&gt; djinni // Djinni" calcext:value-type="string">
            <text:p>djinni, <text:s/>null, <text:s/>null, <text:s/>null, 5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 =&gt; &quot;;[$creature.$A103];&quot; // &quot;;[$creature.$H103])" office:value-type="string" office:string-value="dlbar1a,  null,  null,  null, 1,  null,  null =&gt; dlbar1a // Bear Tribe Warrior" calcext:value-type="string">
            <text:p>dlbar1a, <text:s/>null, <text:s/>null, <text:s/>null, 1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 =&gt; &quot;;[$creature.$A104];&quot; // &quot;;[$creature.$H104])" office:value-type="string" office:string-value="dlbar1m,  null,  null,  null, 1,  null,  null =&gt; dlbar1m // Bear Tribe Warrior" calcext:value-type="string">
            <text:p>dlbar1m, <text:s/>null, <text:s/>null, <text:s/>null, 1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 =&gt; &quot;;[$creature.$A105];&quot; // &quot;;[$creature.$H105])" office:value-type="string" office:string-value="dlbar1s,  null,  null,  null, 1,  null,  null =&gt; dlbar1s // Bear Tribe Warrior" calcext:value-type="string">
            <text:p>dlbar1s, <text:s/>null, <text:s/>null, <text:s/>null, 1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 =&gt; &quot;;[$creature.$A106];&quot; // &quot;;[$creature.$H106])" office:value-type="string" office:string-value="dlbar3a,  null,  null,  null, 1,  null,  null =&gt; dlbar3a // Elk Tribe Warrior" calcext:value-type="string">
            <text:p>dlbar3a, <text:s/>null, <text:s/>null, <text:s/>null, 1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 =&gt; &quot;;[$creature.$A107];&quot; // &quot;;[$creature.$H107])" office:value-type="string" office:string-value="dlbar3m,  null,  null,  null, 1,  null,  null =&gt; dlbar3m // Elk Tribe Warrior" calcext:value-type="string">
            <text:p>dlbar3m, <text:s/>null, <text:s/>null, <text:s/>null, 1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 =&gt; &quot;;[$creature.$A108];&quot; // &quot;;[$creature.$H108])" office:value-type="string" office:string-value="dlbar3s,  null,  null,  null, 1,  null,  null =&gt; dlbar3s // Elk Tribe Warrior" calcext:value-type="string">
            <text:p>dlbar3s, <text:s/>null, <text:s/>null, <text:s/>null, 1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 =&gt; &quot;;[$creature.$A109];&quot; // &quot;;[$creature.$H109])" office:value-type="string" office:string-value="dlbnegrd,  null,  null, 34,  null,  null,  null =&gt; dlbnegrd // Boneguard Skeleton" calcext:value-type="string">
            <text:p>dlbnegrd, <text:s/>null, <text:s/>null, 34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 =&gt; &quot;;[$creature.$A110];&quot; // &quot;;[$creature.$H110])" office:value-type="string" office:string-value="dlbonec,  null,  null, 35,  null,  null,  null =&gt; dlbonec // Bone Scavenger" calcext:value-type="string">
            <text:p>dlbonec, <text:s/>null, <text:s/>null, 35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 =&gt; &quot;;[$creature.$A111];&quot; // &quot;;[$creature.$H111])" office:value-type="string" office:string-value="dlcldaxe,  null,  null, 34, 4, 115,  null =&gt; dlcldaxe // Cold Bones" calcext:value-type="string">
            <text:p>dlcldaxe, <text:s/>null, <text:s/>null, 34, 4, 115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 =&gt; &quot;;[$creature.$A112];&quot; // &quot;;[$creature.$H112])" office:value-type="string" office:string-value="dlcldhnd,  null,  null, 34,  null, 115,  null =&gt; dlcldhnd // Cold Bones" calcext:value-type="string">
            <text:p>dlcldhnd, <text:s/>null, <text:s/>null, 34, <text:s/>null, 115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 =&gt; &quot;;[$creature.$A113];&quot; // &quot;;[$creature.$H113])" office:value-type="string" office:string-value="dlcldmce,  null,  null, 34,  null, 115,  null =&gt; dlcldmce // Cold Bones" calcext:value-type="string">
            <text:p>dlcldmce, <text:s/>null, <text:s/>null, 34, <text:s/>null, 115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 =&gt; &quot;;[$creature.$A114];&quot; // &quot;;[$creature.$H114])" office:value-type="string" office:string-value="dlcldswd,  null,  null, 34,  null, 115,  null =&gt; dlcldswd // Cold Bones" calcext:value-type="string">
            <text:p>dlcldswd, <text:s/>null, <text:s/>null, 34, <text:s/>null, 115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 =&gt; &quot;;[$creature.$A115];&quot; // &quot;;[$creature.$H115])" office:value-type="string" office:string-value="dlfznbne,  null,  null, 34, 4, 115,  null =&gt; dlfznbne // Frozen Bones" calcext:value-type="string">
            <text:p>dlfznbne, <text:s/>null, <text:s/>null, 34, 4, 115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 =&gt; &quot;;[$creature.$A116];&quot; // &quot;;[$creature.$H116])" office:value-type="string" office:string-value="dliceaxe,  null,  null, 34,  null, 115,  null =&gt; dliceaxe // Iced Bones" calcext:value-type="string">
            <text:p>dliceaxe, <text:s/>null, <text:s/>null, 34, <text:s/>null, 115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 =&gt; &quot;;[$creature.$A117];&quot; // &quot;;[$creature.$H117])" office:value-type="string" office:string-value="dlicehnd,  null,  null, 34,  null, 115,  null =&gt; dlicehnd // Iced Bones" calcext:value-type="string">
            <text:p>dlicehnd, <text:s/>null, <text:s/>null, 34, <text:s/>null, 115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 =&gt; &quot;;[$creature.$A118];&quot; // &quot;;[$creature.$H118])" office:value-type="string" office:string-value="dliceswd,  null,  null, 34, 4, 115,  null =&gt; dliceswd // Iced Bones" calcext:value-type="string">
            <text:p>dliceswd, <text:s/>null, <text:s/>null, 34, 4, 115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 =&gt; &quot;;[$creature.$A119];&quot; // &quot;;[$creature.$H119])" office:value-type="string" office:string-value="dlicetr, 1,  null,  null, 5,  null,  null =&gt; dlicetr // Greater Ice Troll" calcext:value-type="string">
            <text:p>dlicetr, 1, <text:s/>null, <text:s/>null, 5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 =&gt; &quot;;[$creature.$A120];&quot; // &quot;;[$creature.$H120])" office:value-type="string" office:string-value="dlscrag, 1,  null,  null, 5,  null,  null =&gt; dlscrag // Scrag" calcext:value-type="string">
            <text:p>dlscrag, 1, <text:s/>null, <text:s/>null, 5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 =&gt; &quot;;[$creature.$A121];&quot; // &quot;;[$creature.$H121])" office:value-type="string" office:string-value="dlsnotr, 1,  null,  null, 5,  null,  null =&gt; dlsnotr // Greater Snow Troll" calcext:value-type="string">
            <text:p>dlsnotr, 1, <text:s/>null, <text:s/>null, 5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 =&gt; &quot;;[$creature.$A122];&quot; // &quot;;[$creature.$H122])" office:value-type="string" office:string-value="dlwater,  null,  null,  null, 5,  null,  null =&gt; dlwater // Water Kin Elemental" calcext:value-type="string">
            <text:p>dlwater, <text:s/>null, <text:s/>null, <text:s/>null, 5, <text:s/>null, <text:s/>null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 =&gt; &quot;;[$creature.$A123];&quot; // &quot;;[$creature.$H123])" office:value-type="string" office:string-value="dlyeti,  null,  null,  null, 5,  null,  null =&gt; dlyeti // Berg Yeti" calcext:value-type="string">
            <text:p>dlyeti, <text:s/>null, <text:s/>null, <text:s/>null, 5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 =&gt; &quot;;[$creature.$A124];&quot; // &quot;;[$creature.$H124])" office:value-type="string" office:string-value="dolan,  null,  null, 34, 1,  null,  null =&gt; dolan // Dolan" calcext:value-type="string">
            <text:p>dolan, <text:s/>null, <text:s/>null, 34, 1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 =&gt; &quot;;[$creature.$A125];&quot; // &quot;;[$creature.$H125])" office:value-type="string" office:string-value="doogal,  null,  null,  null, 1,  null,  null =&gt; doogal // Doogal" calcext:value-type="string">
            <text:p>doogal, <text:s/>null, <text:s/>null, <text:s/>null, 1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 =&gt; &quot;;[$creature.$A126];&quot; // &quot;;[$creature.$H126])" office:value-type="string" office:string-value="drowpm, 1,  null, 51,  null,  null,  null =&gt; drowpm // Priest-Mage of Vhaeraun" calcext:value-type="string">
            <text:p>drowpm, 1, <text:s/>null, 51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 =&gt; &quot;;[$creature.$A127];&quot; // &quot;;[$creature.$H127])" office:value-type="string" office:string-value="drowsor, 1,  null, 51,  null,  null,  null =&gt; drowsor // Drow Sorcerer" calcext:value-type="string">
            <text:p>drowsor, 1, <text:s/>null, 51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 =&gt; &quot;;[$creature.$A128];&quot; // &quot;;[$creature.$H128])" office:value-type="string" office:string-value="drowspe, 1,  null, 51, 1,  null,  null =&gt; drowspe // Drow Spellsword" calcext:value-type="string">
            <text:p>drowspe, 1, <text:s/>null, 51, 1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 =&gt; &quot;;[$creature.$A129];&quot; // &quot;;[$creature.$H129])" office:value-type="string" office:string-value="drowvan, 1,  null, 51, 1,  null,  null =&gt; drowvan // Drow Vanguard" calcext:value-type="string">
            <text:p>drowvan, 1, <text:s/>null, 51, 1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 =&gt; &quot;;[$creature.$A130];&quot; // &quot;;[$creature.$H130])" office:value-type="string" office:string-value="druidbb,  null,  null, 34,  null,  null,  null =&gt; druidbb // Boring Beetle" calcext:value-type="string">
            <text:p>druidbb, <text:s/>null, <text:s/>null, 34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 =&gt; &quot;;[$creature.$A131];&quot; // &quot;;[$creature.$H131])" office:value-type="string" office:string-value="druidee,  null,  null, 34, 5,  null,  null =&gt; druidee // Earth Elemental" calcext:value-type="string">
            <text:p>druidee, <text:s/>null, <text:s/>null, 34, 5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 =&gt; &quot;;[$creature.$A132];&quot; // &quot;;[$creature.$H132])" office:value-type="string" office:string-value="druidfe,  null,  null, 34, 5,  null,  null =&gt; druidfe // Fire Elemental" calcext:value-type="string">
            <text:p>druidfe, <text:s/>null, <text:s/>null, 34, 5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 =&gt; &quot;;[$creature.$A133];&quot; // &quot;;[$creature.$H133])" office:value-type="string" office:string-value="druidpb, 1,  null,  null,  null,  null,  null =&gt; druidpb // Polar Bear" calcext:value-type="string">
            <text:p>druidpb, 1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 =&gt; &quot;;[$creature.$A134];&quot; // &quot;;[$creature.$H134])" office:value-type="string" office:string-value="druidwe,  null,  null, 34, 5,  null,  null =&gt; druidwe // Water Elemental" calcext:value-type="string">
            <text:p>druidwe, <text:s/>null, <text:s/>null, 34, 5, <text:s/>null, <text:s/>null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 =&gt; &quot;;[$creature.$A135];&quot; // &quot;;[$creature.$H135])" office:value-type="string" office:string-value="druidww, 1,  null, 35,  null,  null,  null =&gt; druidww // Winter Wolf" calcext:value-type="string">
            <text:p>druidww, 1, <text:s/>null, 35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 =&gt; &quot;;[$creature.$A136];&quot; // &quot;;[$creature.$H136])" office:value-type="string" office:string-value="dver, 4,  null, 34, 1, 108, 255 =&gt; dver // Corpse" calcext:value-type="string">
            <text:p>dver, 4, <text:s/>null, 34, 1, 108, 255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 =&gt; &quot;;[$creature.$A137];&quot; // &quot;;[$creature.$H137])" office:value-type="string" office:string-value="eagle, 1,  null, 34,  null,  null,  null =&gt; eagle // Eagle" calcext:value-type="string">
            <text:p>eagle, 1, <text:s/>null, 34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 =&gt; &quot;;[$creature.$A138];&quot; // &quot;;[$creature.$H138])" office:value-type="string" office:string-value="ecogre,  null,  null,  null, 5,  null,  null =&gt; ecogre // Ogre" calcext:value-type="string">
            <text:p>ecogre, <text:s/>null, <text:s/>null, <text:s/>null, 5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 =&gt; &quot;;[$creature.$A139];&quot; // &quot;;[$creature.$H139])" office:value-type="string" office:string-value="eecorpse,  null,  null, 34, 3,  null,  null =&gt; eecorpse // Townsperson" calcext:value-type="string">
            <text:p>eecorpse, <text:s/>null, <text:s/>null, 34, 3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 =&gt; &quot;;[$creature.$A140];&quot; // &quot;;[$creature.$H140])" office:value-type="string" office:string-value="eecyc1,  null,  null, 51, 5,  null,  null =&gt; eecyc1 // Cyclops" calcext:value-type="string">
            <text:p>eecyc1, <text:s/>null, <text:s/>null, 51, 5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 =&gt; &quot;;[$creature.$A141];&quot; // &quot;;[$creature.$H141])" office:value-type="string" office:string-value="eele8013,  null,  null, 34, 5,  null,  null =&gt; eele8013 // Earth Elemental" calcext:value-type="string">
            <text:p>eele8013, <text:s/>null, <text:s/>null, 34, 5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 =&gt; &quot;;[$creature.$A142];&quot; // &quot;;[$creature.$H142])" office:value-type="string" office:string-value="eepomab,  null,  null, 19,  null,  null,  null =&gt; eepomab // Pomab" calcext:value-type="string">
            <text:p>eepomab, <text:s/>null, <text:s/>null, 19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 =&gt; &quot;;[$creature.$A143];&quot; // &quot;;[$creature.$H143])" office:value-type="string" office:string-value="eesquirl,  null,  null, 34,  null,  null,  null =&gt; eesquirl // Squirrel" calcext:value-type="string">
            <text:p>eesquirl, <text:s/>null, <text:s/>null, 34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 =&gt; &quot;;[$creature.$A144];&quot; // &quot;;[$creature.$H144])" office:value-type="string" office:string-value="egirl1, 2, 2,  null,  null,  null,  null =&gt; egirl1 // Ahmadora" calcext:value-type="string">
            <text:p>egirl1, 2, 2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 =&gt; &quot;;[$creature.$A145];&quot; // &quot;;[$creature.$H145])" office:value-type="string" office:string-value="egirl2, 2, 2,  null,  null,  null,  null =&gt; egirl2 // Dillsandra" calcext:value-type="string">
            <text:p>egirl2, 2, 2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 =&gt; &quot;;[$creature.$A146];&quot; // &quot;;[$creature.$H146])" office:value-type="string" office:string-value="ehbeetle,  null,  null, 34, 2,  null,  null =&gt; ehbeetle // Beetle" calcext:value-type="string">
            <text:p>ehbeetle, <text:s/>null, <text:s/>null, 34, 2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 =&gt; &quot;;[$creature.$A147];&quot; // &quot;;[$creature.$H147])" office:value-type="string" office:string-value="eldathyf, 2, 2,  null,  null,  null,  null =&gt; eldathyf // Eldathyn" calcext:value-type="string">
            <text:p>eldathyf, 2, 2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 =&gt; &quot;;[$creature.$A148];&quot; // &quot;;[$creature.$H148])" office:value-type="string" office:string-value="elemeart,  null,  null, 34, 5,  null,  null =&gt; elemeart // Earth Elemental" calcext:value-type="string">
            <text:p>elemeart, <text:s/>null, <text:s/>null, 34, 5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 =&gt; &quot;;[$creature.$A149];&quot; // &quot;;[$creature.$H149])" office:value-type="string" office:string-value="elemfire,  null,  null, 34, 5,  null,  null =&gt; elemfire // Fire Elemental" calcext:value-type="string">
            <text:p>elemfire, <text:s/>null, <text:s/>null, 34, 5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 =&gt; &quot;;[$creature.$A150];&quot; // &quot;;[$creature.$H150])" office:value-type="string" office:string-value="elemwat,  null,  null, 34, 5,  null,  null =&gt; elemwat // Water Elemental" calcext:value-type="string">
            <text:p>elemwat, <text:s/>null, <text:s/>null, 34, 5, <text:s/>null, <text:s/>null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 =&gt; &quot;;[$creature.$A151];&quot; // &quot;;[$creature.$H151])" office:value-type="string" office:string-value="elisia,  null,  null, 49,  null, 2,  null =&gt; elisia // Elisia" calcext:value-type="string">
            <text:p>elisia, <text:s/>null, <text:s/>null, 49, <text:s/>null, 2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 =&gt; &quot;;[$creature.$A152];&quot; // &quot;;[$creature.$H152])" office:value-type="string" office:string-value="emmerich,  null,  null, 33, 1, 3,  null =&gt; emmerich // Emmerich Hawk" calcext:value-type="string">
            <text:p>emmerich, <text:s/>null, <text:s/>null, 33, 1, 3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 =&gt; &quot;;[$creature.$A153];&quot; // &quot;;[$creature.$H153])" office:value-type="string" office:string-value="emmrchd,  null,  null, 33, 3, 3,  null =&gt; emmrchd // Emmerich Hawk" calcext:value-type="string">
            <text:p>emmrchd, <text:s/>null, <text:s/>null, 33, 3, 3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 =&gt; &quot;;[$creature.$A154];&quot; // &quot;;[$creature.$H154])" office:value-type="string" office:string-value="erevdead,  null,  null,  null, 3,  null,  null =&gt; erevdead // Erevain Blacksheaf" calcext:value-type="string">
            <text:p>erevdead, <text:s/>null, <text:s/>null, <text:s/>null, 3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 =&gt; &quot;;[$creature.$A155];&quot; // &quot;;[$creature.$H155])" office:value-type="string" office:string-value="erris,  null,  null,  null,  null, 167,  null =&gt; erris // Shade of Sir Erris" calcext:value-type="string">
            <text:p>erris, <text:s/>null, <text:s/>null, <text:s/>null, <text:s/>null, 167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 =&gt; &quot;;[$creature.$A156];&quot; // &quot;;[$creature.$H156])" office:value-type="string" office:string-value="es12erth,  null,  null, 34, 5,  null,  null =&gt; es12erth // Earth Elemental" calcext:value-type="string">
            <text:p>es12erth, <text:s/>null, <text:s/>null, 34, 5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 =&gt; &quot;;[$creature.$A157];&quot; // &quot;;[$creature.$H157])" office:value-type="string" office:string-value="es12fire,  null,  null, 34, 5,  null,  null =&gt; es12fire // Fire Elemental" calcext:value-type="string">
            <text:p>es12fire, <text:s/>null, <text:s/>null, 34, 5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 =&gt; &quot;;[$creature.$A158];&quot; // &quot;;[$creature.$H158])" office:value-type="string" office:string-value="es12watr,  null,  null,  null, 5,  null,  null =&gt; es12watr // Water Elemental" calcext:value-type="string">
            <text:p>es12watr, <text:s/>null, <text:s/>null, <text:s/>null, 5, <text:s/>null, <text:s/>null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 =&gt; &quot;;[$creature.$A159];&quot; // &quot;;[$creature.$H159])" office:value-type="string" office:string-value="es16erth,  null,  null, 34, 5,  null,  null =&gt; es16erth // Earth Elemental" calcext:value-type="string">
            <text:p>es16erth, <text:s/>null, <text:s/>null, 34, 5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 =&gt; &quot;;[$creature.$A160];&quot; // &quot;;[$creature.$H160])" office:value-type="string" office:string-value="es16fire,  null,  null, 34, 5,  null,  null =&gt; es16fire // Fire Elemental" calcext:value-type="string">
            <text:p>es16fire, <text:s/>null, <text:s/>null, 34, 5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 =&gt; &quot;;[$creature.$A161];&quot; // &quot;;[$creature.$H161])" office:value-type="string" office:string-value="es16watr,  null,  null,  null, 5,  null,  null =&gt; es16watr // Water Elemental" calcext:value-type="string">
            <text:p>es16watr, <text:s/>null, <text:s/>null, <text:s/>null, 5, <text:s/>null, <text:s/>null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 =&gt; &quot;;[$creature.$A162];&quot; // &quot;;[$creature.$H162])" office:value-type="string" office:string-value="es20erth,  null,  null, 34, 5,  null,  null =&gt; es20erth // Earth Elemental" calcext:value-type="string">
            <text:p>es20erth, <text:s/>null, <text:s/>null, 34, 5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 =&gt; &quot;;[$creature.$A163];&quot; // &quot;;[$creature.$H163])" office:value-type="string" office:string-value="es20fire,  null,  null, 34, 5,  null,  null =&gt; es20fire // Fire Elemental" calcext:value-type="string">
            <text:p>es20fire, <text:s/>null, <text:s/>null, 34, 5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 =&gt; &quot;;[$creature.$A164];&quot; // &quot;;[$creature.$H164])" office:value-type="string" office:string-value="es20watr,  null,  null,  null, 5,  null,  null =&gt; es20watr // Water Elemental" calcext:value-type="string">
            <text:p>es20watr, <text:s/>null, <text:s/>null, <text:s/>null, 5, <text:s/>null, <text:s/>null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 =&gt; &quot;;[$creature.$A165];&quot; // &quot;;[$creature.$H165])" office:value-type="string" office:string-value="es24erth,  null,  null, 34, 5,  null,  null =&gt; es24erth // Earth Elemental" calcext:value-type="string">
            <text:p>es24erth, <text:s/>null, <text:s/>null, 34, 5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 =&gt; &quot;;[$creature.$A166];&quot; // &quot;;[$creature.$H166])" office:value-type="string" office:string-value="es24fire,  null,  null, 34, 5,  null,  null =&gt; es24fire // Fire Elemental" calcext:value-type="string">
            <text:p>es24fire, <text:s/>null, <text:s/>null, 34, 5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 =&gt; &quot;;[$creature.$A167];&quot; // &quot;;[$creature.$H167])" office:value-type="string" office:string-value="es24watr,  null,  null,  null, 5,  null,  null =&gt; es24watr // Water Elemental" calcext:value-type="string">
            <text:p>es24watr, <text:s/>null, <text:s/>null, <text:s/>null, 5, <text:s/>null, <text:s/>null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 =&gt; &quot;;[$creature.$A168];&quot; // &quot;;[$creature.$H168])" office:value-type="string" office:string-value="es8erth,  null,  null, 34, 5,  null,  null =&gt; es8erth // Earth Elemental" calcext:value-type="string">
            <text:p>es8erth, <text:s/>null, <text:s/>null, 34, 5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 =&gt; &quot;;[$creature.$A169];&quot; // &quot;;[$creature.$H169])" office:value-type="string" office:string-value="es8fire,  null,  null, 34, 5,  null,  null =&gt; es8fire // Fire Elemental" calcext:value-type="string">
            <text:p>es8fire, <text:s/>null, <text:s/>null, 34, 5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 =&gt; &quot;;[$creature.$A170];&quot; // &quot;;[$creature.$H170])" office:value-type="string" office:string-value="es8watr,  null,  null, 34, 5,  null,  null =&gt; es8watr // Water Elemental" calcext:value-type="string">
            <text:p>es8watr, <text:s/>null, <text:s/>null, 34, 5, <text:s/>null, <text:s/>null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 =&gt; &quot;;[$creature.$A171];&quot; // &quot;;[$creature.$H171])" office:value-type="string" office:string-value="esmerth,  null,  null, 34, 5,  null,  null =&gt; esmerth // Earth Elemental" calcext:value-type="string">
            <text:p>esmerth, <text:s/>null, <text:s/>null, 34, 5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 =&gt; &quot;;[$creature.$A172];&quot; // &quot;;[$creature.$H172])" office:value-type="string" office:string-value="ettin,  null,  null, 51, 5, 153,  null =&gt; ettin // Ettin" calcext:value-type="string">
            <text:p>ettin, <text:s/>null, <text:s/>null, 51, 5, 153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 =&gt; &quot;;[$creature.$A173];&quot; // &quot;;[$creature.$H173])" office:value-type="string" office:string-value="fmcapvil, 1, 1,  null,  null,  null,  null =&gt; fmcapvil // Captive Villager" calcext:value-type="string">
            <text:p>fmcapvil, 1, 1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 =&gt; &quot;;[$creature.$A174];&quot; // &quot;;[$creature.$H174])" office:value-type="string" office:string-value="frostbit, 1,  null,  null,  null,  null,  null =&gt; frostbit // Frostbite" calcext:value-type="string">
            <text:p>frostbit, 1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 =&gt; &quot;;[$creature.$A175];&quot; // &quot;;[$creature.$H175])" office:value-type="string" office:string-value="gareth,  null,  null, 34,  null,  null,  null =&gt; gareth // Gareth" calcext:value-type="string">
            <text:p>gareth, <text:s/>null, <text:s/>null, 34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 =&gt; &quot;;[$creature.$A176];&quot; // &quot;;[$creature.$H176])" office:value-type="string" office:string-value="gaspar,  null,  null, 34,  null,  null,  null =&gt; gaspar // Gaspar" calcext:value-type="string">
            <text:p>gaspar, <text:s/>null, <text:s/>null, 34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 =&gt; &quot;;[$creature.$A177];&quot; // &quot;;[$creature.$H177])" office:value-type="string" office:string-value="gbard,  null,  null,  null,  null, 1,  null =&gt; gbard // Luremaster" calcext:value-type="string">
            <text:p>gbard, <text:s/>null, <text:s/>null, <text:s/>null, <text:s/>null, 1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 =&gt; &quot;;[$creature.$A178];&quot; // &quot;;[$creature.$H178])" office:value-type="string" office:string-value="geddian,  null,  null,  null,  null, 167,  null =&gt; geddian // Shade of Sir Geddian" calcext:value-type="string">
            <text:p>geddian, <text:s/>null, <text:s/>null, <text:s/>null, <text:s/>null, 167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 =&gt; &quot;;[$creature.$A179];&quot; // &quot;;[$creature.$H179])" office:value-type="string" office:string-value="geezer,  null,  null, 34,  null,  null,  null =&gt; geezer // Townsperson" calcext:value-type="string">
            <text:p>geezer, <text:s/>null, <text:s/>null, 34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 =&gt; &quot;;[$creature.$A180];&quot; // &quot;;[$creature.$H180])" office:value-type="string" office:string-value="gelarith, 1,  null, 49, 4,  null,  null =&gt; gelarith // Gelarith" calcext:value-type="string">
            <text:p>gelarith, 1, <text:s/>null, 49, 4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 =&gt; &quot;;[$creature.$A181];&quot; // &quot;;[$creature.$H181])" office:value-type="string" office:string-value="ghast,  null,  null, 51,  null,  null,  null =&gt; ghast // Ghast" calcext:value-type="string">
            <text:p>ghast, <text:s/>null, <text:s/>null, 51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 =&gt; &quot;;[$creature.$A182];&quot; // &quot;;[$creature.$H182])" office:value-type="string" office:string-value="ghereg,  null,  null,  null, 5,  null,  null =&gt; ghereg // Ghereg" calcext:value-type="string">
            <text:p>ghereg, <text:s/>null, <text:s/>null, <text:s/>null, 5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 =&gt; &quot;;[$creature.$A183];&quot; // &quot;;[$creature.$H183])" office:value-type="string" office:string-value="ghost,  null,  null, 19,  null, 167,  null =&gt; ghost // Ghost" calcext:value-type="string">
            <text:p>ghost, <text:s/>null, <text:s/>null, 19, <text:s/>null, 167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 =&gt; &quot;;[$creature.$A184];&quot; // &quot;;[$creature.$H184])" office:value-type="string" office:string-value="ghoul,  null,  null, 51,  null,  null,  null =&gt; ghoul // Ghoul" calcext:value-type="string">
            <text:p>ghoul, <text:s/>null, <text:s/>null, 51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 =&gt; &quot;;[$creature.$A185];&quot; // &quot;;[$creature.$H185])" office:value-type="string" office:string-value="ghoul2,  null,  null, 51,  null,  null,  null =&gt; ghoul2 // Ghoul" calcext:value-type="string">
            <text:p>ghoul2, <text:s/>null, <text:s/>null, 51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 =&gt; &quot;;[$creature.$A186];&quot; // &quot;;[$creature.$H186])" office:value-type="string" office:string-value="giantfg, 1,  null, 51, 5,  null,  null =&gt; giantfg // Frost Giant Guard" calcext:value-type="string">
            <text:p>giantfg, 1, <text:s/>null, 51, 5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 =&gt; &quot;;[$creature.$A187];&quot; // &quot;;[$creature.$H187])" office:value-type="string" office:string-value="giantfi2,  null,  null, 19, 5,  null,  null =&gt; giantfi2 // Fire Giant" calcext:value-type="string">
            <text:p>giantfi2, <text:s/>null, <text:s/>null, 19, 5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 =&gt; &quot;;[$creature.$A188];&quot; // &quot;;[$creature.$H188])" office:value-type="string" office:string-value="giantfir,  null,  null, 19, 5,  null,  null =&gt; giantfir // Fire Giant" calcext:value-type="string">
            <text:p>giantfir, <text:s/>null, <text:s/>null, 19, 5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 =&gt; &quot;;[$creature.$A189];&quot; // &quot;;[$creature.$H189])" office:value-type="string" office:string-value="giantfn, 1,  null, 51, 5,  null,  null =&gt; giantfn // Frost Giant" calcext:value-type="string">
            <text:p>giantfn, 1, <text:s/>null, 51, 5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 =&gt; &quot;;[$creature.$A190];&quot; // &quot;;[$creature.$H190])" office:value-type="string" office:string-value="giantfro, 1,  null, 51, 5,  null,  null =&gt; giantfro // Frost Giant" calcext:value-type="string">
            <text:p>giantfro, 1, <text:s/>null, 51, 5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 =&gt; &quot;;[$creature.$A191];&quot; // &quot;;[$creature.$H191])" office:value-type="string" office:string-value="giantfs, 1,  null, 51, 5,  null,  null =&gt; giantfs // Joril's Bodyguard" calcext:value-type="string">
            <text:p>giantfs, 1, <text:s/>null, 51, 5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 =&gt; &quot;;[$creature.$A192];&quot; // &quot;;[$creature.$H192])" office:value-type="string" office:string-value="gisbomb,  null,  null, 34,  null,  null,  null =&gt; gisbomb // Bombardier Beetle" calcext:value-type="string">
            <text:p>gisbomb, <text:s/>null, <text:s/>null, 34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 =&gt; &quot;;[$creature.$A193];&quot; // &quot;;[$creature.$H193])" office:value-type="string" office:string-value="gisborb,  null,  null, 34,  null,  null,  null =&gt; gisborb // Boring Beetle" calcext:value-type="string">
            <text:p>gisborb, <text:s/>null, <text:s/>null, 34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 =&gt; &quot;;[$creature.$A194];&quot; // &quot;;[$creature.$H194])" office:value-type="string" office:string-value="gobehq1, 1,  null, 19, 1,  null,  null =&gt; gobehq1 // Goblin Elite" calcext:value-type="string">
            <text:p>gobehq1, 1, <text:s/>null, 19, 1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 =&gt; &quot;;[$creature.$A195];&quot; // &quot;;[$creature.$H195])" office:value-type="string" office:string-value="goblinad,  null,  null,  null, 3,  null,  null =&gt; goblinad // Goblin Archer" calcext:value-type="string">
            <text:p>goblinad, <text:s/>null, <text:s/>null, <text:s/>null, 3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 =&gt; &quot;;[$creature.$A196];&quot; // &quot;;[$creature.$H196])" office:value-type="string" office:string-value="goblind,  null,  null,  null, 3,  null,  null =&gt; goblind // Goblin" calcext:value-type="string">
            <text:p>goblind, <text:s/>null, <text:s/>null, <text:s/>null, 3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 =&gt; &quot;;[$creature.$A197];&quot; // &quot;;[$creature.$H197])" office:value-type="string" office:string-value="goboaxe, 1,  null, 19, 1,  null,  null =&gt; goboaxe // Goblin" calcext:value-type="string">
            <text:p>goboaxe, 1, <text:s/>null, 19, 1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 =&gt; &quot;;[$creature.$A198];&quot; // &quot;;[$creature.$H198])" office:value-type="string" office:string-value="gobobow, 1,  null, 19, 1,  null,  null =&gt; gobobow // Goblin" calcext:value-type="string">
            <text:p>gobobow, 1, <text:s/>null, 19, 1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 =&gt; &quot;;[$creature.$A199];&quot; // &quot;;[$creature.$H199])" office:value-type="string" office:string-value="gorg, 1,  null, 51, 5,  null,  null =&gt; gorg // Gorg" calcext:value-type="string">
            <text:p>gorg, 1, <text:s/>null, 51, 5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 =&gt; &quot;;[$creature.$A200];&quot; // &quot;;[$creature.$H200])" office:value-type="string" office:string-value="hailee,  null,  null,  null, 1,  null,  null =&gt; hailee // Hailee Dunn" calcext:value-type="string">
            <text:p>hailee, <text:s/>null, <text:s/>null, <text:s/>null, 1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 =&gt; &quot;;[$creature.$A201];&quot; // &quot;;[$creature.$H201])" office:value-type="string" office:string-value="haileeh,  null,  null,  null, 1,  null,  null =&gt; haileeh // Hailee Dunn" calcext:value-type="string">
            <text:p>haileeh, <text:s/>null, <text:s/>null, <text:s/>null, 1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 =&gt; &quot;;[$creature.$A202];&quot; // &quot;;[$creature.$H202])" office:value-type="string" office:string-value="hermit, 1,  null, 34, 1, 1,  null =&gt; hermit // Hermit" calcext:value-type="string">
            <text:p>hermit, 1, <text:s/>null, 34, 1, 1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 =&gt; &quot;;[$creature.$A203];&quot; // &quot;;[$creature.$H203])" office:value-type="string" office:string-value="higharch, 1,  null,  null,  null,  null,  null =&gt; higharch // High Archer" calcext:value-type="string">
            <text:p>higharch, 1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 =&gt; &quot;;[$creature.$A204];&quot; // &quot;;[$creature.$H204])" office:value-type="string" office:string-value="highbapt, 1,  null,  null,  null,  null, 3 =&gt; highbapt // The High Baptist" calcext:value-type="string">
            <text:p>highbapt, 1, <text:s/>null, <text:s/>null, <text:s/>null, <text:s/>null, 3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 =&gt; &quot;;[$creature.$A205];&quot; // &quot;;[$creature.$H205])" office:value-type="string" office:string-value="highritu, 1,  null,  null,  null,  null, 3 =&gt; highritu // The High Ritualist" calcext:value-type="string">
            <text:p>highritu, 1, <text:s/>null, <text:s/>null, <text:s/>null, <text:s/>null, 3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 =&gt; &quot;;[$creature.$A206];&quot; // &quot;;[$creature.$H206])" office:value-type="string" office:string-value="highsumm, 1,  null,  null,  null,  null, 3 =&gt; highsumm // The High Summoner" calcext:value-type="string">
            <text:p>highsumm, 1, <text:s/>null, <text:s/>null, <text:s/>null, <text:s/>null, 3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 =&gt; &quot;;[$creature.$A207];&quot; // &quot;;[$creature.$H207])" office:value-type="string" office:string-value="hightort, 1,  null,  null,  null,  null, 3 =&gt; hightort // The High Torturer" calcext:value-type="string">
            <text:p>hightort, 1, <text:s/>null, <text:s/>null, <text:s/>null, <text:s/>null, 3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 =&gt; &quot;;[$creature.$A208];&quot; // &quot;;[$creature.$H208])" office:value-type="string" office:string-value="hildreth,  null,  null,  null,  null, 4,  null =&gt; hildreth // Hildreth Highhammer" calcext:value-type="string">
            <text:p>hildreth, <text:s/>null, <text:s/>null, <text:s/>null, <text:s/>null, 4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 =&gt; &quot;;[$creature.$A209];&quot; // &quot;;[$creature.$H209])" office:value-type="string" office:string-value="histach,  null,  null, 51,  null,  null,  null =&gt; histach // Histachii" calcext:value-type="string">
            <text:p>histach, <text:s/>null, <text:s/>null, 51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 =&gt; &quot;;[$creature.$A210];&quot; // &quot;;[$creature.$H210])" office:value-type="string" office:string-value="hjollder,  null,  null, 18,  null,  null,  null =&gt; hjollder // Hjollder" calcext:value-type="string">
            <text:p>hjollder, <text:s/>null, <text:s/>null, 18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 =&gt; &quot;;[$creature.$A211];&quot; // &quot;;[$creature.$H211])" office:value-type="string" office:string-value="hjolldrh,  null,  null, 18,  null,  null,  null =&gt; hjolldrh // Hjollder" calcext:value-type="string">
            <text:p>hjolldrh, <text:s/>null, <text:s/>null, 18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 =&gt; &quot;;[$creature.$A212];&quot; // &quot;;[$creature.$H212])" office:value-type="string" office:string-value="hobart,  null,  null, 19,  null, 178,  null =&gt; hobart // Hobart Stubbletoes" calcext:value-type="string">
            <text:p>hobart, <text:s/>null, <text:s/>null, 19, <text:s/>null, 178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 =&gt; &quot;;[$creature.$A213];&quot; // &quot;;[$creature.$H213])" office:value-type="string" office:string-value="hobart2,  null,  null, 19,  null, 178,  null =&gt; hobart2 // Hobart Stubbletoes" calcext:value-type="string">
            <text:p>hobart2, <text:s/>null, <text:s/>null, 19, <text:s/>null, 178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 =&gt; &quot;;[$creature.$A214];&quot; // &quot;;[$creature.$H214])" office:value-type="string" office:string-value="hobartf, 1,  null,  null,  null,  null,  null =&gt; hobartf // Hobart Stubbletoes" calcext:value-type="string">
            <text:p>hobartf, 1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 =&gt; &quot;;[$creature.$A215];&quot; // &quot;;[$creature.$H215])" office:value-type="string" office:string-value="hobarth,  null,  null, 19,  null, 178,  null =&gt; hobarth // Hobart Stubbletoes" calcext:value-type="string">
            <text:p>hobarth, <text:s/>null, <text:s/>null, 19, <text:s/>null, 178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 =&gt; &quot;;[$creature.$A216];&quot; // &quot;;[$creature.$H216])" office:value-type="string" office:string-value="horse,  null,  null, 34,  null,  null,  null =&gt; horse // Horse" calcext:value-type="string">
            <text:p>horse, <text:s/>null, <text:s/>null, 34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 =&gt; &quot;;[$creature.$A217];&quot; // &quot;;[$creature.$H217])" office:value-type="string" office:string-value="hrpinf,  null,  null,  null,  null,  null, 1 =&gt; hrpinf // Infernal Harpy" calcext:value-type="string">
            <text:p>hrpinf, <text:s/>null, <text:s/>null, <text:s/>null, <text:s/>null, <text:s/>null, 1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 =&gt; &quot;;[$creature.$A218];&quot; // &quot;;[$creature.$H218])" office:value-type="string" office:string-value="hrpmat,  null,  null,  null,  null,  null, 7 =&gt; hrpmat // Harpy Queen" calcext:value-type="string">
            <text:p>hrpmat, <text:s/>null, <text:s/>null, <text:s/>null, <text:s/>null, <text:s/>null, 7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 =&gt; &quot;;[$creature.$A219];&quot; // &quot;;[$creature.$H219])" office:value-type="string" office:string-value="invissal,  null,  null, 51,  null,  null,  null =&gt; invissal // Frost Salamander" calcext:value-type="string">
            <text:p>invissal, <text:s/>null, <text:s/>null, 51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 =&gt; &quot;;[$creature.$A220];&quot; // &quot;;[$creature.$H220])" office:value-type="string" office:string-value="invistrl, 1,  null, 51, 5,  null,  null =&gt; invistrl // Snow Troll" calcext:value-type="string">
            <text:p>invistrl, 1, <text:s/>null, 51, 5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 =&gt; &quot;;[$creature.$A221];&quot; // &quot;;[$creature.$H221])" office:value-type="string" office:string-value="invstlk,  null,  null, 34,  null,  null,  null =&gt; invstlk // Invisible Stalker" calcext:value-type="string">
            <text:p>invstlk, <text:s/>null, <text:s/>null, 34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 =&gt; &quot;;[$creature.$A222];&quot; // &quot;;[$creature.$H222])" office:value-type="string" office:string-value="jemel,  null,  null, 34,  null, 3,  null =&gt; jemel // Jemeliah" calcext:value-type="string">
            <text:p>jemel, <text:s/>null, <text:s/>null, 34, <text:s/>null, 3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 =&gt; &quot;;[$creature.$A223];&quot; // &quot;;[$creature.$H223])" office:value-type="string" office:string-value="jkldog, 1,  null,  null, 2, 105,  null =&gt; jkldog // Jackal" calcext:value-type="string">
            <text:p>jkldog, 1, <text:s/>null, <text:s/>null, 2, 105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 =&gt; &quot;;[$creature.$A224];&quot; // &quot;;[$creature.$H224])" office:value-type="string" office:string-value="jklgtr,  null,  null,  null, 1,  null,  null =&gt; jklgtr // Greater Jackal" calcext:value-type="string">
            <text:p>jklgtr, <text:s/>null, <text:s/>null, <text:s/>null, 1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 =&gt; &quot;;[$creature.$A225];&quot; // &quot;;[$creature.$H225])" office:value-type="string" office:string-value="jklldr,  null,  null,  null, 1,  null,  null =&gt; jklldr // Jackal Pack Leader" calcext:value-type="string">
            <text:p>jklldr, <text:s/>null, <text:s/>null, <text:s/>null, 1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 =&gt; &quot;;[$creature.$A226];&quot; // &quot;;[$creature.$H226])" office:value-type="string" office:string-value="jklshm,  null,  null,  null,  null, 255,  null =&gt; jklshm // Jackal Shaman" calcext:value-type="string">
            <text:p>jklshm, <text:s/>null, <text:s/>null, <text:s/>null, <text:s/>null, 255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 =&gt; &quot;;[$creature.$A227];&quot; // &quot;;[$creature.$H227])" office:value-type="string" office:string-value="jklsum,  null, 2,  null,  null, 255,  null =&gt; jklsum // Summoner" calcext:value-type="string">
            <text:p>jklsum, <text:s/>null, 2, <text:s/>null, <text:s/>null, 255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 =&gt; &quot;;[$creature.$A228];&quot; // &quot;;[$creature.$H228])" office:value-type="string" office:string-value="jklwar,  null,  null,  null, 1,  null,  null =&gt; jklwar // Jackal Warrior" calcext:value-type="string">
            <text:p>jklwar, <text:s/>null, <text:s/>null, <text:s/>null, 1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 =&gt; &quot;;[$creature.$A229];&quot; // &quot;;[$creature.$H229])" office:value-type="string" office:string-value="joril, 1,  null, 51, 5,  null,  null =&gt; joril // Joril" calcext:value-type="string">
            <text:p>joril, 1, <text:s/>null, 51, 5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 =&gt; &quot;;[$creature.$A230];&quot; // &quot;;[$creature.$H230])" office:value-type="string" office:string-value="kalabac, 1,  null, 34, 1, 1, 255 =&gt; kalabac // Corpse" calcext:value-type="string">
            <text:p>kalabac, 1, <text:s/>null, 34, 1, 1, 255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 =&gt; &quot;;[$creature.$A231];&quot; // &quot;;[$creature.$H231])" office:value-type="string" office:string-value="kaorog, 1,  null, 19, 1,  null,  null =&gt; kaorog // Neo Orog" calcext:value-type="string">
            <text:p>kaorog, 1, <text:s/>null, 19, 1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 =&gt; &quot;;[$creature.$A232];&quot; // &quot;;[$creature.$H232])" office:value-type="string" office:string-value="kaoroge, 1,  null, 19, 1,  null,  null =&gt; kaoroge // Neo Orog Marauder" calcext:value-type="string">
            <text:p>kaoroge, 1, <text:s/>null, 19, 1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 =&gt; &quot;;[$creature.$A233];&quot; // &quot;;[$creature.$H233])" office:value-type="string" office:string-value="karrl,  null,  null, 34,  null, 3,  null =&gt; karrl // Karrl" calcext:value-type="string">
            <text:p>karrl, <text:s/>null, <text:s/>null, 34, <text:s/>null, 3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 =&gt; &quot;;[$creature.$A234];&quot; // &quot;;[$creature.$H234])" office:value-type="string" office:string-value="katown1,  null,  null, 34,  null, 1,  null =&gt; katown1 // Townsperson" calcext:value-type="string">
            <text:p>katown1, <text:s/>null, <text:s/>null, 34, <text:s/>null, 1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 =&gt; &quot;;[$creature.$A235];&quot; // &quot;;[$creature.$H235])" office:value-type="string" office:string-value="katown2,  null,  null, 34,  null, 1,  null =&gt; katown2 // Townsperson" calcext:value-type="string">
            <text:p>katown2, <text:s/>null, <text:s/>null, 34, <text:s/>null, 1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 =&gt; &quot;;[$creature.$A236];&quot; // &quot;;[$creature.$H236])" office:value-type="string" office:string-value="katown3,  null,  null, 34,  null, 1,  null =&gt; katown3 // Townsperson" calcext:value-type="string">
            <text:p>katown3, <text:s/>null, <text:s/>null, 34, <text:s/>null, 1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 =&gt; &quot;;[$creature.$A237];&quot; // &quot;;[$creature.$H237])" office:value-type="string" office:string-value="kaylessa,  null, 2, 49,  null,  null,  null =&gt; kaylessa // Kaylessa" calcext:value-type="string">
            <text:p>kaylessa, <text:s/>null, 2, 49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 =&gt; &quot;;[$creature.$A238];&quot; // &quot;;[$creature.$H238])" office:value-type="string" office:string-value="keanimph,  null,  null, 34,  null,  null,  null =&gt; keanimph // Animated Plate" calcext:value-type="string">
            <text:p>keanimph, <text:s/>null, <text:s/>null, 34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 =&gt; &quot;;[$creature.$A239];&quot; // &quot;;[$creature.$H239])" office:value-type="string" office:string-value="kieran,  null,  null,  null,  null,  null, 1 =&gt; kieran // Kieran Nye" calcext:value-type="string">
            <text:p>kieran, <text:s/>null, <text:s/>null, <text:s/>null, <text:s/>null, <text:s/>null, 1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 =&gt; &quot;;[$creature.$A240];&quot; // &quot;;[$creature.$H240])" office:value-type="string" office:string-value="kontik,  null, 2,  null,  null,  null,  null =&gt; kontik // Kontik" calcext:value-type="string">
            <text:p>kontik, <text:s/>null, 2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 =&gt; &quot;;[$creature.$A241];&quot; // &quot;;[$creature.$H241])" office:value-type="string" office:string-value="kress,  null,  null,  null, 4, 167, 2 =&gt; kress // Kresselack" calcext:value-type="string">
            <text:p>kress, <text:s/>null, <text:s/>null, <text:s/>null, 4, 167, 2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 =&gt; &quot;;[$creature.$A242];&quot; // &quot;;[$creature.$H242])" office:value-type="string" office:string-value="ktghl1,  null,  null, 51,  null,  null,  null =&gt; ktghl1 // Ghoul" calcext:value-type="string">
            <text:p>ktghl1, <text:s/>null, <text:s/>null, 51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 =&gt; &quot;;[$creature.$A243];&quot; // &quot;;[$creature.$H243])" office:value-type="string" office:string-value="ktgst1,  null,  null, 51,  null,  null,  null =&gt; ktgst1 // Ghast" calcext:value-type="string">
            <text:p>ktgst1, <text:s/>null, <text:s/>null, 51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 =&gt; &quot;;[$creature.$A244];&quot; // &quot;;[$creature.$H244])" office:value-type="string" office:string-value="ktmum1,  null,  null, 19,  null,  null,  null =&gt; ktmum1 // Mummy" calcext:value-type="string">
            <text:p>ktmum1, <text:s/>null, <text:s/>null, 19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 =&gt; &quot;;[$creature.$A245];&quot; // &quot;;[$creature.$H245])" office:value-type="string" office:string-value="ktsk1,  null,  null, 34,  null,  null,  null =&gt; ktsk1 // Skeleton" calcext:value-type="string">
            <text:p>ktsk1, <text:s/>null, <text:s/>null, 34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 =&gt; &quot;;[$creature.$A246];&quot; // &quot;;[$creature.$H246])" office:value-type="string" office:string-value="ktska1,  null,  null, 34,  null,  null,  null =&gt; ktska1 // Skeleton Archer" calcext:value-type="string">
            <text:p>ktska1, <text:s/>null, <text:s/>null, 34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 =&gt; &quot;;[$creature.$A247];&quot; // &quot;;[$creature.$H247])" office:value-type="string" office:string-value="ktska2,  null,  null, 34,  null,  null,  null =&gt; ktska2 // Skeleton Archer" calcext:value-type="string">
            <text:p>ktska2, <text:s/>null, <text:s/>null, 34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 =&gt; &quot;;[$creature.$A248];&quot; // &quot;;[$creature.$H248])" office:value-type="string" office:string-value="ktska3,  null,  null, 34,  null,  null,  null =&gt; ktska3 // Skeleton Archer" calcext:value-type="string">
            <text:p>ktska3, <text:s/>null, <text:s/>null, 34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 =&gt; &quot;;[$creature.$A249];&quot; // &quot;;[$creature.$H249])" office:value-type="string" office:string-value="ktskh2,  null,  null, 34,  null,  null,  null =&gt; ktskh2 // Temple Guardian" calcext:value-type="string">
            <text:p>ktskh2, <text:s/>null, <text:s/>null, 34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 =&gt; &quot;;[$creature.$A250];&quot; // &quot;;[$creature.$H250])" office:value-type="string" office:string-value="ktskh3,  null,  null, 34,  null,  null,  null =&gt; ktskh3 // Temple Guardian" calcext:value-type="string">
            <text:p>ktskh3, <text:s/>null, <text:s/>null, 34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 =&gt; &quot;;[$creature.$A251];&quot; // &quot;;[$creature.$H251])" office:value-type="string" office:string-value="ktskt1,  null,  null, 34,  null,  null,  null =&gt; ktskt1 // Tattered Skeleton" calcext:value-type="string">
            <text:p>ktskt1, <text:s/>null, <text:s/>null, 34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 =&gt; &quot;;[$creature.$A252];&quot; // &quot;;[$creature.$H252])" office:value-type="string" office:string-value="ktskt2,  null,  null, 34,  null,  null,  null =&gt; ktskt2 // Tattered Skeleton" calcext:value-type="string">
            <text:p>ktskt2, <text:s/>null, <text:s/>null, 34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 =&gt; &quot;;[$creature.$A253];&quot; // &quot;;[$creature.$H253])" office:value-type="string" office:string-value="kttas1,  null,  null, 34,  null,  null,  null =&gt; kttas1 // Tattered Skeleton" calcext:value-type="string">
            <text:p>kttas1, <text:s/>null, <text:s/>null, 34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 =&gt; &quot;;[$creature.$A254];&quot; // &quot;;[$creature.$H254])" office:value-type="string" office:string-value="kttas2,  null,  null, 34,  null,  null,  null =&gt; kttas2 // Tattered Skeleton" calcext:value-type="string">
            <text:p>kttas2, <text:s/>null, <text:s/>null, 34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 =&gt; &quot;;[$creature.$A255];&quot; // &quot;;[$creature.$H255])" office:value-type="string" office:string-value="kttga1,  null,  null, 34,  null,  null,  null =&gt; kttga1 // Temple Guardian" calcext:value-type="string">
            <text:p>kttga1, <text:s/>null, <text:s/>null, 34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 =&gt; &quot;;[$creature.$A256];&quot; // &quot;;[$creature.$H256])" office:value-type="string" office:string-value="kttga2,  null,  null, 34,  null,  null,  null =&gt; kttga2 // Temple Guardian" calcext:value-type="string">
            <text:p>kttga2, <text:s/>null, <text:s/>null, 34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 =&gt; &quot;;[$creature.$A257];&quot; // &quot;;[$creature.$H257])" office:value-type="string" office:string-value="kttga3,  null,  null, 34,  null,  null,  null =&gt; kttga3 // Temple Guardian" calcext:value-type="string">
            <text:p>kttga3, <text:s/>null, <text:s/>null, 34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 =&gt; &quot;;[$creature.$A258];&quot; // &quot;;[$creature.$H258])" office:value-type="string" office:string-value="kttgm1,  null,  null, 34,  null,  null,  null =&gt; kttgm1 // Temple Guardian" calcext:value-type="string">
            <text:p>kttgm1, <text:s/>null, <text:s/>null, 34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 =&gt; &quot;;[$creature.$A259];&quot; // &quot;;[$creature.$H259])" office:value-type="string" office:string-value="kttgm3,  null,  null, 34,  null,  null,  null =&gt; kttgm3 // Temple Guardian" calcext:value-type="string">
            <text:p>kttgm3, <text:s/>null, <text:s/>null, 34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 =&gt; &quot;;[$creature.$A260];&quot; // &quot;;[$creature.$H260])" office:value-type="string" office:string-value="ktwgt1,  null,  null, 19,  null,  null,  null =&gt; ktwgt1 // Wight" calcext:value-type="string">
            <text:p>ktwgt1, <text:s/>null, <text:s/>null, 19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 =&gt; &quot;;[$creature.$A261];&quot; // &quot;;[$creature.$H261])" office:value-type="string" office:string-value="ktwgti1,  null,  null, 19,  null,  null, 1 =&gt; ktwgti1 // Imbued Wight" calcext:value-type="string">
            <text:p>ktwgti1, <text:s/>null, <text:s/>null, 19, <text:s/>null, <text:s/>null, 1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 =&gt; &quot;;[$creature.$A262];&quot; // &quot;;[$creature.$H262])" office:value-type="string" office:string-value="ktzom1,  null,  null, 34,  null, 108,  null =&gt; ktzom1 // Zombie" calcext:value-type="string">
            <text:p>ktzom1, <text:s/>null, <text:s/>null, 34, <text:s/>null, 108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 =&gt; &quot;;[$creature.$A263];&quot; // &quot;;[$creature.$H263])" office:value-type="string" office:string-value="ktzomj,  null,  null, 35,  null,  null,  null =&gt; ktzomj // Chosen Zombie" calcext:value-type="string">
            <text:p>ktzomj, <text:s/>null, <text:s/>null, 35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 =&gt; &quot;;[$creature.$A264];&quot; // &quot;;[$creature.$H264])" office:value-type="string" office:string-value="kubear, 1,  null,  null,  null,  null,  null =&gt; kubear // Cave Bear" calcext:value-type="string">
            <text:p>kubear, 1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 =&gt; &quot;;[$creature.$A265];&quot; // &quot;;[$creature.$H265])" office:value-type="string" office:string-value="kumirek,  null,  null, 34,  null,  null,  null =&gt; kumirek // Mirek" calcext:value-type="string">
            <text:p>kumirek, <text:s/>null, <text:s/>null, 34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 =&gt; &quot;;[$creature.$A266];&quot; // &quot;;[$creature.$H266])" office:value-type="string" office:string-value="kuyeti, 1,  null, 34, 5,  null,  null =&gt; kuyeti // Tundra Yeti" calcext:value-type="string">
            <text:p>kuyeti, 1, <text:s/>null, 34, 5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 =&gt; &quot;;[$creature.$A267];&quot; // &quot;;[$creature.$H267])" office:value-type="string" office:string-value="larrel,  null,  null, 49,  null,  null,  null =&gt; larrel // Larrel" calcext:value-type="string">
            <text:p>larrel, <text:s/>null, <text:s/>null, 49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 =&gt; &quot;;[$creature.$A268];&quot; // &quot;;[$creature.$H268])" office:value-type="string" office:string-value="larrel2, 4,  null, 50,  null,  null,  null =&gt; larrel2 // Larrel's Sending" calcext:value-type="string">
            <text:p>larrel2, 4, <text:s/>null, 50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 =&gt; &quot;;[$creature.$A269];&quot; // &quot;;[$creature.$H269])" office:value-type="string" office:string-value="lehland, 1,  null, 49,  null,  null,  null =&gt; lehland // Lehland" calcext:value-type="string">
            <text:p>lehland, 1, <text:s/>null, 49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 =&gt; &quot;;[$creature.$A270];&quot; // &quot;;[$creature.$H270])" office:value-type="string" office:string-value="lethias,  null,  null,  null,  null, 2,  null =&gt; lethias // Lethias" calcext:value-type="string">
            <text:p>lethias, <text:s/>null, <text:s/>null, <text:s/>null, <text:s/>null, 2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 =&gt; &quot;;[$creature.$A271];&quot; // &quot;;[$creature.$H271])" office:value-type="string" office:string-value="lghast,  null,  null, 51, 4,  null,  null =&gt; lghast // Ghast" calcext:value-type="string">
            <text:p>lghast, <text:s/>null, <text:s/>null, 51, 4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 =&gt; &quot;;[$creature.$A272];&quot; // &quot;;[$creature.$H272])" office:value-type="string" office:string-value="lghoul,  null,  null, 51, 4,  null,  null =&gt; lghoul // Ghoul" calcext:value-type="string">
            <text:p>lghoul, <text:s/>null, <text:s/>null, 51, 4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 =&gt; &quot;;[$creature.$A273];&quot; // &quot;;[$creature.$H273])" office:value-type="string" office:string-value="lizdead, 1,  null, 34, 3,  null,  null =&gt; lizdead // Lizard Man" calcext:value-type="string">
            <text:p>lizdead, 1, <text:s/>null, 34, 3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 =&gt; &quot;;[$creature.$A274];&quot; // &quot;;[$creature.$H274])" office:value-type="string" office:string-value="lizking,  null,  null,  null, 1,  null,  null =&gt; lizking // Lizard Man King" calcext:value-type="string">
            <text:p>lizking, <text:s/>null, <text:s/>null, <text:s/>null, 1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 =&gt; &quot;;[$creature.$A275];&quot; // &quot;;[$creature.$H275])" office:value-type="string" office:string-value="lm1hwax, 1,  null, 34, 1,  null,  null =&gt; lm1hwax // Lizard Man" calcext:value-type="string">
            <text:p>lm1hwax, 1, <text:s/>null, 34, 1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 =&gt; &quot;;[$creature.$A276];&quot; // &quot;;[$creature.$H276])" office:value-type="string" office:string-value="lm1hwaxy, 1,  null, 34, 1,  null,  null =&gt; lm1hwaxy // Lizard Man" calcext:value-type="string">
            <text:p>lm1hwaxy, 1, <text:s/>null, 34, 1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 =&gt; &quot;;[$creature.$A277];&quot; // &quot;;[$creature.$H277])" office:value-type="string" office:string-value="lm1hwms, 1,  null, 34, 1,  null,  null =&gt; lm1hwms // Lizard Man" calcext:value-type="string">
            <text:p>lm1hwms, 1, <text:s/>null, 34, 1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 =&gt; &quot;;[$creature.$A278];&quot; // &quot;;[$creature.$H278])" office:value-type="string" office:string-value="lm1hwmsy, 1,  null, 34, 1,  null,  null =&gt; lm1hwmsy // Lizard Man" calcext:value-type="string">
            <text:p>lm1hwmsy, 1, <text:s/>null, 34, 1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 =&gt; &quot;;[$creature.$A279];&quot; // &quot;;[$creature.$H279])" office:value-type="string" office:string-value="lm1hwpo, 1,  null, 34, 1,  null,  null =&gt; lm1hwpo // Lizard Man" calcext:value-type="string">
            <text:p>lm1hwpo, 1, <text:s/>null, 34, 1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 =&gt; &quot;;[$creature.$A280];&quot; // &quot;;[$creature.$H280])" office:value-type="string" office:string-value="lm1hwpoy, 1,  null, 34, 1,  null,  null =&gt; lm1hwpoy // Lizard Man" calcext:value-type="string">
            <text:p>lm1hwpoy, 1, <text:s/>null, 34, 1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 =&gt; &quot;;[$creature.$A281];&quot; // &quot;;[$creature.$H281])" office:value-type="string" office:string-value="lm2hwla,  null,  null,  null, 1,  null,  null =&gt; lm2hwla // Tough Lizard Man" calcext:value-type="string">
            <text:p>lm2hwla, <text:s/>null, <text:s/>null, <text:s/>null, 1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 =&gt; &quot;;[$creature.$A282];&quot; // &quot;;[$creature.$H282])" office:value-type="string" office:string-value="lm2hwlay,  null,  null,  null, 1,  null,  null =&gt; lm2hwlay // Tough Lizard Man" calcext:value-type="string">
            <text:p>lm2hwlay, <text:s/>null, <text:s/>null, <text:s/>null, 1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 =&gt; &quot;;[$creature.$A283];&quot; // &quot;;[$creature.$H283])" office:value-type="string" office:string-value="lm2hwna,  null,  null,  null, 1,  null,  null =&gt; lm2hwna // Tough Lizard Man" calcext:value-type="string">
            <text:p>lm2hwna, <text:s/>null, <text:s/>null, <text:s/>null, 1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 =&gt; &quot;;[$creature.$A284];&quot; // &quot;;[$creature.$H284])" office:value-type="string" office:string-value="lm2hwnay,  null,  null,  null, 1,  null,  null =&gt; lm2hwnay // Tough Lizard Man" calcext:value-type="string">
            <text:p>lm2hwnay, <text:s/>null, <text:s/>null, <text:s/>null, 1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 =&gt; &quot;;[$creature.$A285];&quot; // &quot;;[$creature.$H285])" office:value-type="string" office:string-value="lm2hwte,  null,  null, 34, 1,  null,  null =&gt; lm2hwte // Tough Lizard Man" calcext:value-type="string">
            <text:p>lm2hwte, <text:s/>null, <text:s/>null, 34, 1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 =&gt; &quot;;[$creature.$A286];&quot; // &quot;;[$creature.$H286])" office:value-type="string" office:string-value="lm2hwtey,  null,  null, 34, 1,  null,  null =&gt; lm2hwtey // Tough Lizard Man" calcext:value-type="string">
            <text:p>lm2hwtey, <text:s/>null, <text:s/>null, 34, 1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 =&gt; &quot;;[$creature.$A287];&quot; // &quot;;[$creature.$H287])" office:value-type="string" office:string-value="lmsham1, 1,  null,  null, 1,  null, 3 =&gt; lmsham1 // Lizard Man Shaman" calcext:value-type="string">
            <text:p>lmsham1, 1, <text:s/>null, <text:s/>null, 1, <text:s/>null, 3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 =&gt; &quot;;[$creature.$A288];&quot; // &quot;;[$creature.$H288])" office:value-type="string" office:string-value="lmsham2, 1,  null,  null, 1,  null, 3 =&gt; lmsham2 // Lizard Man Shaman" calcext:value-type="string">
            <text:p>lmsham2, 1, <text:s/>null, <text:s/>null, 1, <text:s/>null, 3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 =&gt; &quot;;[$creature.$A289];&quot; // &quot;;[$creature.$H289])" office:value-type="string" office:string-value="lmsham3, 1,  null,  null, 1,  null, 3 =&gt; lmsham3 // Lizard Man Shaman" calcext:value-type="string">
            <text:p>lmsham3, 1, <text:s/>null, <text:s/>null, 1, <text:s/>null, 3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 =&gt; &quot;;[$creature.$A290];&quot; // &quot;;[$creature.$H290])" office:value-type="string" office:string-value="lmshkid, 1,  null,  null, 1,  null,  null =&gt; lmshkid // Lizard Man Shaman" calcext:value-type="string">
            <text:p>lmshkid, 1, <text:s/>null, <text:s/>null, 1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 =&gt; &quot;;[$creature.$A291];&quot; // &quot;;[$creature.$H291])" office:value-type="string" office:string-value="lordm,  null,  null,  null,  null, 167,  null =&gt; lordm // Lord Maluradek" calcext:value-type="string">
            <text:p>lordm, <text:s/>null, <text:s/>null, <text:s/>null, <text:s/>null, 167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 =&gt; &quot;;[$creature.$A292];&quot; // &quot;;[$creature.$H292])" office:value-type="string" office:string-value="lskarmms,  null,  null, 34,  null,  null,  null =&gt; lskarmms // Armored Skeleton" calcext:value-type="string">
            <text:p>lskarmms, <text:s/>null, <text:s/>null, 34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 =&gt; &quot;;[$creature.$A293];&quot; // &quot;;[$creature.$H293])" office:value-type="string" office:string-value="lskarmsw,  null,  null, 34,  null,  null,  null =&gt; lskarmsw // Armored Skeleton" calcext:value-type="string">
            <text:p>lskarmsw, <text:s/>null, <text:s/>null, 34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 =&gt; &quot;;[$creature.$A294];&quot; // &quot;;[$creature.$H294])" office:value-type="string" office:string-value="lwight,  null,  null, 19, 4,  null,  null =&gt; lwight // Wight" calcext:value-type="string">
            <text:p>lwight, <text:s/>null, <text:s/>null, 19, 4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 =&gt; &quot;;[$creature.$A295];&quot; // &quot;;[$creature.$H295])" office:value-type="string" office:string-value="lysanbar, 2,  null,  null, 1,  null,  null =&gt; lysanbar // Lysan" calcext:value-type="string">
            <text:p>lysanbar, 2, <text:s/>null, <text:s/>null, 1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 =&gt; &quot;;[$creature.$A296];&quot; // &quot;;[$creature.$H296])" office:value-type="string" office:string-value="lzombie,  null,  null, 34, 4,  null,  null =&gt; lzombie // Zombie" calcext:value-type="string">
            <text:p>lzombie, <text:s/>null, <text:s/>null, 34, 4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 =&gt; &quot;;[$creature.$A297];&quot; // &quot;;[$creature.$H297])" office:value-type="string" office:string-value="lzombiej,  null,  null, 35, 4,  null,  null =&gt; lzombiej // Ju-ju Zombie" calcext:value-type="string">
            <text:p>lzombiej, <text:s/>null, <text:s/>null, 35, 4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 =&gt; &quot;;[$creature.$A298];&quot; // &quot;;[$creature.$H298])" office:value-type="string" office:string-value="malavons,  null,  null,  null,  null, 2,  null =&gt; malavons // Malavon" calcext:value-type="string">
            <text:p>malavons, <text:s/>null, <text:s/>null, <text:s/>null, <text:s/>null, 2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 =&gt; &quot;;[$creature.$A299];&quot; // &quot;;[$creature.$H299])" office:value-type="string" office:string-value="mercthf, 1,  null,  null, 1,  null,  null =&gt; mercthf // Mercenary Thief" calcext:value-type="string">
            <text:p>mercthf, 1, <text:s/>null, <text:s/>null, 1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 =&gt; &quot;;[$creature.$A300];&quot; // &quot;;[$creature.$H300])" office:value-type="string" office:string-value="mercthfd, 1,  null,  null, 3,  null,  null =&gt; mercthfd // Mercenary Thief" calcext:value-type="string">
            <text:p>mercthfd, 1, <text:s/>null, <text:s/>null, 3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 =&gt; &quot;;[$creature.$A301];&quot; // &quot;;[$creature.$H301])" office:value-type="string" office:string-value="mercwar1, 1,  null,  null, 1, 1,  null =&gt; mercwar1 // Mercenary Warrior" calcext:value-type="string">
            <text:p>mercwar1, 1, <text:s/>null, <text:s/>null, 1, 1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 =&gt; &quot;;[$creature.$A302];&quot; // &quot;;[$creature.$H302])" office:value-type="string" office:string-value="mercwar2,  null,  null,  null, 1, 1,  null =&gt; mercwar2 // Mercenary Warrior" calcext:value-type="string">
            <text:p>mercwar2, <text:s/>null, <text:s/>null, <text:s/>null, 1, 1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 =&gt; &quot;;[$creature.$A303];&quot; // &quot;;[$creature.$H303])" office:value-type="string" office:string-value="mercwr1d, 1,  null,  null,  null, 1,  null =&gt; mercwr1d // Mercenary Warrior" calcext:value-type="string">
            <text:p>mercwr1d, 1, <text:s/>null, <text:s/>null, <text:s/>null, 1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 =&gt; &quot;;[$creature.$A304];&quot; // &quot;;[$creature.$H304])" office:value-type="string" office:string-value="mercwr2d,  null,  null,  null,  null, 1,  null =&gt; mercwr2d // Mercenary Warrior" calcext:value-type="string">
            <text:p>mercwr2d, <text:s/>null, <text:s/>null, <text:s/>null, <text:s/>null, 1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 =&gt; &quot;;[$creature.$A305];&quot; // &quot;;[$creature.$H305])" office:value-type="string" office:string-value="min8005,  null,  null,  null, 1, 179,  null =&gt; min8005 // Blind Minotaur" calcext:value-type="string">
            <text:p>min8005, <text:s/>null, <text:s/>null, <text:s/>null, 1, 179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 =&gt; &quot;;[$creature.$A306];&quot; // &quot;;[$creature.$H306])" office:value-type="string" office:string-value="min8013, 1,  null, 51, 1, 179,  null =&gt; min8013 // Minotaur" calcext:value-type="string">
            <text:p>min8013, 1, <text:s/>null, 51, 1, 179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 =&gt; &quot;;[$creature.$A307];&quot; // &quot;;[$creature.$H307])" office:value-type="string" office:string-value="mincat, 1,  null,  null, 1,  null,  null =&gt; mincat // Minotaur" calcext:value-type="string">
            <text:p>mincat, 1, <text:s/>null, <text:s/>null, 1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 =&gt; &quot;;[$creature.$A308];&quot; // &quot;;[$creature.$H308])" office:value-type="string" office:string-value="mineld, 1,  null, 51, 1, 179,  null =&gt; mineld // Minotaur Elder" calcext:value-type="string">
            <text:p>mineld, 1, <text:s/>null, 51, 1, 179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 =&gt; &quot;;[$creature.$A309];&quot; // &quot;;[$creature.$H309])" office:value-type="string" office:string-value="minfle, 1,  null,  null, 1,  null,  null =&gt; minfle // Minotaur" calcext:value-type="string">
            <text:p>minfle, 1, <text:s/>null, <text:s/>null, 1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 =&gt; &quot;;[$creature.$A310];&quot; // &quot;;[$creature.$H310])" office:value-type="string" office:string-value="minlrd, 1,  null,  null, 1,  null,  null =&gt; minlrd // Minotaur Lord" calcext:value-type="string">
            <text:p>minlrd, 1, <text:s/>null, <text:s/>null, 1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 =&gt; &quot;;[$creature.$A311];&quot; // &quot;;[$creature.$H311])" office:value-type="string" office:string-value="minotaub, 1,  null, 51, 1, 179,  null =&gt; minotaub // Blind Minotaur" calcext:value-type="string">
            <text:p>minotaub, 1, <text:s/>null, 51, 1, 179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 =&gt; &quot;;[$creature.$A312];&quot; // &quot;;[$creature.$H312])" office:value-type="string" office:string-value="minotaur,  null,  null, 51, 1, 179,  null =&gt; minotaur // Minotaur" calcext:value-type="string">
            <text:p>minotaur, <text:s/>null, <text:s/>null, 51, 1, 179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 =&gt; &quot;;[$creature.$A313];&quot; // &quot;;[$creature.$H313])" office:value-type="string" office:string-value="mouth,  null,  null, 34, 255,  null,  null =&gt; mouth // Magic Mouth" calcext:value-type="string">
            <text:p>mouth, <text:s/>null, <text:s/>null, 34, 255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 =&gt; &quot;;[$creature.$A314];&quot; // &quot;;[$creature.$H314])" office:value-type="string" office:string-value="ms1fb,  null,  null, 34,  null,  null,  null =&gt; ms1fb // Fire Beetle" calcext:value-type="string">
            <text:p>ms1fb, <text:s/>null, <text:s/>null, 34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 =&gt; &quot;;[$creature.$A315];&quot; // &quot;;[$creature.$H315])" office:value-type="string" office:string-value="ms1goba,  null,  null, 19, 1,  null,  null =&gt; ms1goba // Goblin" calcext:value-type="string">
            <text:p>ms1goba, <text:s/>null, <text:s/>null, 19, 1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 =&gt; &quot;;[$creature.$A316];&quot; // &quot;;[$creature.$H316])" office:value-type="string" office:string-value="ms1gobm,  null,  null, 19, 1,  null,  null =&gt; ms1gobm // Goblin" calcext:value-type="string">
            <text:p>ms1gobm, <text:s/>null, <text:s/>null, 19, 1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 =&gt; &quot;;[$creature.$A317];&quot; // &quot;;[$creature.$H317])" office:value-type="string" office:string-value="ms2bbtl,  null,  null, 34,  null,  null,  null =&gt; ms2bbtl // Bombardier Beetle" calcext:value-type="string">
            <text:p>ms2bbtl, <text:s/>null, <text:s/>null, 34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 =&gt; &quot;;[$creature.$A318];&quot; // &quot;;[$creature.$H318])" office:value-type="string" office:string-value="ms2gobb,  null,  null, 19, 1,  null,  null =&gt; ms2gobb // Goblin Elite" calcext:value-type="string">
            <text:p>ms2gobb, <text:s/>null, <text:s/>null, 19, 1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 =&gt; &quot;;[$creature.$A319];&quot; // &quot;;[$creature.$H319])" office:value-type="string" office:string-value="ms2gobe,  null,  null, 19, 1,  null,  null =&gt; ms2gobe // Goblin Elite" calcext:value-type="string">
            <text:p>ms2gobe, <text:s/>null, <text:s/>null, 19, 1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 =&gt; &quot;;[$creature.$A320];&quot; // &quot;;[$creature.$H320])" office:value-type="string" office:string-value="ms2lizm,  null,  null,  null, 1,  null,  null =&gt; ms2lizm // Lizard Man" calcext:value-type="string">
            <text:p>ms2lizm, <text:s/>null, <text:s/>null, <text:s/>null, 1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 =&gt; &quot;;[$creature.$A321];&quot; // &quot;;[$creature.$H321])" office:value-type="string" office:string-value="ms3borb,  null,  null, 34,  null,  null,  null =&gt; ms3borb // Boring Beetle" calcext:value-type="string">
            <text:p>ms3borb, <text:s/>null, <text:s/>null, 34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 =&gt; &quot;;[$creature.$A322];&quot; // &quot;;[$creature.$H322])" office:value-type="string" office:string-value="ms3ghl,  null,  null, 51,  null,  null,  null =&gt; ms3ghl // Ghoul" calcext:value-type="string">
            <text:p>ms3ghl, <text:s/>null, <text:s/>null, 51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 =&gt; &quot;;[$creature.$A323];&quot; // &quot;;[$creature.$H323])" office:value-type="string" office:string-value="ms3orog,  null,  null, 19, 1,  null,  null =&gt; ms3orog // Neo Orog" calcext:value-type="string">
            <text:p>ms3orog, <text:s/>null, <text:s/>null, 19, 1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 =&gt; &quot;;[$creature.$A324];&quot; // &quot;;[$creature.$H324])" office:value-type="string" office:string-value="ms3tliz,  null,  null,  null, 1,  null,  null =&gt; ms3tliz // Tough Lizard Man" calcext:value-type="string">
            <text:p>ms3tliz, <text:s/>null, <text:s/>null, <text:s/>null, 1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 =&gt; &quot;;[$creature.$A325];&quot; // &quot;;[$creature.$H325])" office:value-type="string" office:string-value="ms4ghst,  null,  null, 51,  null,  null,  null =&gt; ms4ghst // Ghast" calcext:value-type="string">
            <text:p>ms4ghst, <text:s/>null, <text:s/>null, 51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 =&gt; &quot;;[$creature.$A326];&quot; // &quot;;[$creature.$H326])" office:value-type="string" office:string-value="ms4ogr,  null,  null,  null, 5,  null,  null =&gt; ms4ogr // Ogre" calcext:value-type="string">
            <text:p>ms4ogr, <text:s/>null, <text:s/>null, <text:s/>null, 5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 =&gt; &quot;;[$creature.$A327];&quot; // &quot;;[$creature.$H327])" office:value-type="string" office:string-value="ms4yeti,  null,  null, 34, 5,  null,  null =&gt; ms4yeti // Yeti" calcext:value-type="string">
            <text:p>ms4yeti, <text:s/>null, <text:s/>null, 34, 5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 =&gt; &quot;;[$creature.$A328];&quot; // &quot;;[$creature.$H328])" office:value-type="string" office:string-value="ms5jzom,  null,  null, 35,  null,  null,  null =&gt; ms5jzom // Ju-ju Zombie" calcext:value-type="string">
            <text:p>ms5jzom, <text:s/>null, <text:s/>null, 35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 =&gt; &quot;;[$creature.$A329];&quot; // &quot;;[$creature.$H329])" office:value-type="string" office:string-value="ms5mino,  null,  null, 51, 1, 179,  null =&gt; ms5mino // Minotaur" calcext:value-type="string">
            <text:p>ms5mino, <text:s/>null, <text:s/>null, 51, 1, 179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 =&gt; &quot;;[$creature.$A330];&quot; // &quot;;[$creature.$H330])" office:value-type="string" office:string-value="ms6crwl,  null,  null, 34,  null,  null,  null =&gt; ms6crwl // Carrion Crawler" calcext:value-type="string">
            <text:p>ms6crwl, <text:s/>null, <text:s/>null, 34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 =&gt; &quot;;[$creature.$A331];&quot; // &quot;;[$creature.$H331])" office:value-type="string" office:string-value="ms6salc,  null,  null, 51,  null,  null,  null =&gt; ms6salc // Frost Salamander" calcext:value-type="string">
            <text:p>ms6salc, <text:s/>null, <text:s/>null, 51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 =&gt; &quot;;[$creature.$A332];&quot; // &quot;;[$creature.$H332])" office:value-type="string" office:string-value="ms7bgrd,  null,  null, 34,  null,  null,  null =&gt; ms7bgrd // Boneguard Skeleton" calcext:value-type="string">
            <text:p>ms7bgrd, <text:s/>null, <text:s/>null, 34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 =&gt; &quot;;[$creature.$A333];&quot; // &quot;;[$creature.$H333])" office:value-type="string" office:string-value="ms7umbh,  null,  null, 51,  null,  null,  null =&gt; ms7umbh // Umber Hulk" calcext:value-type="string">
            <text:p>ms7umbh, <text:s/>null, <text:s/>null, 51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 =&gt; &quot;;[$creature.$A334];&quot; // &quot;;[$creature.$H334])" office:value-type="string" office:string-value="msmcrwl,  null,  null, 34,  null,  null,  null =&gt; msmcrwl // Carrion Crawler" calcext:value-type="string">
            <text:p>msmcrwl, <text:s/>null, <text:s/>null, 34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 =&gt; &quot;;[$creature.$A335];&quot; // &quot;;[$creature.$H335])" office:value-type="string" office:string-value="msmsalc,  null,  null, 51,  null,  null,  null =&gt; msmsalc // Frost Salamander" calcext:value-type="string">
            <text:p>msmsalc, <text:s/>null, <text:s/>null, 51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 =&gt; &quot;;[$creature.$A336];&quot; // &quot;;[$creature.$H336])" office:value-type="string" office:string-value="msmyuan,  null,  null, 51,  null,  null,  null =&gt; msmyuan // Yuan-ti Elite" calcext:value-type="string">
            <text:p>msmyuan, <text:s/>null, <text:s/>null, 51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 =&gt; &quot;;[$creature.$A337];&quot; // &quot;;[$creature.$H337])" office:value-type="string" office:string-value="mtsn,  null,  null, 51,  null,  null,  null =&gt; mtsn // Snow Troll" calcext:value-type="string">
            <text:p>mtsn, <text:s/>null, <text:s/>null, 51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 =&gt; &quot;;[$creature.$A338];&quot; // &quot;;[$creature.$H338])" office:value-type="string" office:string-value="mummy,  null,  null, 19,  null,  null,  null =&gt; mummy // Mummy" calcext:value-type="string">
            <text:p>mummy, <text:s/>null, <text:s/>null, 19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 =&gt; &quot;;[$creature.$A339];&quot; // &quot;;[$creature.$H339])" office:value-type="string" office:string-value="murdaugh, 1,  null,  null, 1,  null,  null =&gt; murdaugh // Murdaugh" calcext:value-type="string">
            <text:p>murdaugh, 1, <text:s/>null, <text:s/>null, 1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 =&gt; &quot;;[$creature.$A340];&quot; // &quot;;[$creature.$H340])" office:value-type="string" office:string-value="myc8013,  null,  null, 18,  null,  null,  null =&gt; myc8013 // Red Myconid" calcext:value-type="string">
            <text:p>myc8013, <text:s/>null, <text:s/>null, 18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 =&gt; &quot;;[$creature.$A341];&quot; // &quot;;[$creature.$H341])" office:value-type="string" office:string-value="myconidb,  null,  null, 18,  null,  null,  null =&gt; myconidb // Blue Myconid" calcext:value-type="string">
            <text:p>myconidb, <text:s/>null, <text:s/>null, 18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 =&gt; &quot;;[$creature.$A342];&quot; // &quot;;[$creature.$H342])" office:value-type="string" office:string-value="myconidr,  null,  null, 18,  null,  null,  null =&gt; myconidr // Red Myconid" calcext:value-type="string">
            <text:p>myconidr, <text:s/>null, <text:s/>null, 18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 =&gt; &quot;;[$creature.$A343];&quot; // &quot;;[$creature.$H343])" office:value-type="string" office:string-value="mytos,  null,  null,  null, 4,  null,  null =&gt; mytos // Mytos" calcext:value-type="string">
            <text:p>mytos, <text:s/>null, <text:s/>null, <text:s/>null, 4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 =&gt; &quot;;[$creature.$A344];&quot; // &quot;;[$creature.$H344])" office:value-type="string" office:string-value="neoorog, 1,  null,  null, 1,  null,  null =&gt; neoorog // Neo Orog" calcext:value-type="string">
            <text:p>neoorog, 1, <text:s/>null, <text:s/>null, 1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 =&gt; &quot;;[$creature.$A345];&quot; // &quot;;[$creature.$H345])" office:value-type="string" office:string-value="neoorogc, 1,  null, 19, 1,  null,  null =&gt; neoorogc // Krilag" calcext:value-type="string">
            <text:p>neoorogc, 1, <text:s/>null, 19, 1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 =&gt; &quot;;[$creature.$A346];&quot; // &quot;;[$creature.$H346])" office:value-type="string" office:string-value="neooroge, 1,  null,  null, 1,  null,  null =&gt; neooroge // Neo Orog Marauder" calcext:value-type="string">
            <text:p>neooroge, 1, <text:s/>null, <text:s/>null, 1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 =&gt; &quot;;[$creature.$A347];&quot; // &quot;;[$creature.$H347])" office:value-type="string" office:string-value="neoorogg, 1,  null, 19, 1,  null,  null =&gt; neoorogg // Neo Orog General" calcext:value-type="string">
            <text:p>neoorogg, 1, <text:s/>null, 19, 1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 =&gt; &quot;;[$creature.$A348];&quot; // &quot;;[$creature.$H348])" office:value-type="string" office:string-value="neoorogs, 1,  null, 19, 1,  null,  null =&gt; neoorogs // Neo Orog" calcext:value-type="string">
            <text:p>neoorogs, 1, <text:s/>null, 19, 1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 =&gt; &quot;;[$creature.$A349];&quot; // &quot;;[$creature.$H349])" office:value-type="string" office:string-value="norlinor, 4,  null, 17, null, 4, 255 =&gt; norlinor // Norlinor" calcext:value-type="string">
            <text:p>norlinor, 4, <text:s/>null, 17, null, 4, 255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 =&gt; &quot;;[$creature.$A350];&quot; // &quot;;[$creature.$H350])" office:value-type="string" office:string-value="ogre,  null,  null,  null, 5,  null,  null =&gt; ogre // Ogre" calcext:value-type="string">
            <text:p>ogre, <text:s/>null, <text:s/>null, <text:s/>null, 5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 =&gt; &quot;;[$creature.$A351];&quot; // &quot;;[$creature.$H351])" office:value-type="string" office:string-value="orc2004, 1,  null, 19,  null,  null,  null =&gt; orc2004 // Orc" calcext:value-type="string">
            <text:p>orc2004, 1, <text:s/>null, 19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 =&gt; &quot;;[$creature.$A352];&quot; // &quot;;[$creature.$H352])" office:value-type="string" office:string-value="orca2004, 1,  null, 19,  null,  null,  null =&gt; orca2004 // Orc" calcext:value-type="string">
            <text:p>orca2004, 1, <text:s/>null, 19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 =&gt; &quot;;[$creature.$A353];&quot; // &quot;;[$creature.$H353])" office:value-type="string" office:string-value="orcewaxe, 1,  null, 19,  null,  null,  null =&gt; orcewaxe // Orc Elite" calcext:value-type="string">
            <text:p>orcewaxe, 1, <text:s/>null, 19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 =&gt; &quot;;[$creature.$A354];&quot; // &quot;;[$creature.$H354])" office:value-type="string" office:string-value="orcewbow, 1,  null,  null,  null,  null,  null =&gt; orcewbow // Orc Elite" calcext:value-type="string">
            <text:p>orcewbow, 1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 =&gt; &quot;;[$creature.$A355];&quot; // &quot;;[$creature.$H355])" office:value-type="string" office:string-value="orcsham, 1,  null,  null,  null,  null, 3 =&gt; orcsham // Orc Shaman" calcext:value-type="string">
            <text:p>orcsham, 1, <text:s/>null, <text:s/>null, <text:s/>null, <text:s/>null, 3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 =&gt; &quot;;[$creature.$A356];&quot; // &quot;;[$creature.$H356])" office:value-type="string" office:string-value="orcwaxe, 1,  null, 19,  null,  null,  null =&gt; orcwaxe // Orc" calcext:value-type="string">
            <text:p>orcwaxe, 1, <text:s/>null, 19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 =&gt; &quot;;[$creature.$A357];&quot; // &quot;;[$creature.$H357])" office:value-type="string" office:string-value="orcwbow, 1,  null, 19,  null,  null,  null =&gt; orcwbow // Orc" calcext:value-type="string">
            <text:p>orcwbow, 1, <text:s/>null, 19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 =&gt; &quot;;[$creature.$A358];&quot; // &quot;;[$creature.$H358])" office:value-type="string" office:string-value="orrick,  null,  null,  null, 1,  null,  null =&gt; orrick // Orrick the Grey" calcext:value-type="string">
            <text:p>orrick, <text:s/>null, <text:s/>null, <text:s/>null, 1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 =&gt; &quot;;[$creature.$A359];&quot; // &quot;;[$creature.$H359])" office:value-type="string" office:string-value="pbspir,  null,  null,  null,  null, 103,  null =&gt; pbspir // Polar Bear Spirit" calcext:value-type="string">
            <text:p>pbspir, <text:s/>null, <text:s/>null, <text:s/>null, <text:s/>null, 103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 =&gt; &quot;;[$creature.$A360];&quot; // &quot;;[$creature.$H360])" office:value-type="string" office:string-value="pomab,  null,  null, 19,  null,  null,  null =&gt; pomab // Pomab" calcext:value-type="string">
            <text:p>pomab, <text:s/>null, <text:s/>null, 19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 =&gt; &quot;;[$creature.$A361];&quot; // &quot;;[$creature.$H361])" office:value-type="string" office:string-value="pomimg,  null,  null, 19,  null,  null,  null =&gt; pomimg // False Pomab" calcext:value-type="string">
            <text:p>pomimg, <text:s/>null, <text:s/>null, 19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 =&gt; &quot;;[$creature.$A362];&quot; // &quot;;[$creature.$H362])" office:value-type="string" office:string-value="poquelin, 1,  null,  null, 255, 1, 3 =&gt; poquelin // Revered Brother Poquelin" calcext:value-type="string">
            <text:p>poquelin, 1, <text:s/>null, <text:s/>null, 255, 1, 3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 =&gt; &quot;;[$creature.$A363];&quot; // &quot;;[$creature.$H363])" office:value-type="string" office:string-value="presapp,  null,  null,  null, 1, 1, 1 =&gt; presapp // Presio's Apprentice" calcext:value-type="string">
            <text:p>presapp, <text:s/>null, <text:s/>null, <text:s/>null, 1, 1, 1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 =&gt; &quot;;[$creature.$A364];&quot; // &quot;;[$creature.$H364])" office:value-type="string" office:string-value="presfig, 1,  null,  null, 1, 1,  null =&gt; presfig // Warrior" calcext:value-type="string">
            <text:p>presfig, 1, <text:s/>null, <text:s/>null, 1, 1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 =&gt; &quot;;[$creature.$A365];&quot; // &quot;;[$creature.$H365])" office:value-type="string" office:string-value="priestd,  null,  null,  null, 3,  null,  null =&gt; priestd // Acolyte" calcext:value-type="string">
            <text:p>priestd, <text:s/>null, <text:s/>null, <text:s/>null, 3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 =&gt; &quot;;[$creature.$A366];&quot; // &quot;;[$creature.$H366])" office:value-type="string" office:string-value="psborbtl,  null,  null, 34,  null,  null,  null =&gt; psborbtl // Boring Beetle" calcext:value-type="string">
            <text:p>psborbtl, <text:s/>null, <text:s/>null, 34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 =&gt; &quot;;[$creature.$A367];&quot; // &quot;;[$creature.$H367])" office:value-type="string" office:string-value="psentry,  null,  null, 34,  null,  null,  null =&gt; psentry // Bronze Sentry" calcext:value-type="string">
            <text:p>psentry, <text:s/>null, <text:s/>null, 34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 =&gt; &quot;;[$creature.$A368];&quot; // &quot;;[$creature.$H368])" office:value-type="string" office:string-value="pshar, 2, 2,  null, 1, 1, 3 =&gt; pshar // Priestess of Shar" calcext:value-type="string">
            <text:p>pshar, 2, 2, <text:s/>null, 1, 1, 3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 =&gt; &quot;;[$creature.$A369];&quot; // &quot;;[$creature.$H369])" office:value-type="string" office:string-value="pshard,  null,  null,  null, 3, 1, 3 =&gt; pshard // Priestess of Shar" calcext:value-type="string">
            <text:p>pshard, <text:s/>null, <text:s/>null, <text:s/>null, 3, 1, 3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 =&gt; &quot;;[$creature.$A370];&quot; // &quot;;[$creature.$H370])" office:value-type="string" office:string-value="purvis,  null,  null,  null, 1,  null,  null =&gt; purvis // Purvis" calcext:value-type="string">
            <text:p>purvis, <text:s/>null, <text:s/>null, <text:s/>null, 1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 =&gt; &quot;;[$creature.$A371];&quot; // &quot;;[$creature.$H371])" office:value-type="string" office:string-value="purvish,  null,  null,  null, 1,  null,  null =&gt; purvish // Purvis" calcext:value-type="string">
            <text:p>purvish, <text:s/>null, <text:s/>null, <text:s/>null, 1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 =&gt; &quot;;[$creature.$A372];&quot; // &quot;;[$creature.$H372])" office:value-type="string" office:string-value="rakshasa, 1,  null,  null,  null,  null,  null =&gt; rakshasa // Rakshasa" calcext:value-type="string">
            <text:p>rakshasa, 1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 =&gt; &quot;;[$creature.$A373];&quot; // &quot;;[$creature.$H373])" office:value-type="string" office:string-value="rakshinv, 1,  null,  null,  null,  null,  null =&gt; rakshinv // Rakshasa" calcext:value-type="string">
            <text:p>rakshinv, 1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 =&gt; &quot;;[$creature.$A374];&quot; // &quot;;[$creature.$H374])" office:value-type="string" office:string-value="rawleigh,  null,  null, 34, 1,  null,  null =&gt; rawleigh // Rawleigh Gallaway" calcext:value-type="string">
            <text:p>rawleigh, <text:s/>null, <text:s/>null, 34, 1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 =&gt; &quot;;[$creature.$A375];&quot; // &quot;;[$creature.$H375])" office:value-type="string" office:string-value="rdeliza, 1,  null, 34, 1,  null,  null =&gt; rdeliza // Lizard Man" calcext:value-type="string">
            <text:p>rdeliza, 1, <text:s/>null, 34, 1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 =&gt; &quot;;[$creature.$A376];&quot; // &quot;;[$creature.$H376])" office:value-type="string" office:string-value="rdeliztl,  null,  null,  null, 1,  null,  null =&gt; rdeliztl // Tough Lizard Man" calcext:value-type="string">
            <text:p>rdeliztl, <text:s/>null, <text:s/>null, <text:s/>null, 1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 =&gt; &quot;;[$creature.$A377];&quot; // &quot;;[$creature.$H377])" office:value-type="string" office:string-value="rdeyuane, 1,  null, 51,  null,  null,  null =&gt; rdeyuane // Yuan-ti Elite" calcext:value-type="string">
            <text:p>rdeyuane, 1, <text:s/>null, 51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 =&gt; &quot;;[$creature.$A378];&quot; // &quot;;[$creature.$H378])" office:value-type="string" office:string-value="revnant,  null,  null,  null, 4, 108,  null =&gt; revnant // Revenant" calcext:value-type="string">
            <text:p>revnant, <text:s/>null, <text:s/>null, <text:s/>null, 4, 108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 =&gt; &quot;;[$creature.$A379];&quot; // &quot;;[$creature.$H379])" office:value-type="string" office:string-value="rikasha,  null,  null,  null, 1,  null,  null =&gt; rikasha // Rikasha" calcext:value-type="string">
            <text:p>rikasha, <text:s/>null, <text:s/>null, <text:s/>null, 1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 =&gt; &quot;;[$creature.$A380];&quot; // &quot;;[$creature.$H380])" office:value-type="string" office:string-value="rktskelm,  null,  null, 34,  null,  null,  null =&gt; rktskelm // Skeleton" calcext:value-type="string">
            <text:p>rktskelm, <text:s/>null, <text:s/>null, 34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 =&gt; &quot;;[$creature.$A381];&quot; // &quot;;[$creature.$H381])" office:value-type="string" office:string-value="rktskelr,  null,  null, 34,  null,  null,  null =&gt; rktskelr // Skeleton" calcext:value-type="string">
            <text:p>rktskelr, <text:s/>null, <text:s/>null, 34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 =&gt; &quot;;[$creature.$A382];&quot; // &quot;;[$creature.$H382])" office:value-type="string" office:string-value="rkttguam,  null,  null, 34,  null,  null,  null =&gt; rkttguam // Temple Guardian" calcext:value-type="string">
            <text:p>rkttguam, <text:s/>null, <text:s/>null, 34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 =&gt; &quot;;[$creature.$A383];&quot; // &quot;;[$creature.$H383])" office:value-type="string" office:string-value="rldmycr,  null,  null, 18,  null,  null,  null =&gt; rldmycr // Red Myconid" calcext:value-type="string">
            <text:p>rldmycr, <text:s/>null, <text:s/>null, 18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 =&gt; &quot;;[$creature.$A384];&quot; // &quot;;[$creature.$H384])" office:value-type="string" office:string-value="rldumbh,  null,  null, 51,  null,  null,  null =&gt; rldumbh // Umber Hulk" calcext:value-type="string">
            <text:p>rldumbh, <text:s/>null, <text:s/>null, 51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 =&gt; &quot;;[$creature.$A385];&quot; // &quot;;[$creature.$H385])" office:value-type="string" office:string-value="rndbomb,  null,  null, 34,  null,  null,  null =&gt; rndbomb // Bombardier Beetle" calcext:value-type="string">
            <text:p>rndbomb, <text:s/>null, <text:s/>null, 34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 =&gt; &quot;;[$creature.$A386];&quot; // &quot;;[$creature.$H386])" office:value-type="string" office:string-value="rndcryp, 4,  null,  null, 4, 167,  null =&gt; rndcryp // Crypt Thing" calcext:value-type="string">
            <text:p>rndcryp, 4, <text:s/>null, <text:s/>null, 4, 167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 =&gt; &quot;;[$creature.$A387];&quot; // &quot;;[$creature.$H387])" office:value-type="string" office:string-value="rndghos,  null,  null, 19,  null,  null,  null =&gt; rndghos // Ghost" calcext:value-type="string">
            <text:p>rndghos, <text:s/>null, <text:s/>null, 19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 =&gt; &quot;;[$creature.$A388];&quot; // &quot;;[$creature.$H388])" office:value-type="string" office:string-value="rndrevn,  null,  null,  null, 4, 108,  null =&gt; rndrevn // Revenant" calcext:value-type="string">
            <text:p>rndrevn, <text:s/>null, <text:s/>null, <text:s/>null, 4, 108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 =&gt; &quot;;[$creature.$A389];&quot; // &quot;;[$creature.$H389])" office:value-type="string" office:string-value="rndstrol, 1,  null, 51, 5,  null,  null =&gt; rndstrol // Snow Troll" calcext:value-type="string">
            <text:p>rndstrol, 1, <text:s/>null, 51, 5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 =&gt; &quot;;[$creature.$A390];&quot; // &quot;;[$creature.$H390])" office:value-type="string" office:string-value="rndwwolf, 1,  null,  null, 2,  null,  null =&gt; rndwwolf // Winter Wolf" calcext:value-type="string">
            <text:p>rndwwolf, 1, <text:s/>null, <text:s/>null, 2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 =&gt; &quot;;[$creature.$A391];&quot; // &quot;;[$creature.$H391])" office:value-type="string" office:string-value="rndwyv, 1,  null,  null,  null,  null,  null =&gt; rndwyv // Wyvern" calcext:value-type="string">
            <text:p>rndwyv, 1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 =&gt; &quot;;[$creature.$A392];&quot; // &quot;;[$creature.$H392])" office:value-type="string" office:string-value="roald,  null,  null, 17, 1,  null,  null =&gt; roald // Roald Tunnelfist" calcext:value-type="string">
            <text:p>roald, <text:s/>null, <text:s/>null, 17, 1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 =&gt; &quot;;[$creature.$A393];&quot; // &quot;;[$creature.$H393])" office:value-type="string" office:string-value="rocorca, 1,  null, 19, 1,  null,  null =&gt; rocorca // Orc" calcext:value-type="string">
            <text:p>rocorca, 1, <text:s/>null, 19, 1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 =&gt; &quot;;[$creature.$A394];&quot; // &quot;;[$creature.$H394])" office:value-type="string" office:string-value="rsheac,  null,  null, 49,  null, 2,  null =&gt; rsheac // Shadowed Elven Acolyte" calcext:value-type="string">
            <text:p>rsheac, <text:s/>null, <text:s/>null, 49, <text:s/>null, 2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 =&gt; &quot;;[$creature.$A395];&quot; // &quot;;[$creature.$H395])" office:value-type="string" office:string-value="rshelfb,  null,  null, 49,  null, 2,  null =&gt; rshelfb // Shadowed Elven Archer" calcext:value-type="string">
            <text:p>rshelfb, <text:s/>null, <text:s/>null, 49, <text:s/>null, 2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 =&gt; &quot;;[$creature.$A396];&quot; // &quot;;[$creature.$H396])" office:value-type="string" office:string-value="rshelfs,  null,  null, 49,  null, 2,  null =&gt; rshelfs // Shadowed Elven Swordsman" calcext:value-type="string">
            <text:p>rshelfs, <text:s/>null, <text:s/>null, 49, <text:s/>null, 2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 =&gt; &quot;;[$creature.$A397];&quot; // &quot;;[$creature.$H397])" office:value-type="string" office:string-value="rshorca,  null,  null, 19,  null, 160,  null =&gt; rshorca // Shadowed Orc Grunt" calcext:value-type="string">
            <text:p>rshorca, <text:s/>null, <text:s/>null, 19, <text:s/>null, 160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 =&gt; &quot;;[$creature.$A398];&quot; // &quot;;[$creature.$H398])" office:value-type="string" office:string-value="rshorcb,  null,  null, 19,  null, 160,  null =&gt; rshorcb // Shadowed Orc Archer" calcext:value-type="string">
            <text:p>rshorcb, <text:s/>null, <text:s/>null, 19, <text:s/>null, 160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 =&gt; &quot;;[$creature.$A399];&quot; // &quot;;[$creature.$H399])" office:value-type="string" office:string-value="rtfgverb, 1,  null, 35, 5,  null,  null =&gt; rtfgverb // Verbeeg" calcext:value-type="string">
            <text:p>rtfgverb, 1, <text:s/>null, 35, 5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 =&gt; &quot;;[$creature.$A400];&quot; // &quot;;[$creature.$H400])" office:value-type="string" office:string-value="rudorog, 1,  null, 19, 1,  null,  null =&gt; rudorog // Neo Orog Avenger" calcext:value-type="string">
            <text:p>rudorog, 1, <text:s/>null, 19, 1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 =&gt; &quot;;[$creature.$A401];&quot; // &quot;;[$creature.$H401])" office:value-type="string" office:string-value="rudoroge, 1,  null, 19, 1,  null,  null =&gt; rudoroge // Neo Orog Marauder" calcext:value-type="string">
            <text:p>rudoroge, 1, <text:s/>null, 19, 1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 =&gt; &quot;;[$creature.$A402];&quot; // &quot;;[$creature.$H402])" office:value-type="string" office:string-value="rvsyeti, 1,  null, 34, 5,  null,  null =&gt; rvsyeti // Yeti" calcext:value-type="string">
            <text:p>rvsyeti, 1, <text:s/>null, 34, 5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 =&gt; &quot;;[$creature.$A403];&quot; // &quot;;[$creature.$H403])" office:value-type="string" office:string-value="rwtgice,  null,  null,  null, 5,  null,  null =&gt; rwtgice // Greater Ice Troll" calcext:value-type="string">
            <text:p>rwtgice, <text:s/>null, <text:s/>null, <text:s/>null, 5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 =&gt; &quot;;[$creature.$A404];&quot; // &quot;;[$creature.$H404])" office:value-type="string" office:string-value="rwtwwolf, 1,  null,  null, 2,  null,  null =&gt; rwtwwolf // Winter Wolf" calcext:value-type="string">
            <text:p>rwtwwolf, 1, <text:s/>null, <text:s/>null, 2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 =&gt; &quot;;[$creature.$A405];&quot; // &quot;;[$creature.$H405])" office:value-type="string" office:string-value="saablic,  null,  null, 35,  null,  null,  null =&gt; saablic // Saablic Tan" calcext:value-type="string">
            <text:p>saablic, <text:s/>null, <text:s/>null, 35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 =&gt; &quot;;[$creature.$A406];&quot; // &quot;;[$creature.$H406])" office:value-type="string" office:string-value="sagrdm,  null,  null, 19,  null,  null,  null =&gt; sagrdm // Sahuagin Royal Guard" calcext:value-type="string">
            <text:p>sagrdm, <text:s/>null, <text:s/>null, 19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 =&gt; &quot;;[$creature.$A407];&quot; // &quot;;[$creature.$H407])" office:value-type="string" office:string-value="sarguard,  null,  null, 19,  null,  null,  null =&gt; sarguard // Sahuagin Royal Guard" calcext:value-type="string">
            <text:p>sarguard, <text:s/>null, <text:s/>null, 19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 =&gt; &quot;;[$creature.$A408];&quot; // &quot;;[$creature.$H408])" office:value-type="string" office:string-value="sarpries,  null,  null,  null,  null,  null, 3 =&gt; sarpries // Sahuagin Royal High Priestess" calcext:value-type="string">
            <text:p>sarpries, <text:s/>null, <text:s/>null, <text:s/>null, <text:s/>null, <text:s/>null, 3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 =&gt; &quot;;[$creature.$A409];&quot; // &quot;;[$creature.$H409])" office:value-type="string" office:string-value="saumber,  null,  null,  null, 255,  null,  null =&gt; saumber // Vodyanoi" calcext:value-type="string">
            <text:p>saumber, <text:s/>null, <text:s/>null, <text:s/>null, 255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 =&gt; &quot;;[$creature.$A410];&quot; // &quot;;[$creature.$H410])" office:value-type="string" office:string-value="saumber2,  null,  null,  null, 255,  null,  null =&gt; saumber2 // Vodyanoi" calcext:value-type="string">
            <text:p>saumber2, <text:s/>null, <text:s/>null, <text:s/>null, 255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 =&gt; &quot;;[$creature.$A411];&quot; // &quot;;[$creature.$H411])" office:value-type="string" office:string-value="sbethla,  null,  null,  null, 1, 1,  null =&gt; sbethla // Priestess of Illmater" calcext:value-type="string">
            <text:p>sbethla, <text:s/>null, <text:s/>null, <text:s/>null, 1, 1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 =&gt; &quot;;[$creature.$A412];&quot; // &quot;;[$creature.$H412])" office:value-type="string" office:string-value="sdelfac,  null,  null, 49,  null, 2,  null =&gt; sdelfac // Shadowed Elven Acolyte" calcext:value-type="string">
            <text:p>sdelfac, <text:s/>null, <text:s/>null, 49, <text:s/>null, 2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 =&gt; &quot;;[$creature.$A413];&quot; // &quot;;[$creature.$H413])" office:value-type="string" office:string-value="sdelfbw1,  null,  null, 49,  null, 2,  null =&gt; sdelfbw1 // Shadowed Elven Archer" calcext:value-type="string">
            <text:p>sdelfbw1, <text:s/>null, <text:s/>null, 49, <text:s/>null, 2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 =&gt; &quot;;[$creature.$A414];&quot; // &quot;;[$creature.$H414])" office:value-type="string" office:string-value="sdelfbw2,  null,  null, 49,  null, 2,  null =&gt; sdelfbw2 // Shadowed Elven Archer" calcext:value-type="string">
            <text:p>sdelfbw2, <text:s/>null, <text:s/>null, 49, <text:s/>null, 2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 =&gt; &quot;;[$creature.$A415];&quot; // &quot;;[$creature.$H415])" office:value-type="string" office:string-value="sdelfcl,  null,  null, 49,  null, 2,  null =&gt; sdelfcl // Shadowed Elven Cleric" calcext:value-type="string">
            <text:p>sdelfcl, <text:s/>null, <text:s/>null, 49, <text:s/>null, 2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 =&gt; &quot;;[$creature.$A416];&quot; // &quot;;[$creature.$H416])" office:value-type="string" office:string-value="sdelfcl2,  null,  null, 49,  null, 2,  null =&gt; sdelfcl2 // Shadowed Elven Cleric" calcext:value-type="string">
            <text:p>sdelfcl2, <text:s/>null, <text:s/>null, 49, <text:s/>null, 2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 =&gt; &quot;;[$creature.$A417];&quot; // &quot;;[$creature.$H417])" office:value-type="string" office:string-value="sdelfof1,  null,  null, 49,  null, 2,  null =&gt; sdelfof1 // Shadowed Elven Officer" calcext:value-type="string">
            <text:p>sdelfof1, <text:s/>null, <text:s/>null, 49, <text:s/>null, 2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 =&gt; &quot;;[$creature.$A418];&quot; // &quot;;[$creature.$H418])" office:value-type="string" office:string-value="sdelfof2,  null,  null, 49,  null, 2,  null =&gt; sdelfof2 // Shadowed Elven Officer" calcext:value-type="string">
            <text:p>sdelfof2, <text:s/>null, <text:s/>null, 49, <text:s/>null, 2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 =&gt; &quot;;[$creature.$A419];&quot; // &quot;;[$creature.$H419])" office:value-type="string" office:string-value="sdelfof3,  null,  null, 49,  null, 2,  null =&gt; sdelfof3 // Shadowed Elven Officer" calcext:value-type="string">
            <text:p>sdelfof3, <text:s/>null, <text:s/>null, 49, <text:s/>null, 2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 =&gt; &quot;;[$creature.$A420];&quot; // &quot;;[$creature.$H420])" office:value-type="string" office:string-value="sdelfpr,  null,  null, 49,  null, 2,  null =&gt; sdelfpr // Shadowed Elven Priest" calcext:value-type="string">
            <text:p>sdelfpr, <text:s/>null, <text:s/>null, 49, <text:s/>null, 2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 =&gt; &quot;;[$creature.$A421];&quot; // &quot;;[$creature.$H421])" office:value-type="string" office:string-value="sdelfsw1,  null,  null,  null,  null, 2,  null =&gt; sdelfsw1 // Shadowed Elven Swordsman" calcext:value-type="string">
            <text:p>sdelfsw1, <text:s/>null, <text:s/>null, <text:s/>null, <text:s/>null, 2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 =&gt; &quot;;[$creature.$A422];&quot; // &quot;;[$creature.$H422])" office:value-type="string" office:string-value="sdelfsw2,  null,  null, 49,  null, 2,  null =&gt; sdelfsw2 // Shadowed Elven Swordsman" calcext:value-type="string">
            <text:p>sdelfsw2, <text:s/>null, <text:s/>null, 49, <text:s/>null, 2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 =&gt; &quot;;[$creature.$A423];&quot; // &quot;;[$creature.$H423])" office:value-type="string" office:string-value="sdelfsw3,  null,  null, 49,  null, 2,  null =&gt; sdelfsw3 // Shadowed Elven Swordsman" calcext:value-type="string">
            <text:p>sdelfsw3, <text:s/>null, <text:s/>null, 49, <text:s/>null, 2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 =&gt; &quot;;[$creature.$A424];&quot; // &quot;;[$creature.$H424])" office:value-type="string" office:string-value="sdelfsw4,  null,  null, 49,  null, 2,  null =&gt; sdelfsw4 // Shadowed Elven Swordsman" calcext:value-type="string">
            <text:p>sdelfsw4, <text:s/>null, <text:s/>null, 49, <text:s/>null, 2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 =&gt; &quot;;[$creature.$A425];&quot; // &quot;;[$creature.$H425])" office:value-type="string" office:string-value="sdelfsw5,  null,  null, 49,  null, 2,  null =&gt; sdelfsw5 // Shadowed Elven Swordsman" calcext:value-type="string">
            <text:p>sdelfsw5, <text:s/>null, <text:s/>null, 49, <text:s/>null, 2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 =&gt; &quot;;[$creature.$A426];&quot; // &quot;;[$creature.$H426])" office:value-type="string" office:string-value="sdelfwz1,  null,  null, 49,  null, 2,  null =&gt; sdelfwz1 // Shadowed Elven Wizard" calcext:value-type="string">
            <text:p>sdelfwz1, <text:s/>null, <text:s/>null, 49, <text:s/>null, 2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 =&gt; &quot;;[$creature.$A427];&quot; // &quot;;[$creature.$H427])" office:value-type="string" office:string-value="sdgobax1,  null,  null, 19,  null, 155,  null =&gt; sdgobax1 // Shadowed Goblin Grunt" calcext:value-type="string">
            <text:p>sdgobax1, <text:s/>null, <text:s/>null, 19, <text:s/>null, 155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 =&gt; &quot;;[$creature.$A428];&quot; // &quot;;[$creature.$H428])" office:value-type="string" office:string-value="sdgobax2,  null,  null, 19,  null, 155,  null =&gt; sdgobax2 // Shadowed Goblin Warrior" calcext:value-type="string">
            <text:p>sdgobax2, <text:s/>null, <text:s/>null, 19, <text:s/>null, 155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 =&gt; &quot;;[$creature.$A429];&quot; // &quot;;[$creature.$H429])" office:value-type="string" office:string-value="sdgobax3,  null,  null, 19,  null, 155,  null =&gt; sdgobax3 // Shadowed Goblin Warrior" calcext:value-type="string">
            <text:p>sdgobax3, <text:s/>null, <text:s/>null, 19, <text:s/>null, 155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 =&gt; &quot;;[$creature.$A430];&quot; // &quot;;[$creature.$H430])" office:value-type="string" office:string-value="sdgobbw1,  null,  null, 19,  null, 155,  null =&gt; sdgobbw1 // Shadowed Goblin Archer" calcext:value-type="string">
            <text:p>sdgobbw1, <text:s/>null, <text:s/>null, 19, <text:s/>null, 155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 =&gt; &quot;;[$creature.$A431];&quot; // &quot;;[$creature.$H431])" office:value-type="string" office:string-value="sdgobbw2,  null,  null, 19,  null, 155,  null =&gt; sdgobbw2 // Shadowed Goblin Marksman" calcext:value-type="string">
            <text:p>sdgobbw2, <text:s/>null, <text:s/>null, 19, <text:s/>null, 155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 =&gt; &quot;;[$creature.$A432];&quot; // &quot;;[$creature.$H432])" office:value-type="string" office:string-value="sdgobtrn,  null,  null, 19,  null, 155,  null =&gt; sdgobtrn // Shadowed Goblin Trainer" calcext:value-type="string">
            <text:p>sdgobtrn, <text:s/>null, <text:s/>null, 19, <text:s/>null, 155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 =&gt; &quot;;[$creature.$A433];&quot; // &quot;;[$creature.$H433])" office:value-type="string" office:string-value="sdogre,  null,  null, 51,  null, 113,  null =&gt; sdogre // Shadowed Ogre" calcext:value-type="string">
            <text:p>sdogre, <text:s/>null, <text:s/>null, 51, <text:s/>null, 113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 =&gt; &quot;;[$creature.$A434];&quot; // &quot;;[$creature.$H434])" office:value-type="string" office:string-value="sdogre2,  null,  null, 51,  null, 167,  null =&gt; sdogre2 // Shadowed Ogre" calcext:value-type="string">
            <text:p>sdogre2, <text:s/>null, <text:s/>null, 51, <text:s/>null, 167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 =&gt; &quot;;[$creature.$A435];&quot; // &quot;;[$creature.$H435])" office:value-type="string" office:string-value="sdorcax1,  null,  null, 19,  null, 160,  null =&gt; sdorcax1 // Shadowed Orc Grunt" calcext:value-type="string">
            <text:p>sdorcax1, <text:s/>null, <text:s/>null, 19, <text:s/>null, 160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 =&gt; &quot;;[$creature.$A436];&quot; // &quot;;[$creature.$H436])" office:value-type="string" office:string-value="sdorcax3,  null,  null, 19,  null, 160,  null =&gt; sdorcax3 // Shadowed Orc Chieftain" calcext:value-type="string">
            <text:p>sdorcax3, <text:s/>null, <text:s/>null, 19, <text:s/>null, 160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 =&gt; &quot;;[$creature.$A437];&quot; // &quot;;[$creature.$H437])" office:value-type="string" office:string-value="sdorcbw1,  null,  null, 19,  null, 160,  null =&gt; sdorcbw1 // Shadowed Orc Archer" calcext:value-type="string">
            <text:p>sdorcbw1, <text:s/>null, <text:s/>null, 19, <text:s/>null, 160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 =&gt; &quot;;[$creature.$A438];&quot; // &quot;;[$creature.$H438])" office:value-type="string" office:string-value="sdorcbw2,  null,  null, 19,  null, 160,  null =&gt; sdorcbw2 // Shadowed Orc Marksman" calcext:value-type="string">
            <text:p>sdorcbw2, <text:s/>null, <text:s/>null, 19, <text:s/>null, 160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 =&gt; &quot;;[$creature.$A439];&quot; // &quot;;[$creature.$H439])" office:value-type="string" office:string-value="sdorcshm,  null,  null, 19,  null, 160,  null =&gt; sdorcshm // Shadowed Orc Shaman" calcext:value-type="string">
            <text:p>sdorcshm, <text:s/>null, <text:s/>null, 19, <text:s/>null, 160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 =&gt; &quot;;[$creature.$A440];&quot; // &quot;;[$creature.$H440])" office:value-type="string" office:string-value="sdworg,  null,  null, 35,  null, 117,  null =&gt; sdworg // Shadowed Worg" calcext:value-type="string">
            <text:p>sdworg, <text:s/>null, <text:s/>null, 35, <text:s/>null, 117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 =&gt; &quot;;[$creature.$A441];&quot; // &quot;;[$creature.$H441])" office:value-type="string" office:string-value="sentry,  null,  null,  null,  null, 156,  null =&gt; sentry // Cryshal Sentry" calcext:value-type="string">
            <text:p>sentry, <text:s/>null, <text:s/>null, <text:s/>null, <text:s/>null, 156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 =&gt; &quot;;[$creature.$A442];&quot; // &quot;;[$creature.$H442])" office:value-type="string" office:string-value="serrhya,  null,  null, 49,  null,  null,  null =&gt; serrhya // Sehriya" calcext:value-type="string">
            <text:p>serrhya, <text:s/>null, <text:s/>null, 49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 =&gt; &quot;;[$creature.$A443];&quot; // &quot;;[$creature.$H443])" office:value-type="string" office:string-value="sevsoul, 4,  null, 19,  null,  null,  null =&gt; sevsoul // Severed Soul" calcext:value-type="string">
            <text:p>sevsoul, 4, <text:s/>null, 19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 =&gt; &quot;;[$creature.$A444];&quot; // &quot;;[$creature.$H444])" office:value-type="string" office:string-value="shadow,  null,  null, 51,  null,  null,  null =&gt; shadow // Shadow" calcext:value-type="string">
            <text:p>shadow, <text:s/>null, <text:s/>null, 51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 =&gt; &quot;;[$creature.$A445];&quot; // &quot;;[$creature.$H445])" office:value-type="string" office:string-value="shadowb,  null,  null, 51,  null,  null,  null =&gt; shadowb // Buff Shadow" calcext:value-type="string">
            <text:p>shadowb, <text:s/>null, <text:s/>null, 51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 =&gt; &quot;;[$creature.$A446];&quot; // &quot;;[$creature.$H446])" office:value-type="string" office:string-value="shadsoul,  null,  null, 19,  null,  null,  null =&gt; shadsoul // Shadowed Soul" calcext:value-type="string">
            <text:p>shadsoul, <text:s/>null, <text:s/>null, 19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 =&gt; &quot;;[$creature.$A447];&quot; // &quot;;[$creature.$H447])" office:value-type="string" office:string-value="shatsoul, 4,  null, 19,  null,  null,  null =&gt; shatsoul // Shattered Soul" calcext:value-type="string">
            <text:p>shatsoul, 4, <text:s/>null, 19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 =&gt; &quot;;[$creature.$A448];&quot; // &quot;;[$creature.$H448])" office:value-type="string" office:string-value="shdelfpt,  null,  null, 49,  null,  null,  null =&gt; shdelfpt // Shadowed Elf" calcext:value-type="string">
            <text:p>shdelfpt, <text:s/>null, <text:s/>null, 49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 =&gt; &quot;;[$creature.$A449];&quot; // &quot;;[$creature.$H449])" office:value-type="string" office:string-value="sheemish, 1, 1,  null,  null,  null,  null =&gt; sheemish // Sheemish" calcext:value-type="string">
            <text:p>sheemish, 1, 1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 =&gt; &quot;;[$creature.$A450];&quot; // &quot;;[$creature.$H450])" office:value-type="string" office:string-value="shmblr, 4,  null,  null, 255, 176,  null =&gt; shmblr // Shambler" calcext:value-type="string">
            <text:p>shmblr, 4, <text:s/>null, <text:s/>null, 255, 176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 =&gt; &quot;;[$creature.$A451];&quot; // &quot;;[$creature.$H451])" office:value-type="string" office:string-value="shrieker,  null,  null, 34,  null,  null,  null =&gt; shrieker // Shrieker" calcext:value-type="string">
            <text:p>shrieker, <text:s/>null, <text:s/>null, 34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 =&gt; &quot;;[$creature.$A452];&quot; // &quot;;[$creature.$H452])" office:value-type="string" office:string-value="sincylia,  null,  null,  null, 1, 1,  null =&gt; sincylia // Sister Incylia" calcext:value-type="string">
            <text:p>sincylia, <text:s/>null, <text:s/>null, <text:s/>null, 1, 1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 =&gt; &quot;;[$creature.$A453];&quot; // &quot;;[$creature.$H453])" office:value-type="string" office:string-value="skarmax,  null,  null, 34,  null,  null,  null =&gt; skarmax // Armored Skeleton" calcext:value-type="string">
            <text:p>skarmax, <text:s/>null, <text:s/>null, 34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 =&gt; &quot;;[$creature.$A454];&quot; // &quot;;[$creature.$H454])" office:value-type="string" office:string-value="skarmms,  null,  null, 34,  null,  null,  null =&gt; skarmms // Armored Skeleton" calcext:value-type="string">
            <text:p>skarmms, <text:s/>null, <text:s/>null, 34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 =&gt; &quot;;[$creature.$A455];&quot; // &quot;;[$creature.$H455])" office:value-type="string" office:string-value="skarmsw,  null,  null, 34,  null,  null,  null =&gt; skarmsw // Armored Skeleton" calcext:value-type="string">
            <text:p>skarmsw, <text:s/>null, <text:s/>null, 34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 =&gt; &quot;;[$creature.$A456];&quot; // &quot;;[$creature.$H456])" office:value-type="string" office:string-value="skelarm,  null,  null, 34,  null,  null,  null =&gt; skelarm // Armored Skeleton" calcext:value-type="string">
            <text:p>skelarm, <text:s/>null, <text:s/>null, 34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 =&gt; &quot;;[$creature.$A457];&quot; // &quot;;[$creature.$H457])" office:value-type="string" office:string-value="skelblad,  null,  null, 34,  null,  null,  null =&gt; skelblad // Bladed Skeleton" calcext:value-type="string">
            <text:p>skelblad, <text:s/>null, <text:s/>null, 34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 =&gt; &quot;;[$creature.$A458];&quot; // &quot;;[$creature.$H458])" office:value-type="string" office:string-value="skelblaz, 4,  null, 34,  null,  null,  null =&gt; skelblaz // Burning Skeleton" calcext:value-type="string">
            <text:p>skelblaz, 4, <text:s/>null, 34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 =&gt; &quot;;[$creature.$A459];&quot; // &quot;;[$creature.$H459])" office:value-type="string" office:string-value="skelbow,  null,  null, 34,  null,  null,  null =&gt; skelbow // Skeleton Archer" calcext:value-type="string">
            <text:p>skelbow, <text:s/>null, <text:s/>null, 34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 =&gt; &quot;;[$creature.$A460];&quot; // &quot;;[$creature.$H460])" office:value-type="string" office:string-value="skelserr,  null,  null, 34,  null,  null,  null =&gt; skelserr // Serrated Skeleton" calcext:value-type="string">
            <text:p>skelserr, <text:s/>null, <text:s/>null, 34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 =&gt; &quot;;[$creature.$A461];&quot; // &quot;;[$creature.$H461])" office:value-type="string" office:string-value="slavedf1,  null,  null, 34, 3,  null,  null =&gt; slavedf1 // Dead Slave" calcext:value-type="string">
            <text:p>slavedf1, <text:s/>null, <text:s/>null, 34, 3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 =&gt; &quot;;[$creature.$A462];&quot; // &quot;;[$creature.$H462])" office:value-type="string" office:string-value="slavedf2,  null,  null, 34, 3,  null,  null =&gt; slavedf2 // Dead Slave" calcext:value-type="string">
            <text:p>slavedf2, <text:s/>null, <text:s/>null, 34, 3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 =&gt; &quot;;[$creature.$A463];&quot; // &quot;;[$creature.$H463])" office:value-type="string" office:string-value="slavedm1,  null,  null, 34, 3,  null,  null =&gt; slavedm1 // Dead Slave" calcext:value-type="string">
            <text:p>slavedm1, <text:s/>null, <text:s/>null, 34, 3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 =&gt; &quot;;[$creature.$A464];&quot; // &quot;;[$creature.$H464])" office:value-type="string" office:string-value="slavedm2,  null,  null, 34, 3,  null,  null =&gt; slavedm2 // Dead Slave" calcext:value-type="string">
            <text:p>slavedm2, <text:s/>null, <text:s/>null, 34, 3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 =&gt; &quot;;[$creature.$A465];&quot; // &quot;;[$creature.$H465])" office:value-type="string" office:string-value="slavef1,  null,  null, 34,  null,  null,  null =&gt; slavef1 // Slave" calcext:value-type="string">
            <text:p>slavef1, <text:s/>null, <text:s/>null, 34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 =&gt; &quot;;[$creature.$A466];&quot; // &quot;;[$creature.$H466])" office:value-type="string" office:string-value="slavef2,  null,  null, 34,  null,  null,  null =&gt; slavef2 // Slave" calcext:value-type="string">
            <text:p>slavef2, <text:s/>null, <text:s/>null, 34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 =&gt; &quot;;[$creature.$A467];&quot; // &quot;;[$creature.$H467])" office:value-type="string" office:string-value="slavef3,  null,  null, 34,  null,  null,  null =&gt; slavef3 // Slave" calcext:value-type="string">
            <text:p>slavef3, <text:s/>null, <text:s/>null, 34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 =&gt; &quot;;[$creature.$A468];&quot; // &quot;;[$creature.$H468])" office:value-type="string" office:string-value="slavef4,  null,  null, 34,  null,  null,  null =&gt; slavef4 // Slave" calcext:value-type="string">
            <text:p>slavef4, <text:s/>null, <text:s/>null, 34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 =&gt; &quot;;[$creature.$A469];&quot; // &quot;;[$creature.$H469])" office:value-type="string" office:string-value="slavef5,  null,  null, 34,  null,  null,  null =&gt; slavef5 // Slave" calcext:value-type="string">
            <text:p>slavef5, <text:s/>null, <text:s/>null, 34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 =&gt; &quot;;[$creature.$A470];&quot; // &quot;;[$creature.$H470])" office:value-type="string" office:string-value="slavem1,  null,  null, 34,  null,  null,  null =&gt; slavem1 // Slave" calcext:value-type="string">
            <text:p>slavem1, <text:s/>null, <text:s/>null, 34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 =&gt; &quot;;[$creature.$A471];&quot; // &quot;;[$creature.$H471])" office:value-type="string" office:string-value="slavem2,  null,  null, 34,  null,  null,  null =&gt; slavem2 // Slave" calcext:value-type="string">
            <text:p>slavem2, <text:s/>null, <text:s/>null, 34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 =&gt; &quot;;[$creature.$A472];&quot; // &quot;;[$creature.$H472])" office:value-type="string" office:string-value="slavem3,  null,  null, 34,  null,  null,  null =&gt; slavem3 // Slave" calcext:value-type="string">
            <text:p>slavem3, <text:s/>null, <text:s/>null, 34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 =&gt; &quot;;[$creature.$A473];&quot; // &quot;;[$creature.$H473])" office:value-type="string" office:string-value="slavem5,  null,  null, 34,  null,  null,  null =&gt; slavem5 // Slave" calcext:value-type="string">
            <text:p>slavem5, <text:s/>null, <text:s/>null, 34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 =&gt; &quot;;[$creature.$A474];&quot; // &quot;;[$creature.$H474])" office:value-type="string" office:string-value="slmzomb,  null,  null,  null, 4, 108,  null =&gt; slmzomb // Slime Zombie" calcext:value-type="string">
            <text:p>slmzomb, <text:s/>null, <text:s/>null, <text:s/>null, 4, 108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 =&gt; &quot;;[$creature.$A475];&quot; // &quot;;[$creature.$H475])" office:value-type="string" office:string-value="soth,  null,  null, 34,  null,  null,  null =&gt; soth // Soth" calcext:value-type="string">
            <text:p>soth, <text:s/>null, <text:s/>null, 34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 =&gt; &quot;;[$creature.$A476];&quot; // &quot;;[$creature.$H476])" office:value-type="string" office:string-value="spcook,  null,  null,  null, 4,  null,  null =&gt; spcook // Spectral Cook" calcext:value-type="string">
            <text:p>spcook, <text:s/>null, <text:s/>null, <text:s/>null, 4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 =&gt; &quot;;[$creature.$A477];&quot; // &quot;;[$creature.$H477])" office:value-type="string" office:string-value="spcourtf,  null, 2,  null, 4,  null,  null =&gt; spcourtf // Spectral Courtier" calcext:value-type="string">
            <text:p>spcourtf, <text:s/>null, 2, <text:s/>null, 4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 =&gt; &quot;;[$creature.$A478];&quot; // &quot;;[$creature.$H478])" office:value-type="string" office:string-value="spcourtm,  null,  null,  null, 4,  null,  null =&gt; spcourtm // Spectral Courtier" calcext:value-type="string">
            <text:p>spcourtm, <text:s/>null, <text:s/>null, <text:s/>null, 4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 =&gt; &quot;;[$creature.$A479];&quot; // &quot;;[$creature.$H479])" office:value-type="string" office:string-value="spknight,  null,  null, 34,  null,  null,  null =&gt; spknight // Spectral Knight" calcext:value-type="string">
            <text:p>spknight, <text:s/>null, <text:s/>null, 34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 =&gt; &quot;;[$creature.$A480];&quot; // &quot;;[$creature.$H480])" office:value-type="string" office:string-value="squirel,  null,  null, 34,  null,  null,  null =&gt; squirel // Squirrel" calcext:value-type="string">
            <text:p>squirel, <text:s/>null, <text:s/>null, 34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 =&gt; &quot;;[$creature.$A481];&quot; // &quot;;[$creature.$H481])" office:value-type="string" office:string-value="squirel2,  null,  null, 34,  null,  null,  null =&gt; squirel2 // Squirrel" calcext:value-type="string">
            <text:p>squirel2, <text:s/>null, <text:s/>null, 34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 =&gt; &quot;;[$creature.$A482];&quot; // &quot;;[$creature.$H482])" office:value-type="string" office:string-value="ss1gob1,  null,  null, 19, 1,  null,  null =&gt; ss1gob1 // Goblin" calcext:value-type="string">
            <text:p>ss1gob1, <text:s/>null, <text:s/>null, 19, 1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 =&gt; &quot;;[$creature.$A483];&quot; // &quot;;[$creature.$H483])" office:value-type="string" office:string-value="ss1gob2,  null,  null, 19, 1,  null,  null =&gt; ss1gob2 // Goblin" calcext:value-type="string">
            <text:p>ss1gob2, <text:s/>null, <text:s/>null, 19, 1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 =&gt; &quot;;[$creature.$A484];&quot; // &quot;;[$creature.$H484])" office:value-type="string" office:string-value="ss1gob3,  null,  null, 19, 1,  null,  null =&gt; ss1gob3 // Goblin" calcext:value-type="string">
            <text:p>ss1gob3, <text:s/>null, <text:s/>null, 19, 1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 =&gt; &quot;;[$creature.$A485];&quot; // &quot;;[$creature.$H485])" office:value-type="string" office:string-value="ss1liz3,  null,  null,  null, 1,  null,  null =&gt; ss1liz3 // Lizard Man" calcext:value-type="string">
            <text:p>ss1liz3, <text:s/>null, <text:s/>null, <text:s/>null, 1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 =&gt; &quot;;[$creature.$A486];&quot; // &quot;;[$creature.$H486])" office:value-type="string" office:string-value="ss1liz4,  null,  null,  null, 1,  null,  null =&gt; ss1liz4 // Lizard Man" calcext:value-type="string">
            <text:p>ss1liz4, <text:s/>null, <text:s/>null, <text:s/>null, 1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 =&gt; &quot;;[$creature.$A487];&quot; // &quot;;[$creature.$H487])" office:value-type="string" office:string-value="ss1trl6,  null,  null,  null, 5,  null,  null =&gt; ss1trl6 // Troll" calcext:value-type="string">
            <text:p>ss1trl6, <text:s/>null, <text:s/>null, <text:s/>null, 5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 =&gt; &quot;;[$creature.$A488];&quot; // &quot;;[$creature.$H488])" office:value-type="string" office:string-value="ss1trl7,  null,  null,  null, 5,  null,  null =&gt; ss1trl7 // Troll" calcext:value-type="string">
            <text:p>ss1trl7, <text:s/>null, <text:s/>null, <text:s/>null, 5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 =&gt; &quot;;[$creature.$A489];&quot; // &quot;;[$creature.$H489])" office:value-type="string" office:string-value="ss1trl8,  null,  null,  null, 5,  null,  null =&gt; ss1trl8 // Troll" calcext:value-type="string">
            <text:p>ss1trl8, <text:s/>null, <text:s/>null, <text:s/>null, 5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 =&gt; &quot;;[$creature.$A490];&quot; // &quot;;[$creature.$H490])" office:value-type="string" office:string-value="ss2gob1,  null,  null, 19, 1,  null,  null =&gt; ss2gob1 // Goblin Elite" calcext:value-type="string">
            <text:p>ss2gob1, <text:s/>null, <text:s/>null, 19, 1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 =&gt; &quot;;[$creature.$A491];&quot; // &quot;;[$creature.$H491])" office:value-type="string" office:string-value="ss2gob2,  null,  null, 19, 1,  null,  null =&gt; ss2gob2 // Goblin Elite" calcext:value-type="string">
            <text:p>ss2gob2, <text:s/>null, <text:s/>null, 19, 1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 =&gt; &quot;;[$creature.$A492];&quot; // &quot;;[$creature.$H492])" office:value-type="string" office:string-value="ss2gob3,  null,  null, 19, 1,  null,  null =&gt; ss2gob3 // Goblin Elite" calcext:value-type="string">
            <text:p>ss2gob3, <text:s/>null, <text:s/>null, 19, 1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 =&gt; &quot;;[$creature.$A493];&quot; // &quot;;[$creature.$H493])" office:value-type="string" office:string-value="ss2liz5,  null,  null,  null, 1,  null,  null =&gt; ss2liz5 // Tough Lizard Man" calcext:value-type="string">
            <text:p>ss2liz5, <text:s/>null, <text:s/>null, <text:s/>null, 1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 =&gt; &quot;;[$creature.$A494];&quot; // &quot;;[$creature.$H494])" office:value-type="string" office:string-value="ss2liz6,  null,  null,  null, 1,  null,  null =&gt; ss2liz6 // Tough Lizard Man" calcext:value-type="string">
            <text:p>ss2liz6, <text:s/>null, <text:s/>null, <text:s/>null, 1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 =&gt; &quot;;[$creature.$A495];&quot; // &quot;;[$creature.$H495])" office:value-type="string" office:string-value="ss2liz7,  null,  null,  null, 1,  null,  null =&gt; ss2liz7 // Tough Lizard Man" calcext:value-type="string">
            <text:p>ss2liz7, <text:s/>null, <text:s/>null, <text:s/>null, 1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 =&gt; &quot;;[$creature.$A496];&quot; // &quot;;[$creature.$H496])" office:value-type="string" office:string-value="ss3trl7,  null,  null,  null, 5,  null,  null =&gt; ss3trl7 // Troll" calcext:value-type="string">
            <text:p>ss3trl7, <text:s/>null, <text:s/>null, <text:s/>null, 5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 =&gt; &quot;;[$creature.$A497];&quot; // &quot;;[$creature.$H497])" office:value-type="string" office:string-value="ss3trl8,  null,  null,  null, 5,  null,  null =&gt; ss3trl8 // Troll" calcext:value-type="string">
            <text:p>ss3trl8, <text:s/>null, <text:s/>null, <text:s/>null, 5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 =&gt; &quot;;[$creature.$A498];&quot; // &quot;;[$creature.$H498])" office:value-type="string" office:string-value="ss3umb8,  null,  null, 51,  null,  null,  null =&gt; ss3umb8 // Umber Hulk" calcext:value-type="string">
            <text:p>ss3umb8, <text:s/>null, <text:s/>null, 51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 =&gt; &quot;;[$creature.$A499];&quot; // &quot;;[$creature.$H499])" office:value-type="string" office:string-value="ss3umb9,  null,  null, 51,  null,  null,  null =&gt; ss3umb9 // Umber Hulk" calcext:value-type="string">
            <text:p>ss3umb9, <text:s/>null, <text:s/>null, 51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 =&gt; &quot;;[$creature.$A500];&quot; // &quot;;[$creature.$H500])" office:value-type="string" office:string-value="sshamb,  null,  null,  null,  null, 176,  null =&gt; sshamb // Shambling Mound" calcext:value-type="string">
            <text:p>sshamb, <text:s/>null, <text:s/>null, <text:s/>null, <text:s/>null, 176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 =&gt; &quot;;[$creature.$A501];&quot; // &quot;;[$creature.$H501])" office:value-type="string" office:string-value="stnnui,  null,  null, 34, 255,  null,  null =&gt; stnnui // Stone Nuisance" calcext:value-type="string">
            <text:p>stnnui, <text:s/>null, <text:s/>null, 34, 255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 =&gt; &quot;;[$creature.$A502];&quot; // &quot;;[$creature.$H502])" office:value-type="string" office:string-value="stoolm1,  null,  null, 34,  null,  null,  null =&gt; stoolm1 // Townsperson" calcext:value-type="string">
            <text:p>stoolm1, <text:s/>null, <text:s/>null, 34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 =&gt; &quot;;[$creature.$A503];&quot; // &quot;;[$creature.$H503])" office:value-type="string" office:string-value="stoolm2,  null,  null, 34,  null,  null,  null =&gt; stoolm2 // Townsperson" calcext:value-type="string">
            <text:p>stoolm2, <text:s/>null, <text:s/>null, 34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 =&gt; &quot;;[$creature.$A504];&quot; // &quot;;[$creature.$H504])" office:value-type="string" office:string-value="stoolm3,  null,  null, 34,  null,  null,  null =&gt; stoolm3 // Townsperson" calcext:value-type="string">
            <text:p>stoolm3, <text:s/>null, <text:s/>null, 34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 =&gt; &quot;;[$creature.$A505];&quot; // &quot;;[$creature.$H505])" office:value-type="string" office:string-value="sumdoom,  null,  null, 34,  null,  null,  null =&gt; sumdoom // Creeping Doom" calcext:value-type="string">
            <text:p>sumdoom, <text:s/>null, <text:s/>null, 34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 =&gt; &quot;;[$creature.$A506];&quot; // &quot;;[$creature.$H506])" office:value-type="string" office:string-value="sumshad,  null,  null, 51,  null,  null,  null =&gt; sumshad // Shadow" calcext:value-type="string">
            <text:p>sumshad, <text:s/>null, <text:s/>null, 51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 =&gt; &quot;;[$creature.$A507];&quot; // &quot;;[$creature.$H507])" office:value-type="string" office:string-value="sumstlk,  null,  null, 34,  null, 152,  null =&gt; sumstlk // Invisible Stalker" calcext:value-type="string">
            <text:p>sumstlk, <text:s/>null, <text:s/>null, 34, <text:s/>null, 152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 =&gt; &quot;;[$creature.$A508];&quot; // &quot;;[$creature.$H508])" office:value-type="string" office:string-value="svirfneb,  null,  null, 33,  null,  null,  null =&gt; svirfneb // Svirfneblin" calcext:value-type="string">
            <text:p>svirfneb, <text:s/>null, <text:s/>null, 33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 =&gt; &quot;;[$creature.$A509];&quot; // &quot;;[$creature.$H509])" office:value-type="string" office:string-value="talodead, 1, 1,  null, 3,  null, 3 =&gt; talodead // Talonite Priest" calcext:value-type="string">
            <text:p>talodead, 1, 1, <text:s/>null, 3, <text:s/>null, 3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 =&gt; &quot;;[$creature.$A510];&quot; // &quot;;[$creature.$H510])" office:value-type="string" office:string-value="tarnelm, 1,  null,  null,  null,  null,  null =&gt; tarnelm // Tarnelm" calcext:value-type="string">
            <text:p>tarnelm, 1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 =&gt; &quot;;[$creature.$A511];&quot; // &quot;;[$creature.$H511])" office:value-type="string" office:string-value="tarnsen,  null,  null, 34,  null,  null,  null =&gt; tarnsen // Tarnished Sentry" calcext:value-type="string">
            <text:p>tarnsen, <text:s/>null, <text:s/>null, 34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 =&gt; &quot;;[$creature.$A512];&quot; // &quot;;[$creature.$H512])" office:value-type="string" office:string-value="telanis, 1,  null, 49,  null, 2,  null =&gt; telanis // Telanis" calcext:value-type="string">
            <text:p>telanis, 1, <text:s/>null, 49, <text:s/>null, 2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 =&gt; &quot;;[$creature.$A513];&quot; // &quot;;[$creature.$H513])" office:value-type="string" office:string-value="therik,  null,  null, 34, 4,  null,  null =&gt; therik // Therik" calcext:value-type="string">
            <text:p>therik, <text:s/>null, <text:s/>null, 34, 4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 =&gt; &quot;;[$creature.$A514];&quot; // &quot;;[$creature.$H514])" office:value-type="string" office:string-value="thom,  null,  null,  null, 1,  null,  null =&gt; thom // Thom Farold" calcext:value-type="string">
            <text:p>thom, <text:s/>null, <text:s/>null, <text:s/>null, 1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 =&gt; &quot;;[$creature.$A515];&quot; // &quot;;[$creature.$H515])" office:value-type="string" office:string-value="tiernon,  null,  null, 17,  null,  null,  null =&gt; tiernon // Tiernon" calcext:value-type="string">
            <text:p>tiernon, <text:s/>null, <text:s/>null, 17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 =&gt; &quot;;[$creature.$A516];&quot; // &quot;;[$creature.$H516])" office:value-type="string" office:string-value="townief1,  null,  null, 34,  null,  null,  null =&gt; townief1 // Townsperson" calcext:value-type="string">
            <text:p>townief1, <text:s/>null, <text:s/>null, 34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 =&gt; &quot;;[$creature.$A517];&quot; // &quot;;[$creature.$H517])" office:value-type="string" office:string-value="townief2,  null,  null, 34,  null,  null,  null =&gt; townief2 // Townsperson" calcext:value-type="string">
            <text:p>townief2, <text:s/>null, <text:s/>null, 34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 =&gt; &quot;;[$creature.$A518];&quot; // &quot;;[$creature.$H518])" office:value-type="string" office:string-value="townief3,  null,  null, 34,  null,  null,  null =&gt; townief3 // Townsperson" calcext:value-type="string">
            <text:p>townief3, <text:s/>null, <text:s/>null, 34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 =&gt; &quot;;[$creature.$A519];&quot; // &quot;;[$creature.$H519])" office:value-type="string" office:string-value="townief4,  null,  null, 34,  null,  null,  null =&gt; townief4 // Townsperson" calcext:value-type="string">
            <text:p>townief4, <text:s/>null, <text:s/>null, 34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 =&gt; &quot;;[$creature.$A520];&quot; // &quot;;[$creature.$H520])" office:value-type="string" office:string-value="townief5,  null,  null, 34,  null,  null,  null =&gt; townief5 // Townsperson" calcext:value-type="string">
            <text:p>townief5, <text:s/>null, <text:s/>null, 34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 =&gt; &quot;;[$creature.$A521];&quot; // &quot;;[$creature.$H521])" office:value-type="string" office:string-value="towniem1,  null,  null, 34,  null,  null,  null =&gt; towniem1 // Townsperson" calcext:value-type="string">
            <text:p>towniem1, <text:s/>null, <text:s/>null, 34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 =&gt; &quot;;[$creature.$A522];&quot; // &quot;;[$creature.$H522])" office:value-type="string" office:string-value="towniem2,  null,  null, 34,  null,  null,  null =&gt; towniem2 // Townsperson" calcext:value-type="string">
            <text:p>towniem2, <text:s/>null, <text:s/>null, 34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 =&gt; &quot;;[$creature.$A523];&quot; // &quot;;[$creature.$H523])" office:value-type="string" office:string-value="towniem3,  null,  null, 34,  null,  null,  null =&gt; towniem3 // Townsperson" calcext:value-type="string">
            <text:p>towniem3, <text:s/>null, <text:s/>null, 34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 =&gt; &quot;;[$creature.$A524];&quot; // &quot;;[$creature.$H524])" office:value-type="string" office:string-value="towniem4,  null,  null, 34,  null,  null,  null =&gt; towniem4 // Townsperson" calcext:value-type="string">
            <text:p>towniem4, <text:s/>null, <text:s/>null, 34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 =&gt; &quot;;[$creature.$A525];&quot; // &quot;;[$creature.$H525])" office:value-type="string" office:string-value="towniem5,  null,  null, 34,  null,  null,  null =&gt; towniem5 // Townsperson" calcext:value-type="string">
            <text:p>towniem5, <text:s/>null, <text:s/>null, 34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 =&gt; &quot;;[$creature.$A526];&quot; // &quot;;[$creature.$H526])" office:value-type="string" office:string-value="tradran,  null,  null,  null, 4,  null,  null =&gt; tradran // Spectral Hero" calcext:value-type="string">
            <text:p>tradran, <text:s/>null, <text:s/>null, <text:s/>null, 4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 =&gt; &quot;;[$creature.$A527];&quot; // &quot;;[$creature.$H527])" office:value-type="string" office:string-value="trcriek,  null,  null,  null, 4,  null,  null =&gt; trcriek // Spectral Hero" calcext:value-type="string">
            <text:p>trcriek, <text:s/>null, <text:s/>null, <text:s/>null, 4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 =&gt; &quot;;[$creature.$A528];&quot; // &quot;;[$creature.$H528])" office:value-type="string" office:string-value="trgbard,  null,  null,  null, 4, 1,  null =&gt; trgbard // Luremaster" calcext:value-type="string">
            <text:p>trgbard, <text:s/>null, <text:s/>null, <text:s/>null, 4, 1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 =&gt; &quot;;[$creature.$A529];&quot; // &quot;;[$creature.$H529])" office:value-type="string" office:string-value="trharld,  null,  null,  null, 4,  null,  null =&gt; trharld // Spectral Hero" calcext:value-type="string">
            <text:p>trharld, <text:s/>null, <text:s/>null, <text:s/>null, 4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 =&gt; &quot;;[$creature.$A530];&quot; // &quot;;[$creature.$H530])" office:value-type="string" office:string-value="trhobrt,  null,  null,  null, 4,  null,  null =&gt; trhobrt // Spectral Hero" calcext:value-type="string">
            <text:p>trhobrt, <text:s/>null, <text:s/>null, <text:s/>null, 4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 =&gt; &quot;;[$creature.$A531];&quot; // &quot;;[$creature.$H531])" office:value-type="string" office:string-value="troll,  null,  null,  null, 5,  null,  null =&gt; troll // Troll" calcext:value-type="string">
            <text:p>troll, <text:s/>null, <text:s/>null, <text:s/>null, 5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 =&gt; &quot;;[$creature.$A532];&quot; // &quot;;[$creature.$H532])" office:value-type="string" office:string-value="trollice,  null,  null,  null, 5,  null,  null =&gt; trollice // Ice Troll" calcext:value-type="string">
            <text:p>trollice, <text:s/>null, <text:s/>null, <text:s/>null, 5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 =&gt; &quot;;[$creature.$A533];&quot; // &quot;;[$creature.$H533])" office:value-type="string" office:string-value="trollsno, 1,  null, 51, 5,  null,  null =&gt; trollsno // Snow Troll" calcext:value-type="string">
            <text:p>trollsno, 1, <text:s/>null, 51, 5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 =&gt; &quot;;[$creature.$A534];&quot; // &quot;;[$creature.$H534])" office:value-type="string" office:string-value="trollt,  null,  null,  null, 5,  null,  null =&gt; trollt // Troll" calcext:value-type="string">
            <text:p>trollt, <text:s/>null, <text:s/>null, <text:s/>null, 5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 =&gt; &quot;;[$creature.$A535];&quot; // &quot;;[$creature.$H535])" office:value-type="string" office:string-value="trolly,  null,  null,  null, 5,  null,  null =&gt; trolly // Troll" calcext:value-type="string">
            <text:p>trolly, <text:s/>null, <text:s/>null, <text:s/>null, 5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 =&gt; &quot;;[$creature.$A536];&quot; // &quot;;[$creature.$H536])" office:value-type="string" office:string-value="trshelh,  null,  null,  null, 4,  null,  null =&gt; trshelh // Spectral Hero" calcext:value-type="string">
            <text:p>trshelh, <text:s/>null, <text:s/>null, <text:s/>null, 4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 =&gt; &quot;;[$creature.$A537];&quot; // &quot;;[$creature.$H537])" office:value-type="string" office:string-value="trsph1,  null,  null,  null, 4, 4,  null =&gt; trsph1 // Spectral Hero" calcext:value-type="string">
            <text:p>trsph1, <text:s/>null, <text:s/>null, <text:s/>null, 4, 4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 =&gt; &quot;;[$creature.$A538];&quot; // &quot;;[$creature.$H538])" office:value-type="string" office:string-value="trsph2,  null,  null,  null, 4, 2,  null =&gt; trsph2 // Spectral Hero" calcext:value-type="string">
            <text:p>trsph2, <text:s/>null, <text:s/>null, <text:s/>null, 4, 2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 =&gt; &quot;;[$creature.$A539];&quot; // &quot;;[$creature.$H539])" office:value-type="string" office:string-value="trsph3,  null,  null,  null, 4, 1,  null =&gt; trsph3 // Spectral Hero" calcext:value-type="string">
            <text:p>trsph3, <text:s/>null, <text:s/>null, <text:s/>null, 4, 1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 =&gt; &quot;;[$creature.$A540];&quot; // &quot;;[$creature.$H540])" office:value-type="string" office:string-value="trsph4,  null,  null,  null, 4, 3,  null =&gt; trsph4 // Spectral Hero" calcext:value-type="string">
            <text:p>trsph4, <text:s/>null, <text:s/>null, <text:s/>null, 4, 3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 =&gt; &quot;;[$creature.$A541];&quot; // &quot;;[$creature.$H541])" office:value-type="string" office:string-value="trsph5,  null,  null,  null, 4, 1,  null =&gt; trsph5 // Spectral Hero" calcext:value-type="string">
            <text:p>trsph5, <text:s/>null, <text:s/>null, <text:s/>null, 4, 1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 =&gt; &quot;;[$creature.$A542];&quot; // &quot;;[$creature.$H542])" office:value-type="string" office:string-value="trsph6,  null,  null,  null, 4, 1,  null =&gt; trsph6 // Spectral Hero" calcext:value-type="string">
            <text:p>trsph6, <text:s/>null, <text:s/>null, <text:s/>null, 4, 1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 =&gt; &quot;;[$creature.$A543];&quot; // &quot;;[$creature.$H543])" office:value-type="string" office:string-value="trsph7,  null,  null,  null, 4, 1,  null =&gt; trsph7 // Spectral Hero" calcext:value-type="string">
            <text:p>trsph7, <text:s/>null, <text:s/>null, <text:s/>null, 4, 1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 =&gt; &quot;;[$creature.$A544];&quot; // &quot;;[$creature.$H544])" office:value-type="string" office:string-value="trsph8,  null,  null,  null, 4, 4,  null =&gt; trsph8 // Spectral Hero" calcext:value-type="string">
            <text:p>trsph8, <text:s/>null, <text:s/>null, <text:s/>null, 4, 4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 =&gt; &quot;;[$creature.$A545];&quot; // &quot;;[$creature.$H545])" office:value-type="string" office:string-value="trsph9,  null,  null,  null, 4, 2,  null =&gt; trsph9 // Spectral Hero" calcext:value-type="string">
            <text:p>trsph9, <text:s/>null, <text:s/>null, <text:s/>null, 4, 2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 =&gt; &quot;;[$creature.$A546];&quot; // &quot;;[$creature.$H546])" office:value-type="string" office:string-value="udghast,  null,  null, 51, 4,  null,  null =&gt; udghast // Ghast" calcext:value-type="string">
            <text:p>udghast, <text:s/>null, <text:s/>null, 51, 4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 =&gt; &quot;;[$creature.$A547];&quot; // &quot;;[$creature.$H547])" office:value-type="string" office:string-value="udghoul,  null,  null, 51, 4,  null,  null =&gt; udghoul // Ghoul" calcext:value-type="string">
            <text:p>udghoul, <text:s/>null, <text:s/>null, 51, 4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 =&gt; &quot;;[$creature.$A548];&quot; // &quot;;[$creature.$H548])" office:value-type="string" office:string-value="udwight,  null,  null, 19, 4,  null,  null =&gt; udwight // Wight" calcext:value-type="string">
            <text:p>udwight, <text:s/>null, <text:s/>null, 19, 4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 =&gt; &quot;;[$creature.$A549];&quot; // &quot;;[$creature.$H549])" office:value-type="string" office:string-value="uhlk8004,  null,  null, 51,  null,  null,  null =&gt; uhlk8004 // Umber Hulk" calcext:value-type="string">
            <text:p>uhlk8004, <text:s/>null, <text:s/>null, 51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 =&gt; &quot;;[$creature.$A550];&quot; // &quot;;[$creature.$H550])" office:value-type="string" office:string-value="uhlk8010,  null,  null, 51,  null,  null,  null =&gt; uhlk8010 // Umber Hulk" calcext:value-type="string">
            <text:p>uhlk8010, <text:s/>null, <text:s/>null, 51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 =&gt; &quot;;[$creature.$A551];&quot; // &quot;;[$creature.$H551])" office:value-type="string" office:string-value="uligar,  null,  null,  null, 1,  null,  null =&gt; uligar // Uligar" calcext:value-type="string">
            <text:p>uligar, <text:s/>null, <text:s/>null, <text:s/>null, 1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 =&gt; &quot;;[$creature.$A552];&quot; // &quot;;[$creature.$H552])" office:value-type="string" office:string-value="umberhlk,  null,  null, 51,  null,  null,  null =&gt; umberhlk // Umber Hulk" calcext:value-type="string">
            <text:p>umberhlk, <text:s/>null, <text:s/>null, 51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 =&gt; &quot;;[$creature.$A553];&quot; // &quot;;[$creature.$H553])" office:value-type="string" office:string-value="undeadlt,  null,  null, 34, 4,  null,  null =&gt; undeadlt // Undead Lieutenant" calcext:value-type="string">
            <text:p>undeadlt, <text:s/>null, <text:s/>null, 34, 4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 =&gt; &quot;;[$creature.$A554];&quot; // &quot;;[$creature.$H554])" office:value-type="string" office:string-value="vaarglan,  null,  null,  null, 1,  null, 1 =&gt; vaarglan // Vaarglan" calcext:value-type="string">
            <text:p>vaarglan, <text:s/>null, <text:s/>null, <text:s/>null, 1, <text:s/>null, 1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 =&gt; &quot;;[$creature.$A555];&quot; // &quot;;[$creature.$H555])" office:value-type="string" office:string-value="vaarglnd,  null,  null,  null, 3,  null, 1 =&gt; vaarglnd // Vaarglan" calcext:value-type="string">
            <text:p>vaarglnd, <text:s/>null, <text:s/>null, <text:s/>null, 3, <text:s/>null, 1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 =&gt; &quot;;[$creature.$A556];&quot; // &quot;;[$creature.$H556])" office:value-type="string" office:string-value="valestis, 1,  null, 49,  null,  null,  null =&gt; valestis // Valestis" calcext:value-type="string">
            <text:p>valestis, 1, <text:s/>null, 49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 =&gt; &quot;;[$creature.$A557];&quot; // &quot;;[$creature.$H557])" office:value-type="string" office:string-value="verbdead, 1,  null, 35, 3,  null,  null =&gt; verbdead // Verbeeg" calcext:value-type="string">
            <text:p>verbdead, 1, <text:s/>null, 35, 3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 =&gt; &quot;;[$creature.$A558];&quot; // &quot;;[$creature.$H558])" office:value-type="string" office:string-value="verbeeg, 1,  null, 35, 5,  null,  null =&gt; verbeeg // Verbeeg" calcext:value-type="string">
            <text:p>verbeeg, 1, <text:s/>null, 35, 5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 =&gt; &quot;;[$creature.$A559];&quot; // &quot;;[$creature.$H559])" office:value-type="string" office:string-value="verbeegd, 1,  null, 35, 5,  null,  null =&gt; verbeegd // Verbeeg" calcext:value-type="string">
            <text:p>verbeegd, 1, <text:s/>null, 35, 5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 =&gt; &quot;;[$creature.$A560];&quot; // &quot;;[$creature.$H560])" office:value-type="string" office:string-value="voice,  null,  null,  null,  null, 115,  null =&gt; voice // The Voice of Durdel Anatha" calcext:value-type="string">
            <text:p>voice, <text:s/>null, <text:s/>null, <text:s/>null, <text:s/>null, 115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 =&gt; &quot;;[$creature.$A561];&quot; // &quot;;[$creature.$H561])" office:value-type="string" office:string-value="vscyeti, 1,  null, 34, 5,  null,  null =&gt; vscyeti // Yeti Chieftain" calcext:value-type="string">
            <text:p>vscyeti, 1, <text:s/>null, 34, 5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 =&gt; &quot;;[$creature.$A562];&quot; // &quot;;[$creature.$H562])" office:value-type="string" office:string-value="vslyeti,  null,  null,  null, 5,  null,  null =&gt; vslyeti // Yeti" calcext:value-type="string">
            <text:p>vslyeti, <text:s/>null, <text:s/>null, <text:s/>null, 5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 =&gt; &quot;;[$creature.$A563];&quot; // &quot;;[$creature.$H563])" office:value-type="string" office:string-value="vsshad1,  null,  null, 51,  null,  null,  null =&gt; vsshad1 // Lesser Shadow" calcext:value-type="string">
            <text:p>vsshad1, <text:s/>null, <text:s/>null, 51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 =&gt; &quot;;[$creature.$A564];&quot; // &quot;;[$creature.$H564])" office:value-type="string" office:string-value="vsshadow,  null,  null, 51,  null,  null,  null =&gt; vsshadow // Lesser Shadow" calcext:value-type="string">
            <text:p>vsshadow, <text:s/>null, <text:s/>null, 51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 =&gt; &quot;;[$creature.$A565];&quot; // &quot;;[$creature.$H565])" office:value-type="string" office:string-value="vsyeti, 1,  null, 34, 5,  null,  null =&gt; vsyeti // Yeti" calcext:value-type="string">
            <text:p>vsyeti, 1, <text:s/>null, 34, 5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 =&gt; &quot;;[$creature.$A566];&quot; // &quot;;[$creature.$H566])" office:value-type="string" office:string-value="vsyetii, 1,  null, 34, 5,  null,  null =&gt; vsyetii // Yeti" calcext:value-type="string">
            <text:p>vsyetii, 1, <text:s/>null, 34, 5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 =&gt; &quot;;[$creature.$A567];&quot; // &quot;;[$creature.$H567])" office:value-type="string" office:string-value="vulture, 1,  null, 34,  null,  null,  null =&gt; vulture // Vulture" calcext:value-type="string">
            <text:p>vulture, 1, <text:s/>null, 34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 =&gt; &quot;;[$creature.$A568];&quot; // &quot;;[$creature.$H568])" office:value-type="string" office:string-value="wbishop,  null,  null, 34,  null,  null,  null =&gt; wbishop // White Bishop " calcext:value-type="string">
            <text:p>wbishop, <text:s/>null, <text:s/>null, 34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 =&gt; &quot;;[$creature.$A569];&quot; // &quot;;[$creature.$H569])" office:value-type="string" office:string-value="werewlf, 1,  null,  null, 1,  null,  null =&gt; werewlf // Greater Werewolf" calcext:value-type="string">
            <text:p>werewlf, 1, <text:s/>null, <text:s/>null, 1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 =&gt; &quot;;[$creature.$A570];&quot; // &quot;;[$creature.$H570])" office:value-type="string" office:string-value="whitcomb, 1,  null,  null, 1,  null,  null =&gt; whitcomb // Whitcomb" calcext:value-type="string">
            <text:p>whitcomb, 1, <text:s/>null, <text:s/>null, 1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 =&gt; &quot;;[$creature.$A571];&quot; // &quot;;[$creature.$H571])" office:value-type="string" office:string-value="wight,  null,  null, 19,  null,  null,  null =&gt; wight // Wight" calcext:value-type="string">
            <text:p>wight, <text:s/>null, <text:s/>null, 19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 =&gt; &quot;;[$creature.$A572];&quot; // &quot;;[$creature.$H572])" office:value-type="string" office:string-value="wight2,  null,  null, 19,  null,  null,  null =&gt; wight2 // Wight" calcext:value-type="string">
            <text:p>wight2, <text:s/>null, <text:s/>null, 19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 =&gt; &quot;;[$creature.$A573];&quot; // &quot;;[$creature.$H573])" office:value-type="string" office:string-value="wight3,  null,  null, 19,  null,  null,  null =&gt; wight3 // Wight" calcext:value-type="string">
            <text:p>wight3, <text:s/>null, <text:s/>null, 19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 =&gt; &quot;;[$creature.$A574];&quot; // &quot;;[$creature.$H574])" office:value-type="string" office:string-value="winwolf, 1,  null,  null, 2,  null,  null =&gt; winwolf // Winter Wolf" calcext:value-type="string">
            <text:p>winwolf, 1, <text:s/>null, <text:s/>null, 2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 =&gt; &quot;;[$creature.$A575];&quot; // &quot;;[$creature.$H575])" office:value-type="string" office:string-value="winwolfp, 1,  null,  null, 2,  null,  null =&gt; winwolfp // Winter Wolf" calcext:value-type="string">
            <text:p>winwolfp, 1, <text:s/>null, <text:s/>null, 2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 =&gt; &quot;;[$creature.$A576];&quot; // &quot;;[$creature.$H576])" office:value-type="string" office:string-value="wolf,  null,  null, 34,  null,  null,  null =&gt; wolf // Wolf" calcext:value-type="string">
            <text:p>wolf, <text:s/>null, <text:s/>null, 34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 =&gt; &quot;;[$creature.$A577];&quot; // &quot;;[$creature.$H577])" office:value-type="string" office:string-value="wolf12,  null,  null, 34,  null,  null,  null =&gt; wolf12 // Wolf" calcext:value-type="string">
            <text:p>wolf12, <text:s/>null, <text:s/>null, 34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 =&gt; &quot;;[$creature.$A578];&quot; // &quot;;[$creature.$H578])" office:value-type="string" office:string-value="wolfbel,  null,  null, 34,  null,  null,  null =&gt; wolfbel // Wolf" calcext:value-type="string">
            <text:p>wolfbel, <text:s/>null, <text:s/>null, 34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 =&gt; &quot;;[$creature.$A579];&quot; // &quot;;[$creature.$H579])" office:value-type="string" office:string-value="wolfe,  null,  null, 34,  null,  null,  null =&gt; wolfe // Wolf" calcext:value-type="string">
            <text:p>wolfe, <text:s/>null, <text:s/>null, 34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 =&gt; &quot;;[$creature.$A580];&quot; // &quot;;[$creature.$H580])" office:value-type="string" office:string-value="wolfwint,  null,  null, 35,  null,  null,  null =&gt; wolfwint // Winter Wolf" calcext:value-type="string">
            <text:p>wolfwint, <text:s/>null, <text:s/>null, 35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 =&gt; &quot;;[$creature.$A581];&quot; // &quot;;[$creature.$H581])" office:value-type="string" office:string-value="wspir,  null,  null,  null,  null, 117,  null =&gt; wspir // Wolf Spirit" calcext:value-type="string">
            <text:p>wspir, <text:s/>null, <text:s/>null, <text:s/>null, <text:s/>null, 117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 =&gt; &quot;;[$creature.$A582];&quot; // &quot;;[$creature.$H582])" office:value-type="string" office:string-value="wtcyeti,  null,  null, 34, 5,  null,  null =&gt; wtcyeti // Yeti Chieftain" calcext:value-type="string">
            <text:p>wtcyeti, <text:s/>null, <text:s/>null, 34, 5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 =&gt; &quot;;[$creature.$A583];&quot; // &quot;;[$creature.$H583])" office:value-type="string" office:string-value="wtettin,  null,  null, 51, 5, 153,  null =&gt; wtettin // Ettin" calcext:value-type="string">
            <text:p>wtettin, <text:s/>null, <text:s/>null, 51, 5, 153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 =&gt; &quot;;[$creature.$A584];&quot; // &quot;;[$creature.$H584])" office:value-type="string" office:string-value="wticetr1,  null,  null,  null, 5,  null,  null =&gt; wticetr1 // Greater Ice Troll" calcext:value-type="string">
            <text:p>wticetr1, <text:s/>null, <text:s/>null, <text:s/>null, 5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 =&gt; &quot;;[$creature.$A585];&quot; // &quot;;[$creature.$H585])" office:value-type="string" office:string-value="wticetr2,  null,  null,  null, 255,  null,  null =&gt; wticetr2 // Ice Troll" calcext:value-type="string">
            <text:p>wticetr2, <text:s/>null, <text:s/>null, <text:s/>null, 255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 =&gt; &quot;;[$creature.$A586];&quot; // &quot;;[$creature.$H586])" office:value-type="string" office:string-value="wticetri,  null,  null,  null, 255,  null,  null =&gt; wticetri // unknown" calcext:value-type="string">
            <text:p>wticetri, <text:s/>null, <text:s/>null, <text:s/>null, 255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 =&gt; &quot;;[$creature.$A587];&quot; // &quot;;[$creature.$H587])" office:value-type="string" office:string-value="wticetrl,  null,  null,  null, 255,  null,  null =&gt; wticetrl // Greater Ice Troll" calcext:value-type="string">
            <text:p>wticetrl, <text:s/>null, <text:s/>null, <text:s/>null, 255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 =&gt; &quot;;[$creature.$A588];&quot; // &quot;;[$creature.$H588])" office:value-type="string" office:string-value="wtsalf1,  null,  null, 51,  null,  null,  null =&gt; wtsalf1 // Frost Salamander" calcext:value-type="string">
            <text:p>wtsalf1, <text:s/>null, <text:s/>null, 51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 =&gt; &quot;;[$creature.$A589];&quot; // &quot;;[$creature.$H589])" office:value-type="string" office:string-value="wtsalf2,  null,  null, 51,  null,  null,  null =&gt; wtsalf2 // Frost Salamander" calcext:value-type="string">
            <text:p>wtsalf2, <text:s/>null, <text:s/>null, 51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 =&gt; &quot;;[$creature.$A590];&quot; // &quot;;[$creature.$H590])" office:value-type="string" office:string-value="wtsalf3,  null,  null, 51,  null,  null,  null =&gt; wtsalf3 // Frost Salamander" calcext:value-type="string">
            <text:p>wtsalf3, <text:s/>null, <text:s/>null, 51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 =&gt; &quot;;[$creature.$A591];&quot; // &quot;;[$creature.$H591])" office:value-type="string" office:string-value="wtsalfd,  null,  null, 51, 3,  null,  null =&gt; wtsalfd // Dead Salamander" calcext:value-type="string">
            <text:p>wtsalfd, <text:s/>null, <text:s/>null, 51, 3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 =&gt; &quot;;[$creature.$A592];&quot; // &quot;;[$creature.$H592])" office:value-type="string" office:string-value="wtsnotro, 1,  null, 51, 5,  null,  null =&gt; wtsnotro // Snow Troll" calcext:value-type="string">
            <text:p>wtsnotro, 1, <text:s/>null, 51, 5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 =&gt; &quot;;[$creature.$A593];&quot; // &quot;;[$creature.$H593])" office:value-type="string" office:string-value="wtyeti, 1,  null, 34, 5,  null,  null =&gt; wtyeti // Glacier Yeti" calcext:value-type="string">
            <text:p>wtyeti, 1, <text:s/>null, 34, 5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 =&gt; &quot;;[$creature.$A594];&quot; // &quot;;[$creature.$H594])" office:value-type="string" office:string-value="wyrm, 1,  null,  null,  null,  null,  null =&gt; wyrm // White Wyrm" calcext:value-type="string">
            <text:p>wyrm, 1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 =&gt; &quot;;[$creature.$A595];&quot; // &quot;;[$creature.$H595])" office:value-type="string" office:string-value="wyvern, 1,  null,  null,  null,  null,  null =&gt; wyvern // Wyvern" calcext:value-type="string">
            <text:p>wyvern, 1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 =&gt; &quot;;[$creature.$A596];&quot; // &quot;;[$creature.$H596])" office:value-type="string" office:string-value="wyvmat,  null, 2,  null,  null,  null,  null =&gt; wyvmat // Wyvern Matron" calcext:value-type="string">
            <text:p>wyvmat, <text:s/>null, 2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 =&gt; &quot;;[$creature.$A597];&quot; // &quot;;[$creature.$H597])" office:value-type="string" office:string-value="xactile,  null,  null, 19, 255, 169,  null =&gt; xactile // Xactile" calcext:value-type="string">
            <text:p>xactile, <text:s/>null, <text:s/>null, 19, 255, 169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 =&gt; &quot;;[$creature.$A598];&quot; // &quot;;[$creature.$H598])" office:value-type="string" office:string-value="yuaewax, 1,  null, 51,  null,  null,  null =&gt; yuaewax // Yuan-ti Elite" calcext:value-type="string">
            <text:p>yuaewax, 1, <text:s/>null, 51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 =&gt; &quot;;[$creature.$A599];&quot; // &quot;;[$creature.$H599])" office:value-type="string" office:string-value="yuaewbl, 1,  null, 51,  null,  null,  null =&gt; yuaewbl // Yuan-ti Elite" calcext:value-type="string">
            <text:p>yuaewbl, 1, <text:s/>null, 51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 =&gt; &quot;;[$creature.$A600];&quot; // &quot;;[$creature.$H600])" office:value-type="string" office:string-value="yuaewbo, 1,  null,  null,  null,  null,  null =&gt; yuaewbo // Yuan-ti Elite" calcext:value-type="string">
            <text:p>yuaewbo, 1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 =&gt; &quot;;[$creature.$A601];&quot; // &quot;;[$creature.$H601])" office:value-type="string" office:string-value="yuaewsw, 1,  null, 51,  null,  null,  null =&gt; yuaewsw // Yuan-ti Elite" calcext:value-type="string">
            <text:p>yuaewsw, 1, <text:s/>null, 51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 =&gt; &quot;;[$creature.$A602];&quot; // &quot;;[$creature.$H602])" office:value-type="string" office:string-value="yuanmag, 1,  null,  null,  null,  null,  null =&gt; yuanmag // Yuan-ti Mage" calcext:value-type="string">
            <text:p>yuanmag, 1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 =&gt; &quot;;[$creature.$A603];&quot; // &quot;;[$creature.$H603])" office:value-type="string" office:string-value="yuanti, 1,  null, 51,  null,  null,  null =&gt; yuanti // Yuan-ti" calcext:value-type="string">
            <text:p>yuanti, 1, <text:s/>null, 51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 =&gt; &quot;;[$creature.$A604];&quot; // &quot;;[$creature.$H604])" office:value-type="string" office:string-value="yuantie, 1,  null, 51,  null,  null,  null =&gt; yuantie // Yuan-ti Elite" calcext:value-type="string">
            <text:p>yuantie, 1, <text:s/>null, 51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 =&gt; &quot;;[$creature.$A605];&quot; // &quot;;[$creature.$H605])" office:value-type="string" office:string-value="yuantip, 1,  null,  null,  null,  null, 3 =&gt; yuantip // Yuan-ti Priest" calcext:value-type="string">
            <text:p>yuantip, 1, <text:s/>null, <text:s/>null, <text:s/>null, <text:s/>null, 3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 =&gt; &quot;;[$creature.$A606];&quot; // &quot;;[$creature.$H606])" office:value-type="string" office:string-value="yuanwax, 1,  null, 51,  null,  null,  null =&gt; yuanwax // Yuan-ti" calcext:value-type="string">
            <text:p>yuanwax, 1, <text:s/>null, 51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 =&gt; &quot;;[$creature.$A607];&quot; // &quot;;[$creature.$H607])" office:value-type="string" office:string-value="yuanwbi, 1,  null, 51,  null,  null,  null =&gt; yuanwbi // Yuan-ti" calcext:value-type="string">
            <text:p>yuanwbi, 1, <text:s/>null, 51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 =&gt; &quot;;[$creature.$A608];&quot; // &quot;;[$creature.$H608])" office:value-type="string" office:string-value="yuanwsw, 1,  null, 51,  null,  null,  null =&gt; yuanwsw // Yuan-ti" calcext:value-type="string">
            <text:p>yuanwsw, 1, <text:s/>null, 51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 =&gt; &quot;;[$creature.$A609];&quot; // &quot;;[$creature.$H609])" office:value-type="string" office:string-value="yuaxdin, 1,  null, 51,  null,  null,  null =&gt; yuaxdin // Yuan-ti" calcext:value-type="string">
            <text:p>yuaxdin, 1, <text:s/>null, 51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 =&gt; &quot;;[$creature.$A610];&quot; // &quot;;[$creature.$H610])" office:value-type="string" office:string-value="yubldin, 1,  null, 51,  null,  null,  null =&gt; yubldin // Yuan-ti" calcext:value-type="string">
            <text:p>yubldin, 1, <text:s/>null, 51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 =&gt; &quot;;[$creature.$A611];&quot; // &quot;;[$creature.$H611])" office:value-type="string" office:string-value="yuchamp, 1,  null,  null,  null,  null,  null =&gt; yuchamp // Yuan-Ti Champion" calcext:value-type="string">
            <text:p>yuchamp, 1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 =&gt; &quot;;[$creature.$A612];&quot; // &quot;;[$creature.$H612])" office:value-type="string" office:string-value="yuswdin, 1,  null, 51,  null,  null,  null =&gt; yuswdin // Yuan-ti" calcext:value-type="string">
            <text:p>yuswdin, 1, <text:s/>null, 51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 =&gt; &quot;;[$creature.$A613];&quot; // &quot;;[$creature.$H613])" office:value-type="string" office:string-value="yxungirl,  null,  null,  null, 255, 164,  null =&gt; yxungirl // Odd Little Girl" calcext:value-type="string">
            <text:p>yxungirl, <text:s/>null, <text:s/>null, <text:s/>null, 255, 164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 =&gt; &quot;;[$creature.$A614];&quot; // &quot;;[$creature.$H614])" office:value-type="string" office:string-value="zombie,  null,  null, 34,  null,  null,  null =&gt; zombie // Zombie" calcext:value-type="string">
            <text:p>zombie, <text:s/>null, <text:s/>null, 34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 =&gt; &quot;;[$creature.$A615];&quot; // &quot;;[$creature.$H615])" office:value-type="string" office:string-value="zombie2,  null,  null, 34,  null,  null,  null =&gt; zombie2 // Zombie" calcext:value-type="string">
            <text:p>zombie2, <text:s/>null, <text:s/>null, 34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 =&gt; &quot;;[$creature.$A616];&quot; // &quot;;[$creature.$H616])" office:value-type="string" office:string-value="zombiej,  null,  null, 34,  null,  null,  null =&gt; zombiej // Ju-ju Zombie" calcext:value-type="string">
            <text:p>zombiej, <text:s/>null, <text:s/>null, 34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4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5"/>
        </table:table-row>
        <table:table-row table:style-name="ro2" table:number-rows-repeated="1048545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m_array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ver, null, null, null, null, null, 0 =&gt; dver // Dver's Note" calcext:value-type="string">
            <text:p>dver, null, null, null, null, null, 0 =&gt; dver // Dver's Not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smcudge, null, 4, null, null, null, null =&gt; smcudge // Star Metal Cudgel" calcext:value-type="string">
            <text:p>smcudge, null, 4, null, null, null, null =&gt; smcudge // Star Metal Cudgel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69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8:02:17.8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3T18:15:26.265000000</dc:date>
    <meta:editing-duration>PT5H17M42S</meta:editing-duration>
    <meta:editing-cycles>18</meta:editing-cycles>
    <meta:generator>LibreOffice/7.2.1.2$Windows_X86_64 LibreOffice_project/87b77fad49947c1441b67c559c339af8f3517e22</meta:generator>
    <meta:document-statistic meta:table-count="4" meta:cell-count="5838" meta:object-count="0"/>
  </office:meta>
</office:document-meta>
</file>